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1" table:number-columns-repeated="2" table:default-cell-style-name="ce1"/>
        <table:table-column table:style-name="co1" table:number-columns-repeated="18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branch_code</text:p>
          </table:table-cell>
          <table:table-cell office:value-type="string" calcext:value-type="string">
            <text:p>branch_name</text:p>
          </table:table-cell>
          <table:table-cell office:value-type="string" calcext:value-type="string">
            <text:p>policy_type</text:p>
          </table:table-cell>
          <table:table-cell office:value-type="string" calcext:value-type="string">
            <text:p>policy_no</text:p>
          </table:table-cell>
          <table:table-cell office:value-type="string" calcext:value-type="string">
            <text:p>cust_id</text:p>
          </table:table-cell>
          <table:table-cell office:value-type="string" calcext:value-type="string">
            <text:p>plan_code</text:p>
          </table:table-cell>
          <table:table-cell office:value-type="string" calcext:value-type="string">
            <text:p>plan_name</text:p>
          </table:table-cell>
          <table:table-cell office:value-type="string" calcext:value-type="string">
            <text:p>agent_code_7</text:p>
          </table:table-cell>
          <table:table-cell office:value-type="string" calcext:value-type="string">
            <text:p>agent_name</text:p>
          </table:table-cell>
          <table:table-cell office:value-type="string" calcext:value-type="string">
            <text:p>"position"</text:p>
          </table:table-cell>
          <table:table-cell office:value-type="string" calcext:value-type="string">
            <text:p>commission_first</text:p>
          </table:table-cell>
          <table:table-cell office:value-type="string" calcext:value-type="string">
            <text:p>policy_status</text:p>
          </table:table-cell>
          <table:table-cell office:value-type="string" calcext:value-type="string">
            <text:p>la_age</text:p>
          </table:table-cell>
          <table:table-cell office:value-type="string" calcext:value-type="string">
            <text:p>effective_date_from</text:p>
          </table:table-cell>
          <table:table-cell office:value-type="string" calcext:value-type="string">
            <text:p>effective_date_to</text:p>
          </table:table-cell>
          <table:table-cell office:value-type="string" calcext:value-type="string">
            <text:p>sum_assured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payment_mode</text:p>
          </table:table-cell>
          <table:table-cell office:value-type="string" calcext:value-type="string">
            <text:p>last_pay_period_date</text:p>
          </table:table-cell>
          <table:table-cell office:value-type="string" calcext:value-type="string">
            <text:p>la_name_surname</text:p>
          </table:table-cell>
          <table:table-cell office:value-type="string" calcext:value-type="string">
            <text:p>id_no</text:p>
          </table:table-cell>
          <table:table-cell office:value-type="string" calcext:value-type="string">
            <text:p>occupation_group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ubdistrict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phone1</text:p>
          </table:table-cell>
          <table:table-cell office:value-type="string" calcext:value-type="string">
            <text:p>phone2</text:p>
          </table:table-cell>
          <table:table-cell office:value-type="string" calcext:value-type="string">
            <text:p>mobile1</text:p>
          </table:table-cell>
          <table:table-cell office:value-type="string" calcext:value-type="string">
            <text:p>mobile2</text:p>
          </table:table-cell>
          <table:table-cell office:value-type="string" calcext:value-type="string">
            <text:p>"period"</text:p>
          </table:table-cell>
          <table:table-cell office:value-type="string" calcext:value-type="string">
            <text:p>csv_created_date</text:p>
          </table:table-cell>
          <table:table-cell office:value-type="string" calcext:value-type="string">
            <text:p>csv_created_by</text:p>
          </table:table-cell>
          <table:table-cell office:value-type="string" calcext:value-type="string">
            <text:p>"_audit_filename"</text:p>
          </table:table-cell>
          <table:table-cell office:value-type="string" calcext:value-type="string">
            <text:p>"_audit_filemod"</text:p>
          </table:table-cell>
          <table:table-cell office:value-type="string" calcext:value-type="string">
            <text:p>"_audit_filesize"</text:p>
          </table:table-cell>
          <table:table-cell office:value-type="string" calcext:value-type="string">
            <text:p>"_audit_created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6-ภาคอีสาน 6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สุรินทร์</text:p>
          </table:table-cell>
          <table:table-cell office:value-type="string" calcext:value-type="string">
            <text:p>สามัญ</text:p>
          </table:table-cell>
          <table:table-cell office:value-type="float" office:value="1178036" calcext:value-type="float">
            <text:p>1178036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float" office:value="5951535" calcext:value-type="float">
            <text:p>5951535</text:p>
          </table:table-cell>
          <table:table-cell office:value-type="string" calcext:value-type="string">
            <text:p>นายอำนวย ไชยมาตร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4-01" calcext:value-type="date">
            <text:p>2018-04-01</text:p>
          </table:table-cell>
          <table:table-cell office:value-type="date" office:date-value="2018-06-21" calcext:value-type="date">
            <text:p>2018-06-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913" calcext:value-type="float">
            <text:p>29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-05-2561</text:p>
          </table:table-cell>
          <table:table-cell office:value-type="string" calcext:value-type="string">
            <text:p>นาง อุบลรัตน์ ไวพนิชการ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6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539613</text:p>
          </table:table-cell>
          <table:table-cell office:value-type="string" calcext:value-type="string">
            <text:p>ส085193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4600771" calcext:value-type="float">
            <text:p>4600771</text:p>
          </table:table-cell>
          <table:table-cell office:value-type="string" calcext:value-type="string">
            <text:p>น.ส.โสภา ชายกระโปร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03" calcext:value-type="date">
            <text:p>2018-08-03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6580" calcext:value-type="float">
            <text:p>106580</text:p>
          </table:table-cell>
          <table:table-cell office:value-type="float" office:value="12000" calcext:value-type="float">
            <text:p>12000</text:p>
          </table:table-cell>
          <table:table-cell office:value-type="float" office:value="12" calcext:value-type="float">
            <text:p>12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นาย สมบัติ เอเอ็ม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5-ภาคอีสาน 5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สกลนคร</text:p>
          </table:table-cell>
          <table:table-cell office:value-type="string" calcext:value-type="string">
            <text:p>สามัญ</text:p>
          </table:table-cell>
          <table:table-cell office:value-type="float" office:value="2406726" calcext:value-type="float">
            <text:p>2406726</text:p>
          </table:table-cell>
          <table:table-cell/>
          <table:table-cell office:value-type="string" calcext:value-type="string">
            <text:p>E25</text:p>
          </table:table-cell>
          <table:table-cell office:value-type="string" calcext:value-type="string">
            <text:p>โอเชี่ยนไลฟ์ ชั่วระยะเวลา 15 ปี</text:p>
          </table:table-cell>
          <table:table-cell office:value-type="float" office:value="3100827" calcext:value-type="float">
            <text:p>3100827</text:p>
          </table:table-cell>
          <table:table-cell office:value-type="string" calcext:value-type="string">
            <text:p>นางจมดิ่ง กระจกนูน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4225" calcext:value-type="float">
            <text:p>4225</text:p>
          </table:table-cell>
          <table:table-cell table:number-columns-repeated="2"/>
          <table:table-cell office:value-type="date" office:date-value="2019-02-14" calcext:value-type="date">
            <text:p>2019-02-14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1205" calcext:value-type="float">
            <text:p>112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-02-2563</text:p>
          </table:table-cell>
          <table:table-cell office:value-type="string" calcext:value-type="string">
            <text:p>นายสี่เจ็ดเก้า ยูเอที</text:p>
          </table:table-cell>
          <table:table-cell table:number-columns-repeated="12"/>
          <table:table-cell office:value-type="string" calcext:value-type="string">
            <text:p>2562/03</text:p>
          </table:table-cell>
          <table:table-cell office:value-type="date" office:date-value="2019-02-14T15:12:27" calcext:value-type="date">
            <text:p>02/14/19 03:12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539614</text:p>
          </table:table-cell>
          <table:table-cell office:value-type="string" calcext:value-type="string">
            <text:p>พ016950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3309867" calcext:value-type="float">
            <text:p>3309867</text:p>
          </table:table-cell>
          <table:table-cell office:value-type="string" calcext:value-type="string">
            <text:p>นายมีแก่ใจ การคลอดบุตร</text:p>
          </table:table-cell>
          <table:table-cell office:value-type="string" calcext:value-type="string">
            <text:p>ผู้จัดการหน่วยอาวุโส</text:p>
          </table:table-cell>
          <table:table-cell office:value-type="float" office:value="3996" calcext:value-type="float">
            <text:p>3996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07" calcext:value-type="date">
            <text:p>2018-08-07</text:p>
          </table:table-cell>
          <table:table-cell office:value-type="date" office:date-value="2019-10-05" calcext:value-type="date">
            <text:p>2019-10-05</text:p>
          </table:table-cell>
          <table:table-cell office:value-type="float" office:value="140010" calcext:value-type="float">
            <text:p>140010</text:p>
          </table:table-cell>
          <table:table-cell office:value-type="float" office:value="14400" calcext:value-type="float">
            <text:p>14400</text:p>
          </table:table-cell>
          <table:table-cell office:value-type="float" office:value="12" calcext:value-type="float">
            <text:p>12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นาย พิมาย กลั่นแกล้ง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539615</text:p>
          </table:table-cell>
          <table:table-cell office:value-type="string" calcext:value-type="string">
            <text:p>ช008078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4401735" calcext:value-type="float">
            <text:p>4401735</text:p>
          </table:table-cell>
          <table:table-cell office:value-type="string" calcext:value-type="string">
            <text:p>น.ส.กระหาย กระเซิ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07" calcext:value-type="date">
            <text:p>2018-08-07</text:p>
          </table:table-cell>
          <table:table-cell office:value-type="date" office:date-value="2019-10-05" calcext:value-type="date">
            <text:p>2019-10-05</text:p>
          </table:table-cell>
          <table:table-cell office:value-type="float" office:value="45490" calcext:value-type="float">
            <text:p>45490</text:p>
          </table:table-cell>
          <table:table-cell office:value-type="float" office:value="6000" calcext:value-type="float">
            <text:p>6000</text:p>
          </table:table-cell>
          <table:table-cell office:value-type="float" office:value="12" calcext:value-type="float">
            <text:p>12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นาย ชำนาญ กระบือ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539616</text:p>
          </table:table-cell>
          <table:table-cell office:value-type="string" calcext:value-type="string">
            <text:p>ข002287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3000717" calcext:value-type="float">
            <text:p>3000717</text:p>
          </table:table-cell>
          <table:table-cell office:value-type="string" calcext:value-type="string">
            <text:p>นางกระทง กรมอุทยานฯ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08" calcext:value-type="date">
            <text:p>2018-08-08</text:p>
          </table:table-cell>
          <table:table-cell office:value-type="date" office:date-value="2019-10-06" calcext:value-type="date">
            <text:p>2019-10-06</text:p>
          </table:table-cell>
          <table:table-cell office:value-type="float" office:value="128410" calcext:value-type="float">
            <text:p>128410</text:p>
          </table:table-cell>
          <table:table-cell office:value-type="float" office:value="12000" calcext:value-type="float">
            <text:p>12000</text:p>
          </table:table-cell>
          <table:table-cell office:value-type="float" office:value="12" calcext:value-type="float">
            <text:p>12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น.ส. ขยายตัว สลบเหมือด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539617</text:p>
          </table:table-cell>
          <table:table-cell office:value-type="string" calcext:value-type="string">
            <text:p>ป022139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4800107" calcext:value-type="float">
            <text:p>4800107</text:p>
          </table:table-cell>
          <table:table-cell office:value-type="string" calcext:value-type="string">
            <text:p>นางกระแหม่ว กระเพาะ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08" calcext:value-type="date">
            <text:p>2018-08-08</text:p>
          </table:table-cell>
          <table:table-cell office:value-type="date" office:date-value="2019-03-08" calcext:value-type="date">
            <text:p>2019-03-08</text:p>
          </table:table-cell>
          <table:table-cell office:value-type="float" office:value="120670" calcext:value-type="float">
            <text:p>1206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นาง กถามุข กฎทบวง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539618</text:p>
          </table:table-cell>
          <table:table-cell office:value-type="string" calcext:value-type="string">
            <text:p>ธ00195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3283819" calcext:value-type="float">
            <text:p>3283819</text:p>
          </table:table-cell>
          <table:table-cell office:value-type="string" calcext:value-type="string">
            <text:p>นายกรณี ยิ้มย่อง</text:p>
          </table:table-cell>
          <table:table-cell office:value-type="string" calcext:value-type="string">
            <text:p>ตัวแทนเก็บเงิน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08" calcext:value-type="date">
            <text:p>2018-08-08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63950" calcext:value-type="float">
            <text:p>6395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พระ กระแส ยิ้มย่อง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539619</text:p>
          </table:table-cell>
          <table:table-cell office:value-type="string" calcext:value-type="string">
            <text:p>ป025621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4301313" calcext:value-type="float">
            <text:p>4301313</text:p>
          </table:table-cell>
          <table:table-cell office:value-type="string" calcext:value-type="string">
            <text:p>นางกระเชอ กระเดื่อง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08" calcext:value-type="date">
            <text:p>2018-08-08</text:p>
          </table:table-cell>
          <table:table-cell office:value-type="date" office:date-value="2019-10-06" calcext:value-type="date">
            <text:p>2019-10-06</text:p>
          </table:table-cell>
          <table:table-cell office:value-type="float" office:value="136130" calcext:value-type="float">
            <text:p>136130</text:p>
          </table:table-cell>
          <table:table-cell office:value-type="float" office:value="12000" calcext:value-type="float">
            <text:p>12000</text:p>
          </table:table-cell>
          <table:table-cell office:value-type="float" office:value="12" calcext:value-type="float">
            <text:p>12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ด.ช. เสือโคร่ง ศิลา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539620</text:p>
          </table:table-cell>
          <table:table-cell office:value-type="string" calcext:value-type="string">
            <text:p>ก000415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3281799" calcext:value-type="float">
            <text:p>3281799</text:p>
          </table:table-cell>
          <table:table-cell office:value-type="string" calcext:value-type="string">
            <text:p>นายพนม ตื้นๆ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10" calcext:value-type="date">
            <text:p>2018-08-10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11800" calcext:value-type="float">
            <text:p>111800</text:p>
          </table:table-cell>
          <table:table-cell office:value-type="float" office:value="12000" calcext:value-type="float">
            <text:p>12000</text:p>
          </table:table-cell>
          <table:table-cell office:value-type="float" office:value="12" calcext:value-type="float">
            <text:p>12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นาง กฐินทาน กระดาน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539621</text:p>
          </table:table-cell>
          <table:table-cell office:value-type="string" calcext:value-type="string">
            <text:p>ฉ004653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3281799" calcext:value-type="float">
            <text:p>3281799</text:p>
          </table:table-cell>
          <table:table-cell office:value-type="string" calcext:value-type="string">
            <text:p>นายพนม ตื้นๆ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10" calcext:value-type="date">
            <text:p>2018-08-10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75590" calcext:value-type="float">
            <text:p>75590</text:p>
          </table:table-cell>
          <table:table-cell office:value-type="float" office:value="7200" calcext:value-type="float">
            <text:p>7200</text:p>
          </table:table-cell>
          <table:table-cell office:value-type="float" office:value="12" calcext:value-type="float">
            <text:p>12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นาย ฉัตรมงคล จุมพล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539622</text:p>
          </table:table-cell>
          <table:table-cell office:value-type="string" calcext:value-type="string">
            <text:p>จ02111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4600771" calcext:value-type="float">
            <text:p>4600771</text:p>
          </table:table-cell>
          <table:table-cell office:value-type="string" calcext:value-type="string">
            <text:p>น.ส.โสภา ชายกระโปร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10" calcext:value-type="date">
            <text:p>2018-08-10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48930" calcext:value-type="float">
            <text:p>48930</text:p>
          </table:table-cell>
          <table:table-cell office:value-type="float" office:value="7200" calcext:value-type="float">
            <text:p>7200</text:p>
          </table:table-cell>
          <table:table-cell office:value-type="float" office:value="12" calcext:value-type="float">
            <text:p>12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นาย กระซิบ กลฉ้อฉล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539623</text:p>
          </table:table-cell>
          <table:table-cell office:value-type="string" calcext:value-type="string">
            <text:p>พ019864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4401735" calcext:value-type="float">
            <text:p>4401735</text:p>
          </table:table-cell>
          <table:table-cell office:value-type="string" calcext:value-type="string">
            <text:p>น.ส.กระหาย กระเซิ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10" calcext:value-type="date">
            <text:p>2018-08-10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88680" calcext:value-type="float">
            <text:p>88680</text:p>
          </table:table-cell>
          <table:table-cell office:value-type="float" office:value="12000" calcext:value-type="float">
            <text:p>12000</text:p>
          </table:table-cell>
          <table:table-cell office:value-type="float" office:value="12" calcext:value-type="float">
            <text:p>12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นาย ก่อเกิด อักษร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01069</text:p>
          </table:table-cell>
          <table:table-cell office:value-type="float" office:value="10004553" calcext:value-type="float">
            <text:p>10004553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5700024" calcext:value-type="float">
            <text:p>5700024</text:p>
          </table:table-cell>
          <table:table-cell office:value-type="string" calcext:value-type="string">
            <text:p>น.ส.กระชาก เค้าเงื่อน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date" office:date-value="2018-08-19" calcext:value-type="date">
            <text:p>2018-08-19</text:p>
          </table:table-cell>
          <table:table-cell office:value-type="date" office:date-value="2020-08-19" calcext:value-type="date">
            <text:p>2020-08-1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office:value-type="string" calcext:value-type="string">
            <text:p>นาง กระท่อม กระทู้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72" calcext:value-type="float">
            <text:p>1428172</text:p>
          </table:table-cell>
          <table:table-cell office:value-type="float" office:value="6144711" calcext:value-type="float">
            <text:p>614471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float" office:value="4600771" calcext:value-type="float">
            <text:p>4600771</text:p>
          </table:table-cell>
          <table:table-cell office:value-type="string" calcext:value-type="string">
            <text:p>น.ส.โสภา ชายกระโปร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09" calcext:value-type="date">
            <text:p>2018-08-09</text:p>
          </table:table-cell>
          <table:table-cell office:value-type="date" office:date-value="2019-09-08" calcext:value-type="date">
            <text:p>2019-09-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77" calcext:value-type="float">
            <text:p>71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8-08-2562</text:p>
          </table:table-cell>
          <table:table-cell office:value-type="string" calcext:value-type="string">
            <text:p>นาง โด่เด่ กวาดสายตา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65" calcext:value-type="float">
            <text:p>1428165</text:p>
          </table:table-cell>
          <table:table-cell office:value-type="float" office:value="6142225" calcext:value-type="float">
            <text:p>6142225</text:p>
          </table:table-cell>
          <table:table-cell office:value-type="string" calcext:value-type="string">
            <text:p>A37</text:p>
          </table:table-cell>
          <table:table-cell office:value-type="string" calcext:value-type="string">
            <text:p>โอเชี่ยนไลฟ์ คุ้มค่าตลอดชีพ 90/20</text:p>
          </table:table-cell>
          <table:table-cell office:value-type="float" office:value="5700024" calcext:value-type="float">
            <text:p>5700024</text:p>
          </table:table-cell>
          <table:table-cell office:value-type="string" calcext:value-type="string">
            <text:p>น.ส.กระชาก เค้าเงื่อน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01" calcext:value-type="date">
            <text:p>2018-08-01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500000" calcext:value-type="float">
            <text:p>500000</text:p>
          </table:table-cell>
          <table:table-cell office:value-type="float" office:value="21342" calcext:value-type="float">
            <text:p>213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-07-2562</text:p>
          </table:table-cell>
          <table:table-cell office:value-type="string" calcext:value-type="string">
            <text:p>ด.ญ. รู้สึกรู้สา สุขสม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519024</text:p>
          </table:table-cell>
          <table:table-cell office:value-type="float" office:value="10051079" calcext:value-type="float">
            <text:p>10051079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5700024" calcext:value-type="float">
            <text:p>5700024</text:p>
          </table:table-cell>
          <table:table-cell office:value-type="string" calcext:value-type="string">
            <text:p>น.ส.กระชาก เค้าเงื่อน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date" office:date-value="2018-07-30" calcext:value-type="date">
            <text:p>2018-07-30</text:p>
          </table:table-cell>
          <table:table-cell office:value-type="date" office:date-value="2023-07-30" calcext:value-type="date">
            <text:p>2023-07-30</text:p>
          </table:table-cell>
          <table:table-cell office:value-type="float" office:value="500000" calcext:value-type="float">
            <text:p>500000</text:p>
          </table:table-cell>
          <table:table-cell office:value-type="float" office:value="3192" calcext:value-type="float">
            <text:p>3192</text:p>
          </table:table-cell>
          <table:table-cell table:number-columns-repeated="2"/>
          <table:table-cell office:value-type="string" calcext:value-type="string">
            <text:p>นาย เกียรติศักดิ์ การเปิดทาง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44304</text:p>
          </table:table-cell>
          <table:table-cell office:value-type="float" office:value="674885" calcext:value-type="float">
            <text:p>674885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4600771" calcext:value-type="float">
            <text:p>4600771</text:p>
          </table:table-cell>
          <table:table-cell office:value-type="string" calcext:value-type="string">
            <text:p>น.ส.โสภา ชายกระโปร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date" office:date-value="2018-07-05" calcext:value-type="date">
            <text:p>2018-07-05</text:p>
          </table:table-cell>
          <table:table-cell office:value-type="date" office:date-value="2021-07-05" calcext:value-type="date">
            <text:p>2021-07-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office:value-type="string" calcext:value-type="string">
            <text:p>นาย กระจกใส กริก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519033</text:p>
          </table:table-cell>
          <table:table-cell office:value-type="float" office:value="10051575" calcext:value-type="float">
            <text:p>10051575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5700024" calcext:value-type="float">
            <text:p>5700024</text:p>
          </table:table-cell>
          <table:table-cell office:value-type="string" calcext:value-type="string">
            <text:p>น.ส.กระชาก เค้าเงื่อน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date" office:date-value="2018-08-08" calcext:value-type="date">
            <text:p>2018-08-08</text:p>
          </table:table-cell>
          <table:table-cell office:value-type="date" office:date-value="2023-08-08" calcext:value-type="date">
            <text:p>2023-08-08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77" calcext:value-type="float">
            <text:p>1777</text:p>
          </table:table-cell>
          <table:table-cell table:number-columns-repeated="2"/>
          <table:table-cell office:value-type="string" calcext:value-type="string">
            <text:p>น.ส. กรรณิการ์ ชายหนุ่ม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69384</text:p>
          </table:table-cell>
          <table:table-cell office:value-type="float" office:value="10035340" calcext:value-type="float">
            <text:p>10035340</text:p>
          </table:table-cell>
          <table:table-cell office:value-type="string" calcext:value-type="string">
            <text:p>PA020</text:p>
          </table:table-cell>
          <table:table-cell office:value-type="string" calcext:value-type="string">
            <text:p>ไทยสมุทรคุ้มค่า 1</text:p>
          </table:table-cell>
          <table:table-cell office:value-type="float" office:value="4600771" calcext:value-type="float">
            <text:p>4600771</text:p>
          </table:table-cell>
          <table:table-cell office:value-type="string" calcext:value-type="string">
            <text:p>น.ส.โสภา ชายกระโปร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date" office:date-value="2018-07-24" calcext:value-type="date">
            <text:p>2018-07-24</text:p>
          </table:table-cell>
          <table:table-cell office:value-type="date" office:date-value="2022-07-24" calcext:value-type="date">
            <text:p>2022-07-24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นาง ประนอม กลาดเกลื่อน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69398</text:p>
          </table:table-cell>
          <table:table-cell office:value-type="float" office:value="549821" calcext:value-type="float">
            <text:p>549821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3311487" calcext:value-type="float">
            <text:p>3311487</text:p>
          </table:table-cell>
          <table:table-cell office:value-type="string" calcext:value-type="string">
            <text:p>น.ส.กระแสน้ำ ตาข่าย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date" office:date-value="2018-08-07" calcext:value-type="date">
            <text:p>2018-08-07</text:p>
          </table:table-cell>
          <table:table-cell office:value-type="date" office:date-value="2022-08-07" calcext:value-type="date">
            <text:p>2022-08-07</text:p>
          </table:table-cell>
          <table:table-cell office:value-type="float" office:value="500000" calcext:value-type="float">
            <text:p>500000</text:p>
          </table:table-cell>
          <table:table-cell office:value-type="float" office:value="3192" calcext:value-type="float">
            <text:p>3192</text:p>
          </table:table-cell>
          <table:table-cell table:number-columns-repeated="2"/>
          <table:table-cell office:value-type="string" calcext:value-type="string">
            <text:p>นาย ศรัณย์ กลมารยา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44321</text:p>
          </table:table-cell>
          <table:table-cell office:value-type="float" office:value="851511" calcext:value-type="float">
            <text:p>851511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5700024" calcext:value-type="float">
            <text:p>5700024</text:p>
          </table:table-cell>
          <table:table-cell office:value-type="string" calcext:value-type="string">
            <text:p>น.ส.กระชาก เค้าเงื่อน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date" office:date-value="2018-08-03" calcext:value-type="date">
            <text:p>2018-08-03</text:p>
          </table:table-cell>
          <table:table-cell office:value-type="date" office:date-value="2021-08-03" calcext:value-type="date">
            <text:p>2021-08-03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office:value-type="string" calcext:value-type="string">
            <text:p>นาย มูโนะ ไข้ทรพิษ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01076</text:p>
          </table:table-cell>
          <table:table-cell office:value-type="float" office:value="10004962" calcext:value-type="float">
            <text:p>10004962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5700024" calcext:value-type="float">
            <text:p>5700024</text:p>
          </table:table-cell>
          <table:table-cell office:value-type="string" calcext:value-type="string">
            <text:p>น.ส.กระชาก เค้าเงื่อน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date" office:date-value="2018-08-31" calcext:value-type="date">
            <text:p>2018-08-31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77" calcext:value-type="float">
            <text:p>1777</text:p>
          </table:table-cell>
          <table:table-cell table:number-columns-repeated="2"/>
          <table:table-cell office:value-type="string" calcext:value-type="string">
            <text:p>น.ส. กระดุม สายสวาท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519025</text:p>
          </table:table-cell>
          <table:table-cell office:value-type="float" office:value="10051110" calcext:value-type="float">
            <text:p>10051110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5700024" calcext:value-type="float">
            <text:p>5700024</text:p>
          </table:table-cell>
          <table:table-cell office:value-type="string" calcext:value-type="string">
            <text:p>น.ส.กระชาก เค้าเงื่อน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date" office:date-value="2018-07-31" calcext:value-type="date">
            <text:p>2018-07-31</text:p>
          </table:table-cell>
          <table:table-cell office:value-type="date" office:date-value="2023-07-31" calcext:value-type="date">
            <text:p>2023-07-3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940" calcext:value-type="float">
            <text:p>1940</text:p>
          </table:table-cell>
          <table:table-cell table:number-columns-repeated="2"/>
          <table:table-cell office:value-type="string" calcext:value-type="string">
            <text:p>นาง ระเบียบ เหลืออยู่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519032</text:p>
          </table:table-cell>
          <table:table-cell office:value-type="float" office:value="10051574" calcext:value-type="float">
            <text:p>10051574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5700024" calcext:value-type="float">
            <text:p>5700024</text:p>
          </table:table-cell>
          <table:table-cell office:value-type="string" calcext:value-type="string">
            <text:p>น.ส.กระชาก เค้าเงื่อน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346" calcext:value-type="float">
            <text:p>346</text:p>
          </table:table-cell>
          <table:table-cell table:number-columns-repeated="2"/>
          <table:table-cell office:value-type="date" office:date-value="2018-08-08" calcext:value-type="date">
            <text:p>2018-08-08</text:p>
          </table:table-cell>
          <table:table-cell office:value-type="date" office:date-value="2023-08-08" calcext:value-type="date">
            <text:p>2023-08-08</text:p>
          </table:table-cell>
          <table:table-cell office:value-type="float" office:value="400000" calcext:value-type="float">
            <text:p>400000</text:p>
          </table:table-cell>
          <table:table-cell office:value-type="float" office:value="2886" calcext:value-type="float">
            <text:p>2886</text:p>
          </table:table-cell>
          <table:table-cell table:number-columns-repeated="2"/>
          <table:table-cell office:value-type="string" calcext:value-type="string">
            <text:p>นาย กรวด กตเวที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69371</text:p>
          </table:table-cell>
          <table:table-cell office:value-type="float" office:value="10034619" calcext:value-type="float">
            <text:p>10034619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5001473" calcext:value-type="float">
            <text:p>5001473</text:p>
          </table:table-cell>
          <table:table-cell office:value-type="string" calcext:value-type="string">
            <text:p>นายประสิทธิ์ สมใจคิด</text:p>
          </table:table-cell>
          <table:table-cell office:value-type="string" calcext:value-type="string">
            <text:p>ตัวแทนเก็บเงิน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date" office:date-value="2018-07-11" calcext:value-type="date">
            <text:p>2018-07-11</text:p>
          </table:table-cell>
          <table:table-cell office:value-type="date" office:date-value="2022-07-11" calcext:value-type="date">
            <text:p>2022-07-1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957" calcext:value-type="float">
            <text:p>1957</text:p>
          </table:table-cell>
          <table:table-cell table:number-columns-repeated="2"/>
          <table:table-cell office:value-type="string" calcext:value-type="string">
            <text:p>นาย หลี กระอัก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60" calcext:value-type="float">
            <text:p>1428160</text:p>
          </table:table-cell>
          <table:table-cell office:value-type="float" office:value="6141505" calcext:value-type="float">
            <text:p>6141505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float" office:value="4401735" calcext:value-type="float">
            <text:p>4401735</text:p>
          </table:table-cell>
          <table:table-cell office:value-type="string" calcext:value-type="string">
            <text:p>น.ส.กระหาย กระเซิ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2292" calcext:value-type="float">
            <text:p>2292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7-24" calcext:value-type="date">
            <text:p>2018-07-24</text:p>
          </table:table-cell>
          <table:table-cell office:value-type="date" office:date-value="2019-02-23" calcext:value-type="date">
            <text:p>2019-02-23</text:p>
          </table:table-cell>
          <table:table-cell office:value-type="float" office:value="200000" calcext:value-type="float">
            <text:p>200000</text:p>
          </table:table-cell>
          <table:table-cell office:value-type="float" office:value="8986" calcext:value-type="float">
            <text:p>89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-01-2562</text:p>
          </table:table-cell>
          <table:table-cell office:value-type="string" calcext:value-type="string">
            <text:p>นาย จักรี กระนี้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519028</text:p>
          </table:table-cell>
          <table:table-cell office:value-type="float" office:value="661298" calcext:value-type="float">
            <text:p>661298</text:p>
          </table:table-cell>
          <table:table-cell office:value-type="string" calcext:value-type="string">
            <text:p>PA020</text:p>
          </table:table-cell>
          <table:table-cell office:value-type="string" calcext:value-type="string">
            <text:p>ไทยสมุทรคุ้มค่า 1</text:p>
          </table:table-cell>
          <table:table-cell office:value-type="float" office:value="4600771" calcext:value-type="float">
            <text:p>4600771</text:p>
          </table:table-cell>
          <table:table-cell office:value-type="string" calcext:value-type="string">
            <text:p>น.ส.โสภา ชายกระโปร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date" office:date-value="2018-08-03" calcext:value-type="date">
            <text:p>2018-08-03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น.ส. กสทช สะดวกสบาย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66" calcext:value-type="float">
            <text:p>1428166</text:p>
          </table:table-cell>
          <table:table-cell office:value-type="float" office:value="5206971" calcext:value-type="float">
            <text:p>5206971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ไทยสมุทรสบายสบาย 30/15</text:p>
          </table:table-cell>
          <table:table-cell office:value-type="float" office:value="4801763" calcext:value-type="float">
            <text:p>4801763</text:p>
          </table:table-cell>
          <table:table-cell office:value-type="string" calcext:value-type="string">
            <text:p>น.ส.สุชาดา สักพัก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01" calcext:value-type="date">
            <text:p>2018-08-01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50000" calcext:value-type="float">
            <text:p>150000</text:p>
          </table:table-cell>
          <table:table-cell office:value-type="float" office:value="19050" calcext:value-type="float">
            <text:p>190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-07-2562</text:p>
          </table:table-cell>
          <table:table-cell office:value-type="string" calcext:value-type="string">
            <text:p>นาย เฉลียว แบ่งแยก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519039</text:p>
          </table:table-cell>
          <table:table-cell office:value-type="float" office:value="10051814" calcext:value-type="float">
            <text:p>10051814</text:p>
          </table:table-cell>
          <table:table-cell office:value-type="string" calcext:value-type="string">
            <text:p>PA018</text:p>
          </table:table-cell>
          <table:table-cell office:value-type="string" calcext:value-type="string">
            <text:p>ไทยสมุทรใจกว้างเต็มแมกซ์ 2</text:p>
          </table:table-cell>
          <table:table-cell office:value-type="float" office:value="5700024" calcext:value-type="float">
            <text:p>5700024</text:p>
          </table:table-cell>
          <table:table-cell office:value-type="string" calcext:value-type="string">
            <text:p>น.ส.กระชาก เค้าเงื่อน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office:value-type="date" office:date-value="2018-08-10" calcext:value-type="date">
            <text:p>2018-08-10</text:p>
          </table:table-cell>
          <table:table-cell office:value-type="date" office:date-value="2023-08-10" calcext:value-type="date">
            <text:p>2023-08-10</text:p>
          </table:table-cell>
          <table:table-cell office:value-type="float" office:value="200000" calcext:value-type="float">
            <text:p>200000</text:p>
          </table:table-cell>
          <table:table-cell office:value-type="float" office:value="6997" calcext:value-type="float">
            <text:p>6997</text:p>
          </table:table-cell>
          <table:table-cell table:number-columns-repeated="2"/>
          <table:table-cell office:value-type="string" calcext:value-type="string">
            <text:p>น.ส. กระดุม เจ้ากระทรวง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94811</text:p>
          </table:table-cell>
          <table:table-cell office:value-type="float" office:value="763455" calcext:value-type="float">
            <text:p>763455</text:p>
          </table:table-cell>
          <table:table-cell office:value-type="string" calcext:value-type="string">
            <text:p>PA020</text:p>
          </table:table-cell>
          <table:table-cell office:value-type="string" calcext:value-type="string">
            <text:p>ไทยสมุทรคุ้มค่า 1</text:p>
          </table:table-cell>
          <table:table-cell office:value-type="float" office:value="4401735" calcext:value-type="float">
            <text:p>4401735</text:p>
          </table:table-cell>
          <table:table-cell office:value-type="string" calcext:value-type="string">
            <text:p>น.ส.กระหาย กระเซิ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date" office:date-value="2018-09-15" calcext:value-type="date">
            <text:p>2018-09-15</text:p>
          </table:table-cell>
          <table:table-cell office:value-type="date" office:date-value="2022-09-15" calcext:value-type="date">
            <text:p>2022-09-15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น.ส. ดูเเล กดดัน</text:p>
          </table:table-cell>
          <table:table-cell office:value-type="float" office:value="3601000093319" calcext:value-type="float">
            <text:p>3601000093319</text:p>
          </table:table-cell>
          <table:table-cell table:number-columns-repeated="2"/>
          <table:table-cell office:value-type="string" calcext:value-type="string">
            <text:p>52/6 หมู่ที่ 5</text:p>
          </table:table-cell>
          <table:table-cell office:value-type="string" calcext:value-type="string">
            <text:p>นครสวรรค์ตก</text:p>
          </table:table-cell>
          <table:table-cell office:value-type="string" calcext:value-type="string">
            <text:p>เมืองนครสวรรค์</text:p>
          </table:table-cell>
          <table:table-cell office:value-type="string" calcext:value-type="string">
            <text:p>นครสวรรค์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office:value-type="float" office:value="862146136" calcext:value-type="float">
            <text:p>862146136</text:p>
          </table:table-cell>
          <table:table-cell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519035</text:p>
          </table:table-cell>
          <table:table-cell office:value-type="float" office:value="10051703" calcext:value-type="float">
            <text:p>10051703</text:p>
          </table:table-cell>
          <table:table-cell office:value-type="string" calcext:value-type="string">
            <text:p>PA020</text:p>
          </table:table-cell>
          <table:table-cell office:value-type="string" calcext:value-type="string">
            <text:p>ไทยสมุทรคุ้มค่า 1</text:p>
          </table:table-cell>
          <table:table-cell office:value-type="float" office:value="4600771" calcext:value-type="float">
            <text:p>4600771</text:p>
          </table:table-cell>
          <table:table-cell office:value-type="string" calcext:value-type="string">
            <text:p>น.ส.โสภา ชายกระโปร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date" office:date-value="2018-08-09" calcext:value-type="date">
            <text:p>2018-08-09</text:p>
          </table:table-cell>
          <table:table-cell office:value-type="date" office:date-value="2023-08-09" calcext:value-type="date">
            <text:p>2023-08-0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office:value-type="string" calcext:value-type="string">
            <text:p>นาง โด่เด่ กวาดสายตา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73" calcext:value-type="float">
            <text:p>1428173</text:p>
          </table:table-cell>
          <table:table-cell office:value-type="float" office:value="6145000" calcext:value-type="float">
            <text:p>614500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สบายชัวร์</text:p>
          </table:table-cell>
          <table:table-cell office:value-type="float" office:value="4801763" calcext:value-type="float">
            <text:p>4801763</text:p>
          </table:table-cell>
          <table:table-cell office:value-type="string" calcext:value-type="string">
            <text:p>น.ส.สุชาดา สักพัก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10" calcext:value-type="date">
            <text:p>2018-08-10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9-08-2562</text:p>
          </table:table-cell>
          <table:table-cell office:value-type="string" calcext:value-type="string">
            <text:p>นาย ธเนศวร เพ้อฝัน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67" calcext:value-type="float">
            <text:p>1428167</text:p>
          </table:table-cell>
          <table:table-cell office:value-type="float" office:value="6143019" calcext:value-type="float">
            <text:p>6143019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ไทยสมุทร คุ้มได้คืน 20/15</text:p>
          </table:table-cell>
          <table:table-cell office:value-type="float" office:value="4401735" calcext:value-type="float">
            <text:p>4401735</text:p>
          </table:table-cell>
          <table:table-cell office:value-type="string" calcext:value-type="string">
            <text:p>น.ส.กระหาย กระเซิ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02" calcext:value-type="date">
            <text:p>2018-08-02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840" calcext:value-type="float">
            <text:p>128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-08-2562</text:p>
          </table:table-cell>
          <table:table-cell office:value-type="string" calcext:value-type="string">
            <text:p>ด.ญ. กระหย่อม พริบตาเดียว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75" calcext:value-type="float">
            <text:p>1428175</text:p>
          </table:table-cell>
          <table:table-cell office:value-type="float" office:value="5687453" calcext:value-type="float">
            <text:p>5687453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float" office:value="3313199" calcext:value-type="float">
            <text:p>3313199</text:p>
          </table:table-cell>
          <table:table-cell office:value-type="string" calcext:value-type="string">
            <text:p>น.ส.ดวงกมล การสำรอง</text:p>
          </table:table-cell>
          <table:table-cell office:value-type="string" calcext:value-type="string">
            <text:p>ผู้จัดการหน่วยอาวุโส เปิดสำนักงานตัวแทน</text:p>
          </table:table-cell>
          <table:table-cell office:value-type="float" office:value="3631" calcext:value-type="float">
            <text:p>3631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10" calcext:value-type="date">
            <text:p>2018-08-10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104" calcext:value-type="float">
            <text:p>121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9-08-2562</text:p>
          </table:table-cell>
          <table:table-cell office:value-type="string" calcext:value-type="string">
            <text:p>นาง กล้องสนาม ค่าทดแทน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01350941</text:p>
          </table:table-cell>
          <table:table-cell office:value-type="float" office:value="587315" calcext:value-type="float">
            <text:p>587315</text:p>
          </table:table-cell>
          <table:table-cell office:value-type="string" calcext:value-type="string">
            <text:p>PA020</text:p>
          </table:table-cell>
          <table:table-cell office:value-type="string" calcext:value-type="string">
            <text:p>ไทยสมุทรคุ้มค่า 1</text:p>
          </table:table-cell>
          <table:table-cell office:value-type="float" office:value="4600771" calcext:value-type="float">
            <text:p>4600771</text:p>
          </table:table-cell>
          <table:table-cell office:value-type="string" calcext:value-type="string">
            <text:p>น.ส.โสภา ชายกระโปร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date" office:date-value="2018-08-28" calcext:value-type="date">
            <text:p>2018-08-28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นาย ทินกร กระตั้ว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01350943</text:p>
          </table:table-cell>
          <table:table-cell office:value-type="float" office:value="568413" calcext:value-type="float">
            <text:p>568413</text:p>
          </table:table-cell>
          <table:table-cell office:value-type="string" calcext:value-type="string">
            <text:p>PA020</text:p>
          </table:table-cell>
          <table:table-cell office:value-type="string" calcext:value-type="string">
            <text:p>ไทยสมุทรคุ้มค่า 1</text:p>
          </table:table-cell>
          <table:table-cell office:value-type="float" office:value="4401735" calcext:value-type="float">
            <text:p>4401735</text:p>
          </table:table-cell>
          <table:table-cell office:value-type="string" calcext:value-type="string">
            <text:p>น.ส.กระหาย กระเซิ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date" office:date-value="2018-08-29" calcext:value-type="date">
            <text:p>2018-08-29</text:p>
          </table:table-cell>
          <table:table-cell office:value-type="date" office:date-value="2019-08-29" calcext:value-type="date">
            <text:p>2019-08-29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นาย แก้ว เยาวลักษณ์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82" calcext:value-type="float">
            <text:p>1428182</text:p>
          </table:table-cell>
          <table:table-cell office:value-type="float" office:value="5632900" calcext:value-type="float">
            <text:p>563290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ไทยสมุทรสบายสบาย 30/15</text:p>
          </table:table-cell>
          <table:table-cell office:value-type="float" office:value="3311487" calcext:value-type="float">
            <text:p>3311487</text:p>
          </table:table-cell>
          <table:table-cell office:value-type="string" calcext:value-type="string">
            <text:p>น.ส.กระแสน้ำ ตาข่าย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10" calcext:value-type="date">
            <text:p>2018-08-10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00" calcext:value-type="float">
            <text:p>127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9-08-2562</text:p>
          </table:table-cell>
          <table:table-cell office:value-type="string" calcext:value-type="string">
            <text:p>นาย หุงต้ม ดีวีบี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44320</text:p>
          </table:table-cell>
          <table:table-cell office:value-type="float" office:value="571441" calcext:value-type="float">
            <text:p>571441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4600771" calcext:value-type="float">
            <text:p>4600771</text:p>
          </table:table-cell>
          <table:table-cell office:value-type="string" calcext:value-type="string">
            <text:p>น.ส.โสภา ชายกระโปร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date" office:date-value="2018-07-28" calcext:value-type="date">
            <text:p>2018-07-28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office:value-type="string" calcext:value-type="string">
            <text:p>น.ส. บานชื่น กลูโคซามีน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69388</text:p>
          </table:table-cell>
          <table:table-cell office:value-type="float" office:value="745207" calcext:value-type="float">
            <text:p>745207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5410768" calcext:value-type="float">
            <text:p>5410768</text:p>
          </table:table-cell>
          <table:table-cell office:value-type="string" calcext:value-type="string">
            <text:p>นางใกล้ฝั่ง กระสือดูด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date" office:date-value="2018-07-27" calcext:value-type="date">
            <text:p>2018-07-27</text:p>
          </table:table-cell>
          <table:table-cell office:value-type="date" office:date-value="2022-07-27" calcext:value-type="date">
            <text:p>2022-07-27</text:p>
          </table:table-cell>
          <table:table-cell office:value-type="float" office:value="500000" calcext:value-type="float">
            <text:p>500000</text:p>
          </table:table-cell>
          <table:table-cell office:value-type="float" office:value="3192" calcext:value-type="float">
            <text:p>3192</text:p>
          </table:table-cell>
          <table:table-cell table:number-columns-repeated="2"/>
          <table:table-cell office:value-type="string" calcext:value-type="string">
            <text:p>นาย พินิจ ตาปรือ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44328</text:p>
          </table:table-cell>
          <table:table-cell office:value-type="float" office:value="696182" calcext:value-type="float">
            <text:p>696182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3313199" calcext:value-type="float">
            <text:p>3313199</text:p>
          </table:table-cell>
          <table:table-cell office:value-type="string" calcext:value-type="string">
            <text:p>น.ส.ดวงกมล การสำรอง</text:p>
          </table:table-cell>
          <table:table-cell office:value-type="string" calcext:value-type="string">
            <text:p>ผู้จัดการหน่วยอาวุโส เปิดสำนักงานตัวแทน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date" office:date-value="2018-08-18" calcext:value-type="date">
            <text:p>2018-08-18</text:p>
          </table:table-cell>
          <table:table-cell office:value-type="date" office:date-value="2021-08-18" calcext:value-type="date">
            <text:p>2021-08-18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office:value-type="string" calcext:value-type="string">
            <text:p>ด.ช. กระดาน กระหึ่ม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519027</text:p>
          </table:table-cell>
          <table:table-cell office:value-type="float" office:value="10051239" calcext:value-type="float">
            <text:p>10051239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5700024" calcext:value-type="float">
            <text:p>5700024</text:p>
          </table:table-cell>
          <table:table-cell office:value-type="string" calcext:value-type="string">
            <text:p>น.ส.กระชาก เค้าเงื่อน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date" office:date-value="2018-08-01" calcext:value-type="date">
            <text:p>2018-08-01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400000" calcext:value-type="float">
            <text:p>400000</text:p>
          </table:table-cell>
          <table:table-cell office:value-type="float" office:value="2835" calcext:value-type="float">
            <text:p>2835</text:p>
          </table:table-cell>
          <table:table-cell table:number-columns-repeated="2"/>
          <table:table-cell office:value-type="string" calcext:value-type="string">
            <text:p>นาง กระดิก กระดุบกระดิบ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01060</text:p>
          </table:table-cell>
          <table:table-cell office:value-type="float" office:value="10003528" calcext:value-type="float">
            <text:p>10003528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5410768" calcext:value-type="float">
            <text:p>5410768</text:p>
          </table:table-cell>
          <table:table-cell office:value-type="string" calcext:value-type="string">
            <text:p>นางใกล้ฝั่ง กระสือดูด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date" office:date-value="2018-07-22" calcext:value-type="date">
            <text:p>2018-07-22</text:p>
          </table:table-cell>
          <table:table-cell office:value-type="date" office:date-value="2020-07-22" calcext:value-type="date">
            <text:p>2020-07-22</text:p>
          </table:table-cell>
          <table:table-cell office:value-type="float" office:value="300000" calcext:value-type="float">
            <text:p>300000</text:p>
          </table:table-cell>
          <table:table-cell office:value-type="float" office:value="2364" calcext:value-type="float">
            <text:p>2364</text:p>
          </table:table-cell>
          <table:table-cell table:number-columns-repeated="2"/>
          <table:table-cell office:value-type="string" calcext:value-type="string">
            <text:p>นาย คำนึง กนิษฐา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83" calcext:value-type="float">
            <text:p>1428183</text:p>
          </table:table-cell>
          <table:table-cell office:value-type="float" office:value="4806071" calcext:value-type="float">
            <text:p>4806071</text:p>
          </table:table-cell>
          <table:table-cell office:value-type="string" calcext:value-type="string">
            <text:p>B95</text:p>
          </table:table-cell>
          <table:table-cell office:value-type="string" calcext:value-type="string">
            <text:p>โอเชี่ยนไลฟ์ เซฟรับทรัพย์ 14/7</text:p>
          </table:table-cell>
          <table:table-cell office:value-type="float" office:value="3282105" calcext:value-type="float">
            <text:p>3282105</text:p>
          </table:table-cell>
          <table:table-cell office:value-type="string" calcext:value-type="string">
            <text:p>น.ส.กลั้ว ซีโนไบโอติค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10" calcext:value-type="date">
            <text:p>2018-08-10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50000" calcext:value-type="float">
            <text:p>50000</text:p>
          </table:table-cell>
          <table:table-cell office:value-type="float" office:value="49750" calcext:value-type="float">
            <text:p>497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9-08-2562</text:p>
          </table:table-cell>
          <table:table-cell office:value-type="string" calcext:value-type="string">
            <text:p>น.ส. กลั้ว ซีโนไบโอติค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01350944</text:p>
          </table:table-cell>
          <table:table-cell office:value-type="float" office:value="855474" calcext:value-type="float">
            <text:p>855474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5700024" calcext:value-type="float">
            <text:p>5700024</text:p>
          </table:table-cell>
          <table:table-cell office:value-type="string" calcext:value-type="string">
            <text:p>น.ส.กระชาก เค้าเงื่อน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date" office:date-value="2018-08-30" calcext:value-type="date">
            <text:p>2018-08-30</text:p>
          </table:table-cell>
          <table:table-cell office:value-type="date" office:date-value="2019-08-30" calcext:value-type="date">
            <text:p>2019-08-3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77" calcext:value-type="float">
            <text:p>1777</text:p>
          </table:table-cell>
          <table:table-cell table:number-columns-repeated="2"/>
          <table:table-cell office:value-type="string" calcext:value-type="string">
            <text:p>น.ส. อยู่ท้อง กันต์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76" calcext:value-type="float">
            <text:p>1428176</text:p>
          </table:table-cell>
          <table:table-cell office:value-type="float" office:value="4810967" calcext:value-type="float">
            <text:p>481096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สบายชัวร์</text:p>
          </table:table-cell>
          <table:table-cell office:value-type="float" office:value="4700292" calcext:value-type="float">
            <text:p>4700292</text:p>
          </table:table-cell>
          <table:table-cell office:value-type="string" calcext:value-type="string">
            <text:p>น.ส.มิตรสหาย ขายชาติ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10" calcext:value-type="date">
            <text:p>2018-08-10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170000" calcext:value-type="float">
            <text:p>170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9-08-2562</text:p>
          </table:table-cell>
          <table:table-cell office:value-type="string" calcext:value-type="string">
            <text:p>น.ส. มิตรสหาย ขายชาติ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79" calcext:value-type="float">
            <text:p>1428179</text:p>
          </table:table-cell>
          <table:table-cell office:value-type="float" office:value="6145248" calcext:value-type="float">
            <text:p>614524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ซีเนียร์ แฮปปี้ 2 (เพื่อผู้สูงอายุ)</text:p>
          </table:table-cell>
          <table:table-cell office:value-type="float" office:value="5700024" calcext:value-type="float">
            <text:p>5700024</text:p>
          </table:table-cell>
          <table:table-cell office:value-type="string" calcext:value-type="string">
            <text:p>น.ส.กระชาก เค้าเงื่อน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10" calcext:value-type="date">
            <text:p>2018-08-10</text:p>
          </table:table-cell>
          <table:table-cell office:value-type="date" office:date-value="2020-09-09" calcext:value-type="date">
            <text:p>2020-09-09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200" calcext:value-type="float">
            <text:p>13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9-08-2563</text:p>
          </table:table-cell>
          <table:table-cell office:value-type="string" calcext:value-type="string">
            <text:p>นาง มนุษยชาติ เจ้ากระทรวง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01350896</text:p>
          </table:table-cell>
          <table:table-cell office:value-type="float" office:value="580840" calcext:value-type="float">
            <text:p>580840</text:p>
          </table:table-cell>
          <table:table-cell office:value-type="string" calcext:value-type="string">
            <text:p>PA020</text:p>
          </table:table-cell>
          <table:table-cell office:value-type="string" calcext:value-type="string">
            <text:p>ไทยสมุทรคุ้มค่า 1</text:p>
          </table:table-cell>
          <table:table-cell office:value-type="float" office:value="4401735" calcext:value-type="float">
            <text:p>4401735</text:p>
          </table:table-cell>
          <table:table-cell office:value-type="string" calcext:value-type="string">
            <text:p>น.ส.กระหาย กระเซิ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date" office:date-value="2018-08-05" calcext:value-type="date">
            <text:p>2018-08-05</text:p>
          </table:table-cell>
          <table:table-cell office:value-type="date" office:date-value="2019-08-05" calcext:value-type="date">
            <text:p>2019-08-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นาย กุ้งฟัด กระเบื้องปรุ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69373</text:p>
          </table:table-cell>
          <table:table-cell office:value-type="float" office:value="753949" calcext:value-type="float">
            <text:p>753949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4600771" calcext:value-type="float">
            <text:p>4600771</text:p>
          </table:table-cell>
          <table:table-cell office:value-type="string" calcext:value-type="string">
            <text:p>น.ส.โสภา ชายกระโปร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date" office:date-value="2018-07-12" calcext:value-type="date">
            <text:p>2018-07-12</text:p>
          </table:table-cell>
          <table:table-cell office:value-type="date" office:date-value="2022-07-12" calcext:value-type="date">
            <text:p>2022-07-12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office:value-type="string" calcext:value-type="string">
            <text:p>นาย เผ็ด จันทรา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01054</text:p>
          </table:table-cell>
          <table:table-cell office:value-type="float" office:value="10003083" calcext:value-type="float">
            <text:p>10003083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4901181" calcext:value-type="float">
            <text:p>4901181</text:p>
          </table:table-cell>
          <table:table-cell office:value-type="string" calcext:value-type="string">
            <text:p>นายกระสูทธิ์ กระโชก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date" office:date-value="2018-07-11" calcext:value-type="date">
            <text:p>2018-07-11</text:p>
          </table:table-cell>
          <table:table-cell office:value-type="date" office:date-value="2020-07-11" calcext:value-type="date">
            <text:p>2020-07-1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office:value-type="string" calcext:value-type="string">
            <text:p>นาย กลิ่นอาย กระบอกฉีด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68" calcext:value-type="float">
            <text:p>1428168</text:p>
          </table:table-cell>
          <table:table-cell office:value-type="float" office:value="5137818" calcext:value-type="float">
            <text:p>5137818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ไทยสมุทร คุ้มได้เต็ม 20/20</text:p>
          </table:table-cell>
          <table:table-cell office:value-type="float" office:value="3313199" calcext:value-type="float">
            <text:p>3313199</text:p>
          </table:table-cell>
          <table:table-cell office:value-type="string" calcext:value-type="string">
            <text:p>น.ส.ดวงกมล การสำรอง</text:p>
          </table:table-cell>
          <table:table-cell office:value-type="string" calcext:value-type="string">
            <text:p>ผู้จัดการหน่วยอาวุโส เปิดสำนักงานตัวแทน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03" calcext:value-type="date">
            <text:p>2018-08-03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08" calcext:value-type="float">
            <text:p>77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2-08-2562</text:p>
          </table:table-cell>
          <table:table-cell office:value-type="string" calcext:value-type="string">
            <text:p>นาย เอเอชเอ ค่าทดแทน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519038</text:p>
          </table:table-cell>
          <table:table-cell office:value-type="float" office:value="10051815" calcext:value-type="float">
            <text:p>10051815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4600771" calcext:value-type="float">
            <text:p>4600771</text:p>
          </table:table-cell>
          <table:table-cell office:value-type="string" calcext:value-type="string">
            <text:p>น.ส.โสภา ชายกระโปร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date" office:date-value="2018-08-10" calcext:value-type="date">
            <text:p>2018-08-10</text:p>
          </table:table-cell>
          <table:table-cell office:value-type="date" office:date-value="2023-08-10" calcext:value-type="date">
            <text:p>2023-08-1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office:value-type="string" calcext:value-type="string">
            <text:p>นาย กระซิบ กลฉ้อฉล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519036</text:p>
          </table:table-cell>
          <table:table-cell office:value-type="float" office:value="10051832" calcext:value-type="float">
            <text:p>10051832</text:p>
          </table:table-cell>
          <table:table-cell office:value-type="string" calcext:value-type="string">
            <text:p>PA018</text:p>
          </table:table-cell>
          <table:table-cell office:value-type="string" calcext:value-type="string">
            <text:p>ไทยสมุทรใจกว้างเต็มแมกซ์ 2</text:p>
          </table:table-cell>
          <table:table-cell office:value-type="float" office:value="5700024" calcext:value-type="float">
            <text:p>5700024</text:p>
          </table:table-cell>
          <table:table-cell office:value-type="string" calcext:value-type="string">
            <text:p>น.ส.กระชาก เค้าเงื่อน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office:value-type="date" office:date-value="2018-08-10" calcext:value-type="date">
            <text:p>2018-08-10</text:p>
          </table:table-cell>
          <table:table-cell office:value-type="date" office:date-value="2023-08-10" calcext:value-type="date">
            <text:p>2023-08-10</text:p>
          </table:table-cell>
          <table:table-cell office:value-type="float" office:value="200000" calcext:value-type="float">
            <text:p>200000</text:p>
          </table:table-cell>
          <table:table-cell office:value-type="float" office:value="6997" calcext:value-type="float">
            <text:p>6997</text:p>
          </table:table-cell>
          <table:table-cell table:number-columns-repeated="2"/>
          <table:table-cell office:value-type="string" calcext:value-type="string">
            <text:p>นาย สุเทพ กระแพ้ง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69386</text:p>
          </table:table-cell>
          <table:table-cell office:value-type="float" office:value="756193" calcext:value-type="float">
            <text:p>756193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3311487" calcext:value-type="float">
            <text:p>3311487</text:p>
          </table:table-cell>
          <table:table-cell office:value-type="string" calcext:value-type="string">
            <text:p>น.ส.กระแสน้ำ ตาข่าย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date" office:date-value="2018-07-26" calcext:value-type="date">
            <text:p>2018-07-26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77" calcext:value-type="float">
            <text:p>1777</text:p>
          </table:table-cell>
          <table:table-cell table:number-columns-repeated="2"/>
          <table:table-cell office:value-type="string" calcext:value-type="string">
            <text:p>นาง มาลัย ตัวละคร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519034</text:p>
          </table:table-cell>
          <table:table-cell office:value-type="float" office:value="10051702" calcext:value-type="float">
            <text:p>10051702</text:p>
          </table:table-cell>
          <table:table-cell office:value-type="string" calcext:value-type="string">
            <text:p>PA018</text:p>
          </table:table-cell>
          <table:table-cell office:value-type="string" calcext:value-type="string">
            <text:p>ไทยสมุทรใจกว้างเต็มแมกซ์ 2</text:p>
          </table:table-cell>
          <table:table-cell office:value-type="float" office:value="5700024" calcext:value-type="float">
            <text:p>5700024</text:p>
          </table:table-cell>
          <table:table-cell office:value-type="string" calcext:value-type="string">
            <text:p>น.ส.กระชาก เค้าเงื่อน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838" calcext:value-type="float">
            <text:p>838</text:p>
          </table:table-cell>
          <table:table-cell table:number-columns-repeated="2"/>
          <table:table-cell office:value-type="date" office:date-value="2018-08-09" calcext:value-type="date">
            <text:p>2018-08-09</text:p>
          </table:table-cell>
          <table:table-cell office:value-type="date" office:date-value="2023-08-09" calcext:value-type="date">
            <text:p>2023-08-09</text:p>
          </table:table-cell>
          <table:table-cell office:value-type="float" office:value="200000" calcext:value-type="float">
            <text:p>200000</text:p>
          </table:table-cell>
          <table:table-cell office:value-type="float" office:value="8383" calcext:value-type="float">
            <text:p>8383</text:p>
          </table:table-cell>
          <table:table-cell table:number-columns-repeated="2"/>
          <table:table-cell office:value-type="string" calcext:value-type="string">
            <text:p>น.ส. หนีปัญหา การนองเลือด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01350901</text:p>
          </table:table-cell>
          <table:table-cell office:value-type="float" office:value="140748" calcext:value-type="float">
            <text:p>140748</text:p>
          </table:table-cell>
          <table:table-cell office:value-type="string" calcext:value-type="string">
            <text:p>PA020</text:p>
          </table:table-cell>
          <table:table-cell office:value-type="string" calcext:value-type="string">
            <text:p>ไทยสมุทรคุ้มค่า 1</text:p>
          </table:table-cell>
          <table:table-cell office:value-type="float" office:value="3313199" calcext:value-type="float">
            <text:p>3313199</text:p>
          </table:table-cell>
          <table:table-cell office:value-type="string" calcext:value-type="string">
            <text:p>น.ส.ดวงกมล การสำรอง</text:p>
          </table:table-cell>
          <table:table-cell office:value-type="string" calcext:value-type="string">
            <text:p>ผู้จัดการหน่วยอาวุโส เปิดสำนักงานตัวแทน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date" office:date-value="2018-08-09" calcext:value-type="date">
            <text:p>2018-08-09</text:p>
          </table:table-cell>
          <table:table-cell office:value-type="date" office:date-value="2019-08-09" calcext:value-type="date">
            <text:p>2019-08-09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นาย กลองเพล กระหึ่ม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94803</text:p>
          </table:table-cell>
          <table:table-cell office:value-type="float" office:value="756661" calcext:value-type="float">
            <text:p>756661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3283834" calcext:value-type="float">
            <text:p>3283834</text:p>
          </table:table-cell>
          <table:table-cell office:value-type="string" calcext:value-type="string">
            <text:p>นายการเล่นกีฬา กระฉอก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date" office:date-value="2018-08-17" calcext:value-type="date">
            <text:p>2018-08-17</text:p>
          </table:table-cell>
          <table:table-cell office:value-type="date" office:date-value="2022-08-17" calcext:value-type="date">
            <text:p>2022-08-1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office:value-type="string" calcext:value-type="string">
            <text:p>นาง กระบอก กระฉอก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71" calcext:value-type="float">
            <text:p>1428171</text:p>
          </table:table-cell>
          <table:table-cell office:value-type="float" office:value="6144300" calcext:value-type="float">
            <text:p>6144300</text:p>
          </table:table-cell>
          <table:table-cell office:value-type="string" calcext:value-type="string">
            <text:p>B95</text:p>
          </table:table-cell>
          <table:table-cell office:value-type="string" calcext:value-type="string">
            <text:p>โอเชี่ยนไลฟ์ เซฟรับทรัพย์ 14/7</text:p>
          </table:table-cell>
          <table:table-cell office:value-type="float" office:value="6001086" calcext:value-type="float">
            <text:p>6001086</text:p>
          </table:table-cell>
          <table:table-cell office:value-type="string" calcext:value-type="string">
            <text:p>น.ส.วารุณี กะเทย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07" calcext:value-type="date">
            <text:p>2018-08-07</text:p>
          </table:table-cell>
          <table:table-cell office:value-type="date" office:date-value="2019-09-06" calcext:value-type="date">
            <text:p>2019-09-06</text:p>
          </table:table-cell>
          <table:table-cell office:value-type="float" office:value="50000" calcext:value-type="float">
            <text:p>50000</text:p>
          </table:table-cell>
          <table:table-cell office:value-type="float" office:value="49750" calcext:value-type="float">
            <text:p>497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-08-2562</text:p>
          </table:table-cell>
          <table:table-cell office:value-type="string" calcext:value-type="string">
            <text:p>นาย ประเสริฐ อธิษฐาน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519043</text:p>
          </table:table-cell>
          <table:table-cell office:value-type="float" office:value="608664" calcext:value-type="float">
            <text:p>608664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5410768" calcext:value-type="float">
            <text:p>5410768</text:p>
          </table:table-cell>
          <table:table-cell office:value-type="string" calcext:value-type="string">
            <text:p>นางใกล้ฝั่ง กระสือดูด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date" office:date-value="2018-08-10" calcext:value-type="date">
            <text:p>2018-08-10</text:p>
          </table:table-cell>
          <table:table-cell office:value-type="date" office:date-value="2023-08-10" calcext:value-type="date">
            <text:p>2023-08-1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317" calcext:value-type="float">
            <text:p>2317</text:p>
          </table:table-cell>
          <table:table-cell table:number-columns-repeated="2"/>
          <table:table-cell office:value-type="string" calcext:value-type="string">
            <text:p>นาย เป้า ถูกจับ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69389</text:p>
          </table:table-cell>
          <table:table-cell office:value-type="float" office:value="171582" calcext:value-type="float">
            <text:p>171582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4801763" calcext:value-type="float">
            <text:p>4801763</text:p>
          </table:table-cell>
          <table:table-cell office:value-type="string" calcext:value-type="string">
            <text:p>น.ส.สุชาดา สักพัก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date" office:date-value="2018-07-31" calcext:value-type="date">
            <text:p>2018-07-31</text:p>
          </table:table-cell>
          <table:table-cell office:value-type="date" office:date-value="2022-07-31" calcext:value-type="date">
            <text:p>2022-07-3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office:value-type="string" calcext:value-type="string">
            <text:p>นาย ผีเข้า กงเต็ก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80" calcext:value-type="float">
            <text:p>1428180</text:p>
          </table:table-cell>
          <table:table-cell office:value-type="float" office:value="6145285" calcext:value-type="float">
            <text:p>6145285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ไทยสมุทร คุ้มได้คืน 20/15</text:p>
          </table:table-cell>
          <table:table-cell office:value-type="float" office:value="4600771" calcext:value-type="float">
            <text:p>4600771</text:p>
          </table:table-cell>
          <table:table-cell office:value-type="string" calcext:value-type="string">
            <text:p>น.ส.โสภา ชายกระโปร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3934" calcext:value-type="float">
            <text:p>3934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10" calcext:value-type="date">
            <text:p>2018-08-10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418" calcext:value-type="float">
            <text:p>194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9-08-2562</text:p>
          </table:table-cell>
          <table:table-cell office:value-type="string" calcext:value-type="string">
            <text:p>ด.ช. กระต่ายป่า กรอบความคิด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64" calcext:value-type="float">
            <text:p>1428164</text:p>
          </table:table-cell>
          <table:table-cell office:value-type="float" office:value="6142149" calcext:value-type="float">
            <text:p>6142149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float" office:value="5401042" calcext:value-type="float">
            <text:p>5401042</text:p>
          </table:table-cell>
          <table:table-cell office:value-type="string" calcext:value-type="string">
            <text:p>นางไฉน กระด้ง</text:p>
          </table:table-cell>
          <table:table-cell office:value-type="string" calcext:value-type="string">
            <text:p>ตัวแทนเก็บเงิน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7-31" calcext:value-type="date">
            <text:p>2018-07-31</text:p>
          </table:table-cell>
          <table:table-cell office:value-type="date" office:date-value="2019-08-30" calcext:value-type="date">
            <text:p>2019-08-3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495" calcext:value-type="float">
            <text:p>24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-07-2562</text:p>
          </table:table-cell>
          <table:table-cell office:value-type="string" calcext:value-type="string">
            <text:p>นาง กระซับ ฉัตร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519041</text:p>
          </table:table-cell>
          <table:table-cell office:value-type="float" office:value="10051812" calcext:value-type="float">
            <text:p>10051812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5410768" calcext:value-type="float">
            <text:p>5410768</text:p>
          </table:table-cell>
          <table:table-cell office:value-type="string" calcext:value-type="string">
            <text:p>นางใกล้ฝั่ง กระสือดูด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date" office:date-value="2018-08-10" calcext:value-type="date">
            <text:p>2018-08-10</text:p>
          </table:table-cell>
          <table:table-cell office:value-type="date" office:date-value="2023-08-10" calcext:value-type="date">
            <text:p>2023-08-1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77" calcext:value-type="float">
            <text:p>1777</text:p>
          </table:table-cell>
          <table:table-cell table:number-columns-repeated="2"/>
          <table:table-cell office:value-type="string" calcext:value-type="string">
            <text:p>น.ส. สุดท้ายนี้ กระทัดรัด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78" calcext:value-type="float">
            <text:p>1428178</text:p>
          </table:table-cell>
          <table:table-cell office:value-type="float" office:value="6145284" calcext:value-type="float">
            <text:p>6145284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float" office:value="3313199" calcext:value-type="float">
            <text:p>3313199</text:p>
          </table:table-cell>
          <table:table-cell office:value-type="string" calcext:value-type="string">
            <text:p>น.ส.ดวงกมล การสำรอง</text:p>
          </table:table-cell>
          <table:table-cell office:value-type="string" calcext:value-type="string">
            <text:p>ผู้จัดการหน่วยอาวุโส เปิดสำนักงานตัวแทน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10" calcext:value-type="date">
            <text:p>2018-08-10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98" calcext:value-type="float">
            <text:p>76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9-08-2562</text:p>
          </table:table-cell>
          <table:table-cell office:value-type="string" calcext:value-type="string">
            <text:p>นาย ทศพร เดินลงส้น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81" calcext:value-type="float">
            <text:p>1428181</text:p>
          </table:table-cell>
          <table:table-cell office:value-type="float" office:value="4836058" calcext:value-type="float">
            <text:p>483605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float" office:value="4600503" calcext:value-type="float">
            <text:p>4600503</text:p>
          </table:table-cell>
          <table:table-cell office:value-type="string" calcext:value-type="string">
            <text:p>นางขับถ่าย กระฉูด</text:p>
          </table:table-cell>
          <table:table-cell office:value-type="string" calcext:value-type="string">
            <text:p>ตัวแทนเก็บเงิน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10" calcext:value-type="date">
            <text:p>2018-08-10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602" calcext:value-type="float">
            <text:p>12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9-08-2562</text:p>
          </table:table-cell>
          <table:table-cell office:value-type="string" calcext:value-type="string">
            <text:p>นาง ขันหมาก กระฉูด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01350921</text:p>
          </table:table-cell>
          <table:table-cell office:value-type="float" office:value="854650" calcext:value-type="float">
            <text:p>854650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3282330" calcext:value-type="float">
            <text:p>3282330</text:p>
          </table:table-cell>
          <table:table-cell office:value-type="string" calcext:value-type="string">
            <text:p>นายสมหมาย กระเจิง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date" office:date-value="2018-08-19" calcext:value-type="date">
            <text:p>2018-08-19</text:p>
          </table:table-cell>
          <table:table-cell office:value-type="date" office:date-value="2019-08-19" calcext:value-type="date">
            <text:p>2019-08-1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office:value-type="string" calcext:value-type="string">
            <text:p>นาย จันทร์ ตบแผละ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69395</text:p>
          </table:table-cell>
          <table:table-cell office:value-type="float" office:value="449726" calcext:value-type="float">
            <text:p>449726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3313199" calcext:value-type="float">
            <text:p>3313199</text:p>
          </table:table-cell>
          <table:table-cell office:value-type="string" calcext:value-type="string">
            <text:p>น.ส.ดวงกมล การสำรอง</text:p>
          </table:table-cell>
          <table:table-cell office:value-type="string" calcext:value-type="string">
            <text:p>ผู้จัดการหน่วยอาวุโส เปิดสำนักงานตัวแทน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date" office:date-value="2018-08-02" calcext:value-type="date">
            <text:p>2018-08-02</text:p>
          </table:table-cell>
          <table:table-cell office:value-type="date" office:date-value="2022-08-02" calcext:value-type="date">
            <text:p>2022-08-02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office:value-type="string" calcext:value-type="string">
            <text:p>นาย กระโดดร่ม การสำรอง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519037</text:p>
          </table:table-cell>
          <table:table-cell office:value-type="float" office:value="10051816" calcext:value-type="float">
            <text:p>10051816</text:p>
          </table:table-cell>
          <table:table-cell office:value-type="string" calcext:value-type="string">
            <text:p>PA020</text:p>
          </table:table-cell>
          <table:table-cell office:value-type="string" calcext:value-type="string">
            <text:p>ไทยสมุทรคุ้มค่า 1</text:p>
          </table:table-cell>
          <table:table-cell office:value-type="float" office:value="4801763" calcext:value-type="float">
            <text:p>4801763</text:p>
          </table:table-cell>
          <table:table-cell office:value-type="string" calcext:value-type="string">
            <text:p>น.ส.สุชาดา สักพัก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date" office:date-value="2018-08-10" calcext:value-type="date">
            <text:p>2018-08-10</text:p>
          </table:table-cell>
          <table:table-cell office:value-type="date" office:date-value="2023-08-10" calcext:value-type="date">
            <text:p>2023-08-10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นาง เว้นแต่ กัมมันตรังสี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61" calcext:value-type="float">
            <text:p>1428161</text:p>
          </table:table-cell>
          <table:table-cell office:value-type="float" office:value="5313806" calcext:value-type="float">
            <text:p>5313806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float" office:value="5700024" calcext:value-type="float">
            <text:p>5700024</text:p>
          </table:table-cell>
          <table:table-cell office:value-type="string" calcext:value-type="string">
            <text:p>น.ส.กระชาก เค้าเงื่อน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4061" calcext:value-type="float">
            <text:p>4061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7-25" calcext:value-type="date">
            <text:p>2018-07-25</text:p>
          </table:table-cell>
          <table:table-cell office:value-type="date" office:date-value="2019-08-24" calcext:value-type="date">
            <text:p>2019-08-24</text:p>
          </table:table-cell>
          <table:table-cell office:value-type="float" office:value="200000" calcext:value-type="float">
            <text:p>200000</text:p>
          </table:table-cell>
          <table:table-cell office:value-type="float" office:value="13538" calcext:value-type="float">
            <text:p>135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-07-2562</text:p>
          </table:table-cell>
          <table:table-cell office:value-type="string" calcext:value-type="string">
            <text:p>นาย จำลอง เสวก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519040</text:p>
          </table:table-cell>
          <table:table-cell office:value-type="float" office:value="10051813" calcext:value-type="float">
            <text:p>10051813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5700024" calcext:value-type="float">
            <text:p>5700024</text:p>
          </table:table-cell>
          <table:table-cell office:value-type="string" calcext:value-type="string">
            <text:p>น.ส.กระชาก เค้าเงื่อน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date" office:date-value="2018-08-10" calcext:value-type="date">
            <text:p>2018-08-10</text:p>
          </table:table-cell>
          <table:table-cell office:value-type="date" office:date-value="2023-08-10" calcext:value-type="date">
            <text:p>2023-08-1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682" calcext:value-type="float">
            <text:p>2682</text:p>
          </table:table-cell>
          <table:table-cell table:number-columns-repeated="2"/>
          <table:table-cell office:value-type="string" calcext:value-type="string">
            <text:p>นาง มนุษยชาติ เจ้ากระทรวง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94802</text:p>
          </table:table-cell>
          <table:table-cell office:value-type="float" office:value="263031" calcext:value-type="float">
            <text:p>263031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5700024" calcext:value-type="float">
            <text:p>5700024</text:p>
          </table:table-cell>
          <table:table-cell office:value-type="string" calcext:value-type="string">
            <text:p>น.ส.กระชาก เค้าเงื่อน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date" office:date-value="2018-08-15" calcext:value-type="date">
            <text:p>2018-08-15</text:p>
          </table:table-cell>
          <table:table-cell office:value-type="date" office:date-value="2022-08-15" calcext:value-type="date">
            <text:p>2022-08-15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office:value-type="string" calcext:value-type="string">
            <text:p>นาย ทิวากร พิลึก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44385</text:p>
          </table:table-cell>
          <table:table-cell office:value-type="float" office:value="795140" calcext:value-type="float">
            <text:p>795140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3281799" calcext:value-type="float">
            <text:p>3281799</text:p>
          </table:table-cell>
          <table:table-cell office:value-type="string" calcext:value-type="string">
            <text:p>นายพนม ตื้นๆ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date" office:date-value="2018-10-31" calcext:value-type="date">
            <text:p>2018-10-31</text:p>
          </table:table-cell>
          <table:table-cell office:value-type="date" office:date-value="2021-10-31" calcext:value-type="date">
            <text:p>2021-10-31</text:p>
          </table:table-cell>
          <table:table-cell office:value-type="float" office:value="500000" calcext:value-type="float">
            <text:p>500000</text:p>
          </table:table-cell>
          <table:table-cell office:value-type="float" office:value="2890" calcext:value-type="float">
            <text:p>2890</text:p>
          </table:table-cell>
          <table:table-cell table:number-columns-repeated="2"/>
          <table:table-cell office:value-type="string" calcext:value-type="string">
            <text:p>นาย กรรมการ น้อยหน้า</text:p>
          </table:table-cell>
          <table:table-cell office:value-type="float" office:value="1609900370352" calcext:value-type="float">
            <text:p>1609900370352</text:p>
          </table:table-cell>
          <table:table-cell table:number-columns-repeated="2"/>
          <table:table-cell office:value-type="string" calcext:value-type="string">
            <text:p>554 หมู่ที่ 10</text:p>
          </table:table-cell>
          <table:table-cell office:value-type="string" calcext:value-type="string">
            <text:p>นครสวรรค์ตก</text:p>
          </table:table-cell>
          <table:table-cell office:value-type="string" calcext:value-type="string">
            <text:p>เมืองนครสวรรค์</text:p>
          </table:table-cell>
          <table:table-cell office:value-type="string" calcext:value-type="string">
            <text:p>นครสวรรค์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office:value-type="float" office:value="612520070" calcext:value-type="float">
            <text:p>612520070</text:p>
          </table:table-cell>
          <table:table-cell office:value-type="float" office:value="862067464" calcext:value-type="float">
            <text:p>862067464</text:p>
          </table:table-cell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70" calcext:value-type="float">
            <text:p>1428170</text:p>
          </table:table-cell>
          <table:table-cell office:value-type="float" office:value="5132281" calcext:value-type="float">
            <text:p>5132281</text:p>
          </table:table-cell>
          <table:table-cell office:value-type="string" calcext:value-type="string">
            <text:p>B95</text:p>
          </table:table-cell>
          <table:table-cell office:value-type="string" calcext:value-type="string">
            <text:p>โอเชี่ยนไลฟ์ เซฟรับทรัพย์ 14/7</text:p>
          </table:table-cell>
          <table:table-cell office:value-type="float" office:value="4600771" calcext:value-type="float">
            <text:p>4600771</text:p>
          </table:table-cell>
          <table:table-cell office:value-type="string" calcext:value-type="string">
            <text:p>น.ส.โสภา ชายกระโปร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06" calcext:value-type="date">
            <text:p>2018-08-06</text:p>
          </table:table-cell>
          <table:table-cell office:value-type="date" office:date-value="2019-09-05" calcext:value-type="date">
            <text:p>2019-09-05</text:p>
          </table:table-cell>
          <table:table-cell office:value-type="float" office:value="50000" calcext:value-type="float">
            <text:p>50000</text:p>
          </table:table-cell>
          <table:table-cell office:value-type="float" office:value="49750" calcext:value-type="float">
            <text:p>497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5-08-2562</text:p>
          </table:table-cell>
          <table:table-cell office:value-type="string" calcext:value-type="string">
            <text:p>น.ส. โสภา ชายกระโปรง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94805</text:p>
          </table:table-cell>
          <table:table-cell office:value-type="float" office:value="10036802" calcext:value-type="float">
            <text:p>10036802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4401735" calcext:value-type="float">
            <text:p>4401735</text:p>
          </table:table-cell>
          <table:table-cell office:value-type="string" calcext:value-type="string">
            <text:p>น.ส.กระหาย กระเซิ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date" office:date-value="2018-08-28" calcext:value-type="date">
            <text:p>2018-08-28</text:p>
          </table:table-cell>
          <table:table-cell office:value-type="date" office:date-value="2022-08-28" calcext:value-type="date">
            <text:p>2022-08-28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77" calcext:value-type="float">
            <text:p>1777</text:p>
          </table:table-cell>
          <table:table-cell table:number-columns-repeated="2"/>
          <table:table-cell office:value-type="string" calcext:value-type="string">
            <text:p>น.ส. ล้างหน้าล้างตา กลางบ้าน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01350860</text:p>
          </table:table-cell>
          <table:table-cell office:value-type="float" office:value="851771" calcext:value-type="float">
            <text:p>851771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4600771" calcext:value-type="float">
            <text:p>4600771</text:p>
          </table:table-cell>
          <table:table-cell office:value-type="string" calcext:value-type="string">
            <text:p>น.ส.โสภา ชายกระโปร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date" office:date-value="2018-07-05" calcext:value-type="date">
            <text:p>2018-07-05</text:p>
          </table:table-cell>
          <table:table-cell office:value-type="date" office:date-value="2019-07-05" calcext:value-type="date">
            <text:p>2019-07-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77" calcext:value-type="float">
            <text:p>1777</text:p>
          </table:table-cell>
          <table:table-cell table:number-columns-repeated="2"/>
          <table:table-cell office:value-type="string" calcext:value-type="string">
            <text:p>นาย ต่อกิ่ง กลั้นหายใจ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44314</text:p>
          </table:table-cell>
          <table:table-cell office:value-type="float" office:value="838497" calcext:value-type="float">
            <text:p>838497</text:p>
          </table:table-cell>
          <table:table-cell office:value-type="string" calcext:value-type="string">
            <text:p>PA020</text:p>
          </table:table-cell>
          <table:table-cell office:value-type="string" calcext:value-type="string">
            <text:p>ไทยสมุทรคุ้มค่า 1</text:p>
          </table:table-cell>
          <table:table-cell office:value-type="float" office:value="4600771" calcext:value-type="float">
            <text:p>4600771</text:p>
          </table:table-cell>
          <table:table-cell office:value-type="string" calcext:value-type="string">
            <text:p>น.ส.โสภา ชายกระโปร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date" office:date-value="2018-07-21" calcext:value-type="date">
            <text:p>2018-07-21</text:p>
          </table:table-cell>
          <table:table-cell office:value-type="date" office:date-value="2021-07-21" calcext:value-type="date">
            <text:p>2021-07-21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นาย อำนาจ เว้นระยะ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69397</text:p>
          </table:table-cell>
          <table:table-cell office:value-type="float" office:value="757637" calcext:value-type="float">
            <text:p>757637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3311487" calcext:value-type="float">
            <text:p>3311487</text:p>
          </table:table-cell>
          <table:table-cell office:value-type="string" calcext:value-type="string">
            <text:p>น.ส.กระแสน้ำ ตาข่าย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date" office:date-value="2018-08-07" calcext:value-type="date">
            <text:p>2018-08-07</text:p>
          </table:table-cell>
          <table:table-cell office:value-type="date" office:date-value="2022-08-07" calcext:value-type="date">
            <text:p>2022-08-07</text:p>
          </table:table-cell>
          <table:table-cell office:value-type="float" office:value="500000" calcext:value-type="float">
            <text:p>500000</text:p>
          </table:table-cell>
          <table:table-cell office:value-type="float" office:value="3192" calcext:value-type="float">
            <text:p>3192</text:p>
          </table:table-cell>
          <table:table-cell table:number-columns-repeated="2"/>
          <table:table-cell office:value-type="string" calcext:value-type="string">
            <text:p>นาย ความเร่ง กรัน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519029</text:p>
          </table:table-cell>
          <table:table-cell office:value-type="float" office:value="781857" calcext:value-type="float">
            <text:p>781857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4600771" calcext:value-type="float">
            <text:p>4600771</text:p>
          </table:table-cell>
          <table:table-cell office:value-type="string" calcext:value-type="string">
            <text:p>น.ส.โสภา ชายกระโปร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date" office:date-value="2018-08-03" calcext:value-type="date">
            <text:p>2018-08-03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office:value-type="string" calcext:value-type="string">
            <text:p>นาย สมบัติ เอเอ็ม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77" calcext:value-type="float">
            <text:p>1428177</text:p>
          </table:table-cell>
          <table:table-cell office:value-type="float" office:value="5344526" calcext:value-type="float">
            <text:p>534452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ไทยสมุทรพูนผล (15/9)</text:p>
          </table:table-cell>
          <table:table-cell office:value-type="float" office:value="4801763" calcext:value-type="float">
            <text:p>4801763</text:p>
          </table:table-cell>
          <table:table-cell office:value-type="string" calcext:value-type="string">
            <text:p>น.ส.สุชาดา สักพัก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10" calcext:value-type="date">
            <text:p>2018-08-10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956" calcext:value-type="float">
            <text:p>229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9-08-2562</text:p>
          </table:table-cell>
          <table:table-cell office:value-type="string" calcext:value-type="string">
            <text:p>นาง เว้นแต่ กัมมันตรังสี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63" calcext:value-type="float">
            <text:p>1428163</text:p>
          </table:table-cell>
          <table:table-cell office:value-type="float" office:value="6142133" calcext:value-type="float">
            <text:p>614213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ซีเนียร์ แฮปปี้ 2 (เพื่อผู้สูงอายุ)</text:p>
          </table:table-cell>
          <table:table-cell office:value-type="float" office:value="5700024" calcext:value-type="float">
            <text:p>5700024</text:p>
          </table:table-cell>
          <table:table-cell office:value-type="string" calcext:value-type="string">
            <text:p>น.ส.กระชาก เค้าเงื่อน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4650" calcext:value-type="float">
            <text:p>4650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7-31" calcext:value-type="date">
            <text:p>2018-07-31</text:p>
          </table:table-cell>
          <table:table-cell office:value-type="date" office:date-value="2019-08-30" calcext:value-type="date">
            <text:p>2019-08-3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8600" calcext:value-type="float">
            <text:p>186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-07-2562</text:p>
          </table:table-cell>
          <table:table-cell office:value-type="string" calcext:value-type="string">
            <text:p>นาง ระเบียบ เหลืออยู่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519042</text:p>
          </table:table-cell>
          <table:table-cell office:value-type="float" office:value="10051825" calcext:value-type="float">
            <text:p>10051825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5410768" calcext:value-type="float">
            <text:p>5410768</text:p>
          </table:table-cell>
          <table:table-cell office:value-type="string" calcext:value-type="string">
            <text:p>นางใกล้ฝั่ง กระสือดูด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date" office:date-value="2018-08-10" calcext:value-type="date">
            <text:p>2018-08-10</text:p>
          </table:table-cell>
          <table:table-cell office:value-type="date" office:date-value="2023-08-10" calcext:value-type="date">
            <text:p>2023-08-1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77" calcext:value-type="float">
            <text:p>1777</text:p>
          </table:table-cell>
          <table:table-cell table:number-columns-repeated="2"/>
          <table:table-cell office:value-type="string" calcext:value-type="string">
            <text:p>นาย เส้นแวง กระทัดรัด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519031</text:p>
          </table:table-cell>
          <table:table-cell office:value-type="float" office:value="592597" calcext:value-type="float">
            <text:p>592597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3282143" calcext:value-type="float">
            <text:p>3282143</text:p>
          </table:table-cell>
          <table:table-cell office:value-type="string" calcext:value-type="string">
            <text:p>นายสำรวย <text:s/>ศรีสุวรรณ</text:p>
          </table:table-cell>
          <table:table-cell office:value-type="string" calcext:value-type="string">
            <text:p>ตัวแทนเก็บเงิน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date" office:date-value="2018-08-07" calcext:value-type="date">
            <text:p>2018-08-07</text:p>
          </table:table-cell>
          <table:table-cell office:value-type="date" office:date-value="2023-08-07" calcext:value-type="date">
            <text:p>2023-08-0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office:value-type="string" calcext:value-type="string">
            <text:p>น.ส. กรรตุการก ติดบ่อน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84" calcext:value-type="float">
            <text:p>1428184</text:p>
          </table:table-cell>
          <table:table-cell office:value-type="float" office:value="6145306" calcext:value-type="float">
            <text:p>614530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ไทยสมุทรสบายสบาย 30/15</text:p>
          </table:table-cell>
          <table:table-cell office:value-type="float" office:value="3309867" calcext:value-type="float">
            <text:p>3309867</text:p>
          </table:table-cell>
          <table:table-cell office:value-type="string" calcext:value-type="string">
            <text:p>นายมีแก่ใจ การคลอดบุตร</text:p>
          </table:table-cell>
          <table:table-cell office:value-type="string" calcext:value-type="string">
            <text:p>ผู้จัดการหน่วยอาวุโส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10" calcext:value-type="date">
            <text:p>2018-08-10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200000" calcext:value-type="float">
            <text:p>200000</text:p>
          </table:table-cell>
          <table:table-cell office:value-type="float" office:value="21600" calcext:value-type="float">
            <text:p>216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9-08-2562</text:p>
          </table:table-cell>
          <table:table-cell office:value-type="string" calcext:value-type="string">
            <text:p>นาย ทับเกษตร กระตุก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62" calcext:value-type="float">
            <text:p>1428162</text:p>
          </table:table-cell>
          <table:table-cell office:value-type="float" office:value="6142048" calcext:value-type="float">
            <text:p>6142048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ไทยสมุทรสบายสบาย 30/15</text:p>
          </table:table-cell>
          <table:table-cell office:value-type="float" office:value="3311487" calcext:value-type="float">
            <text:p>3311487</text:p>
          </table:table-cell>
          <table:table-cell office:value-type="string" calcext:value-type="string">
            <text:p>น.ส.กระแสน้ำ ตาข่าย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7-30" calcext:value-type="date">
            <text:p>2018-07-30</text:p>
          </table:table-cell>
          <table:table-cell office:value-type="date" office:date-value="2019-08-29" calcext:value-type="date">
            <text:p>2019-08-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024" calcext:value-type="float">
            <text:p>13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9-07-2562</text:p>
          </table:table-cell>
          <table:table-cell office:value-type="string" calcext:value-type="string">
            <text:p>นาง สละ กะลา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74" calcext:value-type="float">
            <text:p>1428174</text:p>
          </table:table-cell>
          <table:table-cell office:value-type="float" office:value="6145001" calcext:value-type="float">
            <text:p>614500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สบายชัวร์</text:p>
          </table:table-cell>
          <table:table-cell office:value-type="float" office:value="4801763" calcext:value-type="float">
            <text:p>4801763</text:p>
          </table:table-cell>
          <table:table-cell office:value-type="string" calcext:value-type="string">
            <text:p>น.ส.สุชาดา สักพัก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10" calcext:value-type="date">
            <text:p>2018-08-10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9-08-2562</text:p>
          </table:table-cell>
          <table:table-cell office:value-type="string" calcext:value-type="string">
            <text:p>นาย กระเตง เพ้อฝัน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01350922</text:p>
          </table:table-cell>
          <table:table-cell office:value-type="float" office:value="854721" calcext:value-type="float">
            <text:p>854721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4401735" calcext:value-type="float">
            <text:p>4401735</text:p>
          </table:table-cell>
          <table:table-cell office:value-type="string" calcext:value-type="string">
            <text:p>น.ส.กระหาย กระเซิง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date" office:date-value="2018-08-20" calcext:value-type="date">
            <text:p>2018-08-20</text:p>
          </table:table-cell>
          <table:table-cell office:value-type="date" office:date-value="2019-08-20" calcext:value-type="date">
            <text:p>2019-08-2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364" calcext:value-type="float">
            <text:p>2364</text:p>
          </table:table-cell>
          <table:table-cell table:number-columns-repeated="2"/>
          <table:table-cell office:value-type="string" calcext:value-type="string">
            <text:p>น.ส. ศศิ พริบตาเดียว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69399</text:p>
          </table:table-cell>
          <table:table-cell office:value-type="float" office:value="229793" calcext:value-type="float">
            <text:p>229793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3311487" calcext:value-type="float">
            <text:p>3311487</text:p>
          </table:table-cell>
          <table:table-cell office:value-type="string" calcext:value-type="string">
            <text:p>น.ส.กระแสน้ำ ตาข่าย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date" office:date-value="2018-08-09" calcext:value-type="date">
            <text:p>2018-08-09</text:p>
          </table:table-cell>
          <table:table-cell office:value-type="date" office:date-value="2022-08-09" calcext:value-type="date">
            <text:p>2022-08-09</text:p>
          </table:table-cell>
          <table:table-cell office:value-type="float" office:value="500000" calcext:value-type="float">
            <text:p>500000</text:p>
          </table:table-cell>
          <table:table-cell office:value-type="float" office:value="3192" calcext:value-type="float">
            <text:p>3192</text:p>
          </table:table-cell>
          <table:table-cell table:number-columns-repeated="2"/>
          <table:table-cell office:value-type="string" calcext:value-type="string">
            <text:p>น.ส. แสงเดือน เอาเปรียบ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94806</text:p>
          </table:table-cell>
          <table:table-cell office:value-type="float" office:value="842784" calcext:value-type="float">
            <text:p>842784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3311766" calcext:value-type="float">
            <text:p>3311766</text:p>
          </table:table-cell>
          <table:table-cell office:value-type="string" calcext:value-type="string">
            <text:p>นางมะลิ ก้อนหิน</text:p>
          </table:table-cell>
          <table:table-cell office:value-type="string" calcext:value-type="string">
            <text:p>ตัวแทนเก็บเงิน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date" office:date-value="2018-08-31" calcext:value-type="date">
            <text:p>2018-08-31</text:p>
          </table:table-cell>
          <table:table-cell office:value-type="date" office:date-value="2022-08-31" calcext:value-type="date">
            <text:p>2022-08-3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77" calcext:value-type="float">
            <text:p>1777</text:p>
          </table:table-cell>
          <table:table-cell table:number-columns-repeated="2"/>
          <table:table-cell office:value-type="string" calcext:value-type="string">
            <text:p>นาย ไพโรจน์ ก่อเกิด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519026</text:p>
          </table:table-cell>
          <table:table-cell office:value-type="float" office:value="10051160" calcext:value-type="float">
            <text:p>10051160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5700024" calcext:value-type="float">
            <text:p>5700024</text:p>
          </table:table-cell>
          <table:table-cell office:value-type="string" calcext:value-type="string">
            <text:p>น.ส.กระชาก เค้าเงื่อน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date" office:date-value="2018-08-01" calcext:value-type="date">
            <text:p>2018-08-01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office:value-type="string" calcext:value-type="string">
            <text:p>น.ส. ขวัญใจ กรมวิชาการ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519030</text:p>
          </table:table-cell>
          <table:table-cell office:value-type="float" office:value="10051353" calcext:value-type="float">
            <text:p>10051353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3311487" calcext:value-type="float">
            <text:p>3311487</text:p>
          </table:table-cell>
          <table:table-cell office:value-type="string" calcext:value-type="string">
            <text:p>น.ส.กระแสน้ำ ตาข่าย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date" office:date-value="2018-08-03" calcext:value-type="date">
            <text:p>2018-08-03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500000" calcext:value-type="float">
            <text:p>500000</text:p>
          </table:table-cell>
          <table:table-cell office:value-type="float" office:value="3192" calcext:value-type="float">
            <text:p>3192</text:p>
          </table:table-cell>
          <table:table-cell table:number-columns-repeated="2"/>
          <table:table-cell office:value-type="string" calcext:value-type="string">
            <text:p>นาย หนองใน เม็ดฝน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519023</text:p>
          </table:table-cell>
          <table:table-cell office:value-type="float" office:value="726598" calcext:value-type="float">
            <text:p>726598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3311487" calcext:value-type="float">
            <text:p>3311487</text:p>
          </table:table-cell>
          <table:table-cell office:value-type="string" calcext:value-type="string">
            <text:p>น.ส.กระแสน้ำ ตาข่าย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date" office:date-value="2018-07-25" calcext:value-type="date">
            <text:p>2018-07-25</text:p>
          </table:table-cell>
          <table:table-cell office:value-type="date" office:date-value="2023-07-25" calcext:value-type="date">
            <text:p>2023-07-25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77" calcext:value-type="float">
            <text:p>1777</text:p>
          </table:table-cell>
          <table:table-cell table:number-columns-repeated="2"/>
          <table:table-cell office:value-type="string" calcext:value-type="string">
            <text:p>นาย นารี ตัวละคร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7-ภาคกลาง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นครสวรรค์</text:p>
          </table:table-cell>
          <table:table-cell office:value-type="string" calcext:value-type="string">
            <text:p>สามัญ</text:p>
          </table:table-cell>
          <table:table-cell office:value-type="float" office:value="1428169" calcext:value-type="float">
            <text:p>1428169</text:p>
          </table:table-cell>
          <table:table-cell office:value-type="float" office:value="6143938" calcext:value-type="float">
            <text:p>6143938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ไทยสมุทรสบายสบาย 30/15</text:p>
          </table:table-cell>
          <table:table-cell office:value-type="float" office:value="4801763" calcext:value-type="float">
            <text:p>4801763</text:p>
          </table:table-cell>
          <table:table-cell office:value-type="string" calcext:value-type="string">
            <text:p>น.ส.สุชาดา สักพัก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8-04" calcext:value-type="date">
            <text:p>2018-08-04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50000" calcext:value-type="float">
            <text:p>150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3-08-2562</text:p>
          </table:table-cell>
          <table:table-cell office:value-type="string" calcext:value-type="string">
            <text:p>นาง กล้าเผชิญ ทอล์คโชว์</text:p>
          </table:table-cell>
          <table:table-cell table:number-columns-repeated="12"/>
          <table:table-cell office:value-type="string" calcext:value-type="string">
            <text:p>2561/11</text:p>
          </table:table-cell>
          <table:table-cell office:value-type="date" office:date-value="2018-11-16T14:13:47" calcext:value-type="date">
            <text:p>11/16/18 02:13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7-ภาคกลาง 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กาญจนบุรี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66599</text:p>
          </table:table-cell>
          <table:table-cell/>
          <table:table-cell office:value-type="string" calcext:value-type="string">
            <text:p>PA020</text:p>
          </table:table-cell>
          <table:table-cell office:value-type="string" calcext:value-type="string">
            <text:p>ไทยสมุทรคุ้มค่า 1</text:p>
          </table:table-cell>
          <table:table-cell office:value-type="float" office:value="3405790" calcext:value-type="float">
            <text:p>3405790</text:p>
          </table:table-cell>
          <table:table-cell office:value-type="string" calcext:value-type="string">
            <text:p>นายหน่วง บุญนำ</text:p>
          </table:table-cell>
          <table:table-cell office:value-type="string" calcext:value-type="string">
            <text:p>ผู้จัดการหน่วยอาวุโส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date" office:date-value="2017-08-02" calcext:value-type="date">
            <text:p>2017-08-02</text:p>
          </table:table-cell>
          <table:table-cell office:value-type="date" office:date-value="2022-08-02" calcext:value-type="date">
            <text:p>2022-08-02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นาย นฤพล นุชตะมา</text:p>
          </table:table-cell>
          <table:table-cell office:value-type="float" office:value="3710600646694" calcext:value-type="float">
            <text:p>3710600646694</text:p>
          </table:table-cell>
          <table:table-cell office:value-type="string" calcext:value-type="string">
            <text:p>อื่นๆ</text:p>
          </table:table-cell>
          <table:table-cell office:value-type="string" calcext:value-type="string">
            <text:p>ไม่ระบุรหัสอาชีพ</text:p>
          </table:table-cell>
          <table:table-cell office:value-type="string" calcext:value-type="string">
            <text:p>112 หมู่ที่ 1</text:p>
          </table:table-cell>
          <table:table-cell office:value-type="string" calcext:value-type="string">
            <text:p>วังศาลา</text:p>
          </table:table-cell>
          <table:table-cell office:value-type="string" calcext:value-type="string">
            <text:p>ท่าม่วง</text:p>
          </table:table-cell>
          <table:table-cell office:value-type="string" calcext:value-type="string">
            <text:p>กาญจนบุรี</text:p>
          </table:table-cell>
          <table:table-cell office:value-type="float" office:value="71110" calcext:value-type="float">
            <text:p>71110</text:p>
          </table:table-cell>
          <table:table-cell table:number-columns-repeated="2"/>
          <table:table-cell office:value-type="float" office:value="810067090" calcext:value-type="float">
            <text:p>810067090</text:p>
          </table:table-cell>
          <table:table-cell/>
          <table:table-cell office:value-type="string" calcext:value-type="string">
            <text:p>2560/11</text:p>
          </table:table-cell>
          <table:table-cell office:value-type="date" office:date-value="2018-06-08T14:16:29" calcext:value-type="date">
            <text:p>06/08/18 02:16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สามัญ</text:p>
          </table:table-cell>
          <table:table-cell office:value-type="float" office:value="1396562" calcext:value-type="float">
            <text:p>1396562</text:p>
          </table:table-cell>
          <table:table-cell office:value-type="float" office:value="6032206" calcext:value-type="float">
            <text:p>603220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ไทยสมุทรตลอดชีพ 99/5</text:p>
          </table:table-cell>
          <table:table-cell office:value-type="float" office:value="5001664" calcext:value-type="float">
            <text:p>5001664</text:p>
          </table:table-cell>
          <table:table-cell office:value-type="string" calcext:value-type="string">
            <text:p>น.ส.จันทร์เทวา สวัสดี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มีผล</text:p>
          </table:table-cell>
          <table:table-cell office:value-type="float" office:value="39" calcext:value-type="float">
            <text:p>39</text:p>
          </table:table-cell>
          <table:table-cell office:value-type="date" office:date-value="2017-07-23" calcext:value-type="date">
            <text:p>2017-07-23</text:p>
          </table:table-cell>
          <table:table-cell office:value-type="date" office:date-value="2018-08-22" calcext:value-type="date">
            <text:p>2018-08-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8852" calcext:value-type="float">
            <text:p>88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-07-2561</text:p>
          </table:table-cell>
          <table:table-cell office:value-type="string" calcext:value-type="string">
            <text:p>นาย ทรงชัย เสาวคนธ์</text:p>
          </table:table-cell>
          <table:table-cell office:value-type="float" office:value="3430200180348" calcext:value-type="float">
            <text:p>3430200180348</text:p>
          </table:table-cell>
          <table:table-cell office:value-type="string" calcext:value-type="string">
            <text:p>ธุรกิจส่วนตัว/ค้าขาย</text:p>
          </table:table-cell>
          <table:table-cell office:value-type="string" calcext:value-type="string">
            <text:p>ค้าขายเครื่องบริโภค</text:p>
          </table:table-cell>
          <table:table-cell office:value-type="string" calcext:value-type="string">
            <text:p>239 หมู่ที่ 4</text:p>
          </table:table-cell>
          <table:table-cell office:value-type="string" calcext:value-type="string">
            <text:p>บ้านถ่อน</text:p>
          </table:table-cell>
          <table:table-cell office:value-type="string" calcext:value-type="string">
            <text:p>ท่าบ่อ</text:p>
          </table:table-cell>
          <table:table-cell office:value-type="string" calcext:value-type="string">
            <text:p>หนองคาย</text:p>
          </table:table-cell>
          <table:table-cell office:value-type="float" office:value="43110" calcext:value-type="float">
            <text:p>43110</text:p>
          </table:table-cell>
          <table:table-cell table:number-columns-repeated="4"/>
          <table:table-cell office:value-type="string" calcext:value-type="string">
            <text:p>2560/11</text:p>
          </table:table-cell>
          <table:table-cell office:value-type="date" office:date-value="2018-06-08T14:16:29" calcext:value-type="date">
            <text:p>06/08/18 02:16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สามัญ</text:p>
          </table:table-cell>
          <table:table-cell office:value-type="float" office:value="1396563" calcext:value-type="float">
            <text:p>1396563</text:p>
          </table:table-cell>
          <table:table-cell office:value-type="float" office:value="6032203" calcext:value-type="float">
            <text:p>6032203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float" office:value="6050129" calcext:value-type="float">
            <text:p>6050129</text:p>
          </table:table-cell>
          <table:table-cell office:value-type="string" calcext:value-type="string">
            <text:p>นายสไกร ตะวงษา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มีผล</text:p>
          </table:table-cell>
          <table:table-cell office:value-type="float" office:value="56" calcext:value-type="float">
            <text:p>56</text:p>
          </table:table-cell>
          <table:table-cell office:value-type="date" office:date-value="2017-07-24" calcext:value-type="date">
            <text:p>2017-07-24</text:p>
          </table:table-cell>
          <table:table-cell office:value-type="date" office:date-value="2018-08-23" calcext:value-type="date">
            <text:p>2018-08-23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396" calcext:value-type="float">
            <text:p>153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3-07-2561</text:p>
          </table:table-cell>
          <table:table-cell office:value-type="string" calcext:value-type="string">
            <text:p>นาย ฉลวย นุชิตภาพ</text:p>
          </table:table-cell>
          <table:table-cell office:value-type="float" office:value="3401200627246" calcext:value-type="float">
            <text:p>3401200627246</text:p>
          </table:table-cell>
          <table:table-cell office:value-type="string" calcext:value-type="string">
            <text:p>ธุรกิจส่วนตัว/ค้าขาย</text:p>
          </table:table-cell>
          <table:table-cell office:value-type="string" calcext:value-type="string">
            <text:p>ค้าขายสินค้าอุปโภค</text:p>
          </table:table-cell>
          <table:table-cell office:value-type="string" calcext:value-type="string">
            <text:p>27/97 หมู่ที่ 6</text:p>
          </table:table-cell>
          <table:table-cell office:value-type="string" calcext:value-type="string">
            <text:p>หนองปรือ</text:p>
          </table:table-cell>
          <table:table-cell office:value-type="string" calcext:value-type="string">
            <text:p>บางละมุง</text:p>
          </table:table-cell>
          <table:table-cell office:value-type="string" calcext:value-type="string">
            <text:p>ชลบุรี</text:p>
          </table:table-cell>
          <table:table-cell office:value-type="float" office:value="20150" calcext:value-type="float">
            <text:p>20150</text:p>
          </table:table-cell>
          <table:table-cell table:number-columns-repeated="4"/>
          <table:table-cell office:value-type="string" calcext:value-type="string">
            <text:p>2560/11</text:p>
          </table:table-cell>
          <table:table-cell office:value-type="date" office:date-value="2018-06-08T14:16:29" calcext:value-type="date">
            <text:p>06/08/18 02:16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สามัญ</text:p>
          </table:table-cell>
          <table:table-cell office:value-type="float" office:value="1396565" calcext:value-type="float">
            <text:p>1396565</text:p>
          </table:table-cell>
          <table:table-cell office:value-type="float" office:value="6032867" calcext:value-type="float">
            <text:p>603286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ไทยสมุทรพูนผล (15/9)</text:p>
          </table:table-cell>
          <table:table-cell office:value-type="float" office:value="3407447" calcext:value-type="float">
            <text:p>3407447</text:p>
          </table:table-cell>
          <table:table-cell office:value-type="string" calcext:value-type="string">
            <text:p>นายทองใบ ผลทิพย์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20201" calcext:value-type="float">
            <text:p>20201</text:p>
          </table:table-cell>
          <table:table-cell office:value-type="string" calcext:value-type="string">
            <text:p>มีผล</text:p>
          </table:table-cell>
          <table:table-cell office:value-type="float" office:value="56" calcext:value-type="float">
            <text:p>56</text:p>
          </table:table-cell>
          <table:table-cell office:value-type="date" office:date-value="2017-07-31" calcext:value-type="date">
            <text:p>2017-07-31</text:p>
          </table:table-cell>
          <table:table-cell office:value-type="date" office:date-value="2018-08-30" calcext:value-type="date">
            <text:p>2018-08-3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12230" calcext:value-type="float">
            <text:p>1122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-07-2561</text:p>
          </table:table-cell>
          <table:table-cell office:value-type="string" calcext:value-type="string">
            <text:p>นาง รันดร ผลทิพย์</text:p>
          </table:table-cell>
          <table:table-cell office:value-type="float" office:value="3411700198565" calcext:value-type="float">
            <text:p>3411700198565</text:p>
          </table:table-cell>
          <table:table-cell office:value-type="string" calcext:value-type="string">
            <text:p>ธุรกิจส่วนตัว/ค้าขาย</text:p>
          </table:table-cell>
          <table:table-cell office:value-type="string" calcext:value-type="string">
            <text:p>ค้าขายสินค้าอุปโภค</text:p>
          </table:table-cell>
          <table:table-cell office:value-type="string" calcext:value-type="string">
            <text:p>103 หมู่ที่ 17</text:p>
          </table:table-cell>
          <table:table-cell office:value-type="string" calcext:value-type="string">
            <text:p>หายโศก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อุดรธานี</text:p>
          </table:table-cell>
          <table:table-cell office:value-type="float" office:value="41160" calcext:value-type="float">
            <text:p>41160</text:p>
          </table:table-cell>
          <table:table-cell table:number-columns-repeated="4"/>
          <table:table-cell office:value-type="string" calcext:value-type="string">
            <text:p>2560/11</text:p>
          </table:table-cell>
          <table:table-cell office:value-type="date" office:date-value="2018-06-08T14:16:29" calcext:value-type="date">
            <text:p>06/08/18 02:16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สามัญ</text:p>
          </table:table-cell>
          <table:table-cell office:value-type="float" office:value="1396566" calcext:value-type="float">
            <text:p>1396566</text:p>
          </table:table-cell>
          <table:table-cell office:value-type="float" office:value="6033048" calcext:value-type="float">
            <text:p>603304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ซีเนียร์ แฮปปี้ 2 (เพื่อผู้สูงอายุ)</text:p>
          </table:table-cell>
          <table:table-cell office:value-type="float" office:value="4002536" calcext:value-type="float">
            <text:p>4002536</text:p>
          </table:table-cell>
          <table:table-cell office:value-type="string" calcext:value-type="string">
            <text:p>นางประภาสิริ ศรีชัยมูล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มีผล</text:p>
          </table:table-cell>
          <table:table-cell office:value-type="float" office:value="69" calcext:value-type="float">
            <text:p>69</text:p>
          </table:table-cell>
          <table:table-cell office:value-type="date" office:date-value="2017-08-01" calcext:value-type="date">
            <text:p>2017-08-01</text:p>
          </table:table-cell>
          <table:table-cell office:value-type="date" office:date-value="2018-08-31" calcext:value-type="date">
            <text:p>2018-08-31</text:p>
          </table:table-cell>
          <table:table-cell office:value-type="float" office:value="200000" calcext:value-type="float">
            <text:p>200000</text:p>
          </table:table-cell>
          <table:table-cell office:value-type="float" office:value="23600" calcext:value-type="float">
            <text:p>236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-07-2561</text:p>
          </table:table-cell>
          <table:table-cell office:value-type="string" calcext:value-type="string">
            <text:p>นาย เสาร์ จันทะแจ่ม</text:p>
          </table:table-cell>
          <table:table-cell office:value-type="float" office:value="5411890003236" calcext:value-type="float">
            <text:p>5411890003236</text:p>
          </table:table-cell>
          <table:table-cell office:value-type="string" calcext:value-type="string">
            <text:p>เกษตรกรรม</text:p>
          </table:table-cell>
          <table:table-cell office:value-type="string" calcext:value-type="string">
            <text:p>เกษตรกรรม(ไม่ระบุ)</text:p>
          </table:table-cell>
          <table:table-cell office:value-type="string" calcext:value-type="string">
            <text:p>92/1 หมู่ที่ 4</text:p>
          </table:table-cell>
          <table:table-cell table:number-columns-repeated="2" office:value-type="string" calcext:value-type="string">
            <text:p>น้ำโสม</text:p>
          </table:table-cell>
          <table:table-cell office:value-type="string" calcext:value-type="string">
            <text:p>อุดรธานี</text:p>
          </table:table-cell>
          <table:table-cell office:value-type="float" office:value="41210" calcext:value-type="float">
            <text:p>41210</text:p>
          </table:table-cell>
          <table:table-cell table:number-columns-repeated="4"/>
          <table:table-cell office:value-type="string" calcext:value-type="string">
            <text:p>2560/11</text:p>
          </table:table-cell>
          <table:table-cell office:value-type="date" office:date-value="2018-06-08T14:16:29" calcext:value-type="date">
            <text:p>06/08/18 02:16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สามัญ</text:p>
          </table:table-cell>
          <table:table-cell office:value-type="float" office:value="1396567" calcext:value-type="float">
            <text:p>1396567</text:p>
          </table:table-cell>
          <table:table-cell office:value-type="float" office:value="6033049" calcext:value-type="float">
            <text:p>6033049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float" office:value="4102107" calcext:value-type="float">
            <text:p>4102107</text:p>
          </table:table-cell>
          <table:table-cell office:value-type="string" calcext:value-type="string">
            <text:p>นางจินดารัตน์ คำสวัสดิ์เจริญ</text:p>
          </table:table-cell>
          <table:table-cell office:value-type="string" calcext:value-type="string">
            <text:p>ผู้จัดการหน่วยอาวุโส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มีผล</text:p>
          </table:table-cell>
          <table:table-cell office:value-type="float" office:value="32" calcext:value-type="float">
            <text:p>32</text:p>
          </table:table-cell>
          <table:table-cell office:value-type="date" office:date-value="2017-08-01" calcext:value-type="date">
            <text:p>2017-08-01</text:p>
          </table:table-cell>
          <table:table-cell office:value-type="date" office:date-value="2018-08-31" calcext:value-type="date">
            <text:p>2018-08-31</text:p>
          </table:table-cell>
          <table:table-cell office:value-type="float" office:value="300000" calcext:value-type="float">
            <text:p>300000</text:p>
          </table:table-cell>
          <table:table-cell office:value-type="float" office:value="17865" calcext:value-type="float">
            <text:p>178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-07-2561</text:p>
          </table:table-cell>
          <table:table-cell office:value-type="string" calcext:value-type="string">
            <text:p>นาย ศรนารายณ์ ขุนทาระ</text:p>
          </table:table-cell>
          <table:table-cell office:value-type="float" office:value="1610400007129" calcext:value-type="float">
            <text:p>1610400007129</text:p>
          </table:table-cell>
          <table:table-cell office:value-type="string" calcext:value-type="string">
            <text:p>เกษตรกรรม</text:p>
          </table:table-cell>
          <table:table-cell office:value-type="string" calcext:value-type="string">
            <text:p>เกษตรกรรม(ไม่ระบุ)</text:p>
          </table:table-cell>
          <table:table-cell office:value-type="string" calcext:value-type="string">
            <text:p>32 หมู่ที่ 6</text:p>
          </table:table-cell>
          <table:table-cell office:value-type="string" calcext:value-type="string">
            <text:p>เมืองพาน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อุดรธานี</text:p>
          </table:table-cell>
          <table:table-cell office:value-type="float" office:value="41160" calcext:value-type="float">
            <text:p>41160</text:p>
          </table:table-cell>
          <table:table-cell table:number-columns-repeated="4"/>
          <table:table-cell office:value-type="string" calcext:value-type="string">
            <text:p>2560/11</text:p>
          </table:table-cell>
          <table:table-cell office:value-type="date" office:date-value="2018-06-08T14:16:29" calcext:value-type="date">
            <text:p>06/08/18 02:16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สามัญ</text:p>
          </table:table-cell>
          <table:table-cell office:value-type="float" office:value="1396568" calcext:value-type="float">
            <text:p>1396568</text:p>
          </table:table-cell>
          <table:table-cell office:value-type="float" office:value="6033217" calcext:value-type="float">
            <text:p>603321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ซีเนียร์ แฮปปี้ 2 (เพื่อผู้สูงอายุ)</text:p>
          </table:table-cell>
          <table:table-cell office:value-type="float" office:value="6051073" calcext:value-type="float">
            <text:p>6051073</text:p>
          </table:table-cell>
          <table:table-cell office:value-type="string" calcext:value-type="string">
            <text:p>นายธนวัตน์ คำภูแก้ว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มีผล</text:p>
          </table:table-cell>
          <table:table-cell office:value-type="float" office:value="72" calcext:value-type="float">
            <text:p>72</text:p>
          </table:table-cell>
          <table:table-cell office:value-type="date" office:date-value="2017-08-01" calcext:value-type="date">
            <text:p>2017-08-01</text:p>
          </table:table-cell>
          <table:table-cell office:value-type="date" office:date-value="2018-08-31" calcext:value-type="date">
            <text:p>2018-08-31</text:p>
          </table:table-cell>
          <table:table-cell office:value-type="float" office:value="200000" calcext:value-type="float">
            <text:p>200000</text:p>
          </table:table-cell>
          <table:table-cell office:value-type="float" office:value="26400" calcext:value-type="float">
            <text:p>264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-07-2561</text:p>
          </table:table-cell>
          <table:table-cell office:value-type="string" calcext:value-type="string">
            <text:p>นาง เกษร ประทุมวัน</text:p>
          </table:table-cell>
          <table:table-cell office:value-type="float" office:value="3411500325156" calcext:value-type="float">
            <text:p>3411500325156</text:p>
          </table:table-cell>
          <table:table-cell office:value-type="string" calcext:value-type="string">
            <text:p>ธุรกิจส่วนตัว/ค้าขาย</text:p>
          </table:table-cell>
          <table:table-cell office:value-type="string" calcext:value-type="string">
            <text:p>ค้าขายสินค้าอุปโภค</text:p>
          </table:table-cell>
          <table:table-cell office:value-type="string" calcext:value-type="string">
            <text:p>194 หมู่ที่ 6</text:p>
          </table:table-cell>
          <table:table-cell table:number-columns-repeated="2" office:value-type="string" calcext:value-type="string">
            <text:p>สุวรรณคูหา</text:p>
          </table:table-cell>
          <table:table-cell office:value-type="string" calcext:value-type="string">
            <text:p>หนองบัวลำภู</text:p>
          </table:table-cell>
          <table:table-cell office:value-type="float" office:value="39270" calcext:value-type="float">
            <text:p>39270</text:p>
          </table:table-cell>
          <table:table-cell table:number-columns-repeated="4"/>
          <table:table-cell office:value-type="string" calcext:value-type="string">
            <text:p>2560/11</text:p>
          </table:table-cell>
          <table:table-cell office:value-type="date" office:date-value="2018-06-08T14:16:29" calcext:value-type="date">
            <text:p>06/08/18 02:16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สามัญ</text:p>
          </table:table-cell>
          <table:table-cell office:value-type="float" office:value="1396569" calcext:value-type="float">
            <text:p>1396569</text:p>
          </table:table-cell>
          <table:table-cell office:value-type="float" office:value="6033218" calcext:value-type="float">
            <text:p>603321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float" office:value="6051073" calcext:value-type="float">
            <text:p>6051073</text:p>
          </table:table-cell>
          <table:table-cell office:value-type="string" calcext:value-type="string">
            <text:p>นายธนวัตน์ คำภูแก้ว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9735" calcext:value-type="float">
            <text:p>9735</text:p>
          </table:table-cell>
          <table:table-cell office:value-type="string" calcext:value-type="string">
            <text:p>มีผล</text:p>
          </table:table-cell>
          <table:table-cell office:value-type="float" office:value="22" calcext:value-type="float">
            <text:p>22</text:p>
          </table:table-cell>
          <table:table-cell office:value-type="date" office:date-value="2017-08-01" calcext:value-type="date">
            <text:p>2017-08-01</text:p>
          </table:table-cell>
          <table:table-cell office:value-type="date" office:date-value="2018-08-31" calcext:value-type="date">
            <text:p>2018-08-31</text:p>
          </table:table-cell>
          <table:table-cell office:value-type="float" office:value="500000" calcext:value-type="float">
            <text:p>500000</text:p>
          </table:table-cell>
          <table:table-cell office:value-type="float" office:value="27815" calcext:value-type="float">
            <text:p>278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-07-2561</text:p>
          </table:table-cell>
          <table:table-cell office:value-type="string" calcext:value-type="string">
            <text:p>น.ส. อุษณา อ่อนหล้า</text:p>
          </table:table-cell>
          <table:table-cell office:value-type="float" office:value="1390500009533" calcext:value-type="float">
            <text:p>1390500009533</text:p>
          </table:table-cell>
          <table:table-cell office:value-type="string" calcext:value-type="string">
            <text:p>ธุรกิจส่วนตัว/ค้าขาย</text:p>
          </table:table-cell>
          <table:table-cell office:value-type="string" calcext:value-type="string">
            <text:p>ค้าขายสินค้าอุปโภค</text:p>
          </table:table-cell>
          <table:table-cell office:value-type="string" calcext:value-type="string">
            <text:p>310/1 หมู่ที่ 6</text:p>
          </table:table-cell>
          <table:table-cell table:number-columns-repeated="2" office:value-type="string" calcext:value-type="string">
            <text:p>สุวรรณคูหา</text:p>
          </table:table-cell>
          <table:table-cell office:value-type="string" calcext:value-type="string">
            <text:p>หนองบัวลำภู</text:p>
          </table:table-cell>
          <table:table-cell office:value-type="float" office:value="39270" calcext:value-type="float">
            <text:p>39270</text:p>
          </table:table-cell>
          <table:table-cell table:number-columns-repeated="4"/>
          <table:table-cell office:value-type="string" calcext:value-type="string">
            <text:p>2560/11</text:p>
          </table:table-cell>
          <table:table-cell office:value-type="date" office:date-value="2018-06-08T14:16:29" calcext:value-type="date">
            <text:p>06/08/18 02:16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สามัญ</text:p>
          </table:table-cell>
          <table:table-cell office:value-type="float" office:value="1396570" calcext:value-type="float">
            <text:p>1396570</text:p>
          </table:table-cell>
          <table:table-cell office:value-type="float" office:value="6033450" calcext:value-type="float">
            <text:p>603345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ซีเนียร์ แฮปปี้ 2 (เพื่อผู้สูงอายุ)</text:p>
          </table:table-cell>
          <table:table-cell office:value-type="float" office:value="6051073" calcext:value-type="float">
            <text:p>6051073</text:p>
          </table:table-cell>
          <table:table-cell office:value-type="string" calcext:value-type="string">
            <text:p>นายธนวัตน์ คำภูแก้ว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มีผล</text:p>
          </table:table-cell>
          <table:table-cell office:value-type="float" office:value="75" calcext:value-type="float">
            <text:p>75</text:p>
          </table:table-cell>
          <table:table-cell office:value-type="date" office:date-value="2017-08-04" calcext:value-type="date">
            <text:p>2017-08-04</text:p>
          </table:table-cell>
          <table:table-cell office:value-type="date" office:date-value="2018-09-03" calcext:value-type="date">
            <text:p>2018-09-03</text:p>
          </table:table-cell>
          <table:table-cell office:value-type="float" office:value="200000" calcext:value-type="float">
            <text:p>200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3-08-2561</text:p>
          </table:table-cell>
          <table:table-cell office:value-type="string" calcext:value-type="string">
            <text:p>นาย สินชัย พนาลิกุล</text:p>
          </table:table-cell>
          <table:table-cell office:value-type="float" office:value="3430900471159" calcext:value-type="float">
            <text:p>3430900471159</text:p>
          </table:table-cell>
          <table:table-cell office:value-type="string" calcext:value-type="string">
            <text:p>เกษตรกรรม</text:p>
          </table:table-cell>
          <table:table-cell office:value-type="string" calcext:value-type="string">
            <text:p>เกษตรกรรม(ไม่ระบุ)</text:p>
          </table:table-cell>
          <table:table-cell office:value-type="string" calcext:value-type="string">
            <text:p>106 หมู่ที่ 6</text:p>
          </table:table-cell>
          <table:table-cell table:number-columns-repeated="2" office:value-type="string" calcext:value-type="string">
            <text:p>สุวรรณคูหา</text:p>
          </table:table-cell>
          <table:table-cell office:value-type="string" calcext:value-type="string">
            <text:p>หนองบัวลำภู</text:p>
          </table:table-cell>
          <table:table-cell office:value-type="float" office:value="39270" calcext:value-type="float">
            <text:p>39270</text:p>
          </table:table-cell>
          <table:table-cell table:number-columns-repeated="4"/>
          <table:table-cell office:value-type="string" calcext:value-type="string">
            <text:p>2560/11</text:p>
          </table:table-cell>
          <table:table-cell office:value-type="date" office:date-value="2018-06-08T14:16:29" calcext:value-type="date">
            <text:p>06/08/18 02:16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สามัญ</text:p>
          </table:table-cell>
          <table:table-cell office:value-type="float" office:value="1396571" calcext:value-type="float">
            <text:p>1396571</text:p>
          </table:table-cell>
          <table:table-cell office:value-type="float" office:value="6033726" calcext:value-type="float">
            <text:p>60337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ไทยสมุทรสะสมทรัพย์ (90/20)</text:p>
          </table:table-cell>
          <table:table-cell office:value-type="float" office:value="4102107" calcext:value-type="float">
            <text:p>4102107</text:p>
          </table:table-cell>
          <table:table-cell office:value-type="string" calcext:value-type="string">
            <text:p>นางจินดารัตน์ คำสวัสดิ์เจริญ</text:p>
          </table:table-cell>
          <table:table-cell office:value-type="string" calcext:value-type="string">
            <text:p>ผู้จัดการหน่วยอาวุโส</text:p>
          </table:table-cell>
          <table:table-cell office:value-type="float" office:value="4468" calcext:value-type="float">
            <text:p>4468</text:p>
          </table:table-cell>
          <table:table-cell office:value-type="string" calcext:value-type="string">
            <text:p>มีผล</text:p>
          </table:table-cell>
          <table:table-cell office:value-type="float" office:value="55" calcext:value-type="float">
            <text:p>55</text:p>
          </table:table-cell>
          <table:table-cell office:value-type="date" office:date-value="2017-08-07" calcext:value-type="date">
            <text:p>2017-08-07</text:p>
          </table:table-cell>
          <table:table-cell office:value-type="date" office:date-value="2018-09-06" calcext:value-type="date">
            <text:p>2018-09-0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4895.6" calcext:value-type="float">
            <text:p>14895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8-2561</text:p>
          </table:table-cell>
          <table:table-cell office:value-type="string" calcext:value-type="string">
            <text:p>นาย สมุทร เรืองประทีป</text:p>
          </table:table-cell>
          <table:table-cell office:value-type="float" office:value="3411800065834" calcext:value-type="float">
            <text:p>3411800065834</text:p>
          </table:table-cell>
          <table:table-cell office:value-type="string" calcext:value-type="string">
            <text:p>เกษตรกรรม</text:p>
          </table:table-cell>
          <table:table-cell office:value-type="string" calcext:value-type="string">
            <text:p>เกษตรกรรม(ไม่ระบุ)</text:p>
          </table:table-cell>
          <table:table-cell office:value-type="string" calcext:value-type="string">
            <text:p>101 หมู่ที่ 9</text:p>
          </table:table-cell>
          <table:table-cell table:number-columns-repeated="2" office:value-type="string" calcext:value-type="string">
            <text:p>นายูง</text:p>
          </table:table-cell>
          <table:table-cell office:value-type="string" calcext:value-type="string">
            <text:p>อุดรธานี</text:p>
          </table:table-cell>
          <table:table-cell office:value-type="float" office:value="41380" calcext:value-type="float">
            <text:p>41380</text:p>
          </table:table-cell>
          <table:table-cell table:number-columns-repeated="4"/>
          <table:table-cell office:value-type="string" calcext:value-type="string">
            <text:p>2560/11</text:p>
          </table:table-cell>
          <table:table-cell office:value-type="date" office:date-value="2018-06-08T14:16:29" calcext:value-type="date">
            <text:p>06/08/18 02:16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02-ภาคอีสาน 2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เชียงยืน</text:p>
          </table:table-cell>
          <table:table-cell office:value-type="string" calcext:value-type="string">
            <text:p>สามัญ</text:p>
          </table:table-cell>
          <table:table-cell office:value-type="float" office:value="1398739" calcext:value-type="float">
            <text:p>1398739</text:p>
          </table:table-cell>
          <table:table-cell office:value-type="float" office:value="6036210" calcext:value-type="float">
            <text:p>6036210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float" office:value="3311855" calcext:value-type="float">
            <text:p>3311855</text:p>
          </table:table-cell>
          <table:table-cell office:value-type="string" calcext:value-type="string">
            <text:p>นายชูเดช ละมุลตรี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มีผล</text:p>
          </table:table-cell>
          <table:table-cell office:value-type="float" office:value="32" calcext:value-type="float">
            <text:p>32</text:p>
          </table:table-cell>
          <table:table-cell office:value-type="date" office:date-value="2017-08-25" calcext:value-type="date">
            <text:p>2017-08-25</text:p>
          </table:table-cell>
          <table:table-cell office:value-type="date" office:date-value="2018-09-24" calcext:value-type="date">
            <text:p>2018-09-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24" calcext:value-type="float">
            <text:p>59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-08-2561</text:p>
          </table:table-cell>
          <table:table-cell office:value-type="string" calcext:value-type="string">
            <text:p>น.ส. นงลักษณ์ สมศรี</text:p>
          </table:table-cell>
          <table:table-cell office:value-type="float" office:value="1440300026506" calcext:value-type="float">
            <text:p>1440300026506</text:p>
          </table:table-cell>
          <table:table-cell office:value-type="string" calcext:value-type="string">
            <text:p>เกษตรกรรม</text:p>
          </table:table-cell>
          <table:table-cell office:value-type="string" calcext:value-type="string">
            <text:p>ทำนา</text:p>
          </table:table-cell>
          <table:table-cell office:value-type="string" calcext:value-type="string">
            <text:p>4 หมู่ที่ 9</text:p>
          </table:table-cell>
          <table:table-cell office:value-type="string" calcext:value-type="string">
            <text:p>ยางน้อย</text:p>
          </table:table-cell>
          <table:table-cell office:value-type="string" calcext:value-type="string">
            <text:p>โกสุมพิสัย</text:p>
          </table:table-cell>
          <table:table-cell office:value-type="string" calcext:value-type="string">
            <text:p>มหาสารคาม</text:p>
          </table:table-cell>
          <table:table-cell office:value-type="float" office:value="44140" calcext:value-type="float">
            <text:p>44140</text:p>
          </table:table-cell>
          <table:table-cell table:number-columns-repeated="4"/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02-ภาคอีสาน 2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เชียงยืน</text:p>
          </table:table-cell>
          <table:table-cell office:value-type="string" calcext:value-type="string">
            <text:p>สามัญ</text:p>
          </table:table-cell>
          <table:table-cell office:value-type="float" office:value="1398740" calcext:value-type="float">
            <text:p>1398740</text:p>
          </table:table-cell>
          <table:table-cell office:value-type="float" office:value="4601601" calcext:value-type="float">
            <text:p>460160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ไทยสมุทร เซฟดั่งใจ 12/6 </text:p>
          </table:table-cell>
          <table:table-cell office:value-type="float" office:value="4500225" calcext:value-type="float">
            <text:p>4500225</text:p>
          </table:table-cell>
          <table:table-cell office:value-type="string" calcext:value-type="string">
            <text:p>นางพรรณี ศรีลาดหา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มีผล</text:p>
          </table:table-cell>
          <table:table-cell office:value-type="float" office:value="50" calcext:value-type="float">
            <text:p>50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18-09-28" calcext:value-type="date">
            <text:p>2018-09-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500" calcext:value-type="float">
            <text:p>98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-08-2561</text:p>
          </table:table-cell>
          <table:table-cell office:value-type="string" calcext:value-type="string">
            <text:p>นาง พรรณี ศรีลาดหา</text:p>
          </table:table-cell>
          <table:table-cell office:value-type="float" office:value="3460701124971" calcext:value-type="float">
            <text:p>3460701124971</text:p>
          </table:table-cell>
          <table:table-cell office:value-type="string" calcext:value-type="string">
            <text:p>อาชีพอิสระ/ไม่ระบุ</text:p>
          </table:table-cell>
          <table:table-cell office:value-type="string" calcext:value-type="string">
            <text:p>อาชีพอิสระ(ไม่ระบุ)</text:p>
          </table:table-cell>
          <table:table-cell office:value-type="string" calcext:value-type="string">
            <text:p>142 หมู่ที่ 8</text:p>
          </table:table-cell>
          <table:table-cell office:value-type="string" calcext:value-type="string">
            <text:p>หัวนาคำ</text:p>
          </table:table-cell>
          <table:table-cell office:value-type="string" calcext:value-type="string">
            <text:p>ยางตลาด</text:p>
          </table:table-cell>
          <table:table-cell office:value-type="string" calcext:value-type="string">
            <text:p>กาฬสินธุ์</text:p>
          </table:table-cell>
          <table:table-cell office:value-type="float" office:value="46120" calcext:value-type="float">
            <text:p>46120</text:p>
          </table:table-cell>
          <table:table-cell table:number-columns-repeated="2"/>
          <table:table-cell office:value-type="float" office:value="899435127" calcext:value-type="float">
            <text:p>899435127</text:p>
          </table:table-cell>
          <table:table-cell/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02-ภาคอีสาน 2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เชียงยืน</text:p>
          </table:table-cell>
          <table:table-cell office:value-type="string" calcext:value-type="string">
            <text:p>สามัญ</text:p>
          </table:table-cell>
          <table:table-cell office:value-type="float" office:value="1398741" calcext:value-type="float">
            <text:p>1398741</text:p>
          </table:table-cell>
          <table:table-cell office:value-type="float" office:value="6036517" calcext:value-type="float">
            <text:p>6036517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float" office:value="4801181" calcext:value-type="float">
            <text:p>4801181</text:p>
          </table:table-cell>
          <table:table-cell office:value-type="string" calcext:value-type="string">
            <text:p>นายคำไพ อินอุ่นโชติ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5490" calcext:value-type="float">
            <text:p>5490</text:p>
          </table:table-cell>
          <table:table-cell office:value-type="string" calcext:value-type="string">
            <text:p>มีผล</text:p>
          </table:table-cell>
          <table:table-cell office:value-type="float" office:value="37" calcext:value-type="float">
            <text:p>37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8-09-29" calcext:value-type="date">
            <text:p>2018-09-29</text:p>
          </table:table-cell>
          <table:table-cell office:value-type="float" office:value="300000" calcext:value-type="float">
            <text:p>300000</text:p>
          </table:table-cell>
          <table:table-cell office:value-type="float" office:value="18811" calcext:value-type="float">
            <text:p>188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9-08-2561</text:p>
          </table:table-cell>
          <table:table-cell office:value-type="string" calcext:value-type="string">
            <text:p>นาย ชำนาญ เพ็งกระโทก</text:p>
          </table:table-cell>
          <table:table-cell office:value-type="float" office:value="2302200002584" calcext:value-type="float">
            <text:p>2302200002584</text:p>
          </table:table-cell>
          <table:table-cell office:value-type="string" calcext:value-type="string">
            <text:p>เกษตรกรรม</text:p>
          </table:table-cell>
          <table:table-cell office:value-type="string" calcext:value-type="string">
            <text:p>ทำนา</text:p>
          </table:table-cell>
          <table:table-cell office:value-type="string" calcext:value-type="string">
            <text:p>6 หมู่ที่ 1</text:p>
          </table:table-cell>
          <table:table-cell office:value-type="string" calcext:value-type="string">
            <text:p>คลองขาม</text:p>
          </table:table-cell>
          <table:table-cell office:value-type="string" calcext:value-type="string">
            <text:p>ยางตลาด</text:p>
          </table:table-cell>
          <table:table-cell office:value-type="string" calcext:value-type="string">
            <text:p>กาฬสินธุ์</text:p>
          </table:table-cell>
          <table:table-cell office:value-type="float" office:value="46120" calcext:value-type="float">
            <text:p>46120</text:p>
          </table:table-cell>
          <table:table-cell table:number-columns-repeated="4"/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02-ภาคอีสาน 2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เชียงยืน</text:p>
          </table:table-cell>
          <table:table-cell office:value-type="string" calcext:value-type="string">
            <text:p>สามัญ</text:p>
          </table:table-cell>
          <table:table-cell office:value-type="float" office:value="1398742" calcext:value-type="float">
            <text:p>1398742</text:p>
          </table:table-cell>
          <table:table-cell office:value-type="float" office:value="6036518" calcext:value-type="float">
            <text:p>603651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float" office:value="3601788" calcext:value-type="float">
            <text:p>3601788</text:p>
          </table:table-cell>
          <table:table-cell office:value-type="string" calcext:value-type="string">
            <text:p>นางพร <text:s/>ศรีวังพล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4062" calcext:value-type="float">
            <text:p>4062</text:p>
          </table:table-cell>
          <table:table-cell office:value-type="string" calcext:value-type="string">
            <text:p>มีผล</text:p>
          </table:table-cell>
          <table:table-cell office:value-type="float" office:value="55" calcext:value-type="float">
            <text:p>55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8-09-29" calcext:value-type="date">
            <text:p>2018-09-2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3868" calcext:value-type="float">
            <text:p>138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9-08-2561</text:p>
          </table:table-cell>
          <table:table-cell office:value-type="string" calcext:value-type="string">
            <text:p>นาง บัวลัย คำสวนจิก</text:p>
          </table:table-cell>
          <table:table-cell office:value-type="float" office:value="3440300302585" calcext:value-type="float">
            <text:p>3440300302585</text:p>
          </table:table-cell>
          <table:table-cell office:value-type="string" calcext:value-type="string">
            <text:p>เกษตรกรรม</text:p>
          </table:table-cell>
          <table:table-cell office:value-type="string" calcext:value-type="string">
            <text:p>ทำนา</text:p>
          </table:table-cell>
          <table:table-cell office:value-type="string" calcext:value-type="string">
            <text:p>118 หมู่ที่ 8</text:p>
          </table:table-cell>
          <table:table-cell office:value-type="string" calcext:value-type="string">
            <text:p>ดอนกลาง</text:p>
          </table:table-cell>
          <table:table-cell office:value-type="string" calcext:value-type="string">
            <text:p>โกสุมพิสัย</text:p>
          </table:table-cell>
          <table:table-cell office:value-type="string" calcext:value-type="string">
            <text:p>มหาสารคาม</text:p>
          </table:table-cell>
          <table:table-cell office:value-type="float" office:value="44140" calcext:value-type="float">
            <text:p>44140</text:p>
          </table:table-cell>
          <table:table-cell table:number-columns-repeated="4"/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02-ภาคอีสาน 2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เชียงยืน</text:p>
          </table:table-cell>
          <table:table-cell office:value-type="string" calcext:value-type="string">
            <text:p>สามัญ</text:p>
          </table:table-cell>
          <table:table-cell office:value-type="float" office:value="1398743" calcext:value-type="float">
            <text:p>1398743</text:p>
          </table:table-cell>
          <table:table-cell office:value-type="float" office:value="6036519" calcext:value-type="float">
            <text:p>6036519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float" office:value="3601788" calcext:value-type="float">
            <text:p>3601788</text:p>
          </table:table-cell>
          <table:table-cell office:value-type="string" calcext:value-type="string">
            <text:p>นางพร <text:s/>ศรีวังพล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4834" calcext:value-type="float">
            <text:p>4834</text:p>
          </table:table-cell>
          <table:table-cell office:value-type="string" calcext:value-type="string">
            <text:p>มีผล</text:p>
          </table:table-cell>
          <table:table-cell office:value-type="float" office:value="58" calcext:value-type="float">
            <text:p>58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8-09-29" calcext:value-type="date">
            <text:p>2018-09-2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6440" calcext:value-type="float">
            <text:p>164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9-08-2561</text:p>
          </table:table-cell>
          <table:table-cell office:value-type="string" calcext:value-type="string">
            <text:p>นาย วิชิตร์ คำสวนจิก</text:p>
          </table:table-cell>
          <table:table-cell office:value-type="float" office:value="3401000841384" calcext:value-type="float">
            <text:p>3401000841384</text:p>
          </table:table-cell>
          <table:table-cell office:value-type="string" calcext:value-type="string">
            <text:p>เกษตรกรรม</text:p>
          </table:table-cell>
          <table:table-cell office:value-type="string" calcext:value-type="string">
            <text:p>ทำนา</text:p>
          </table:table-cell>
          <table:table-cell office:value-type="string" calcext:value-type="string">
            <text:p>118 หมู่ที่ 8</text:p>
          </table:table-cell>
          <table:table-cell office:value-type="string" calcext:value-type="string">
            <text:p>ดอนกลาง</text:p>
          </table:table-cell>
          <table:table-cell office:value-type="string" calcext:value-type="string">
            <text:p>โกสุมพิสัย</text:p>
          </table:table-cell>
          <table:table-cell office:value-type="string" calcext:value-type="string">
            <text:p>มหาสารคาม</text:p>
          </table:table-cell>
          <table:table-cell office:value-type="float" office:value="44140" calcext:value-type="float">
            <text:p>44140</text:p>
          </table:table-cell>
          <table:table-cell table:number-columns-repeated="4"/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02-ภาคอีสาน 2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เชียงยืน</text:p>
          </table:table-cell>
          <table:table-cell office:value-type="string" calcext:value-type="string">
            <text:p>สามัญ</text:p>
          </table:table-cell>
          <table:table-cell office:value-type="float" office:value="1398744" calcext:value-type="float">
            <text:p>1398744</text:p>
          </table:table-cell>
          <table:table-cell office:value-type="float" office:value="6036993" calcext:value-type="float">
            <text:p>603699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ซีเนียร์ แฮปปี้ 2 (เพื่อผู้สูงอายุ)</text:p>
          </table:table-cell>
          <table:table-cell office:value-type="float" office:value="5951161" calcext:value-type="float">
            <text:p>5951161</text:p>
          </table:table-cell>
          <table:table-cell office:value-type="string" calcext:value-type="string">
            <text:p>นางทองรัก ศรีชมชื่น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มีผล</text:p>
          </table:table-cell>
          <table:table-cell office:value-type="float" office:value="70" calcext:value-type="float">
            <text:p>70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8-09-30" calcext:value-type="date">
            <text:p>2018-09-3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4600" calcext:value-type="float">
            <text:p>246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-08-2561</text:p>
          </table:table-cell>
          <table:table-cell office:value-type="string" calcext:value-type="string">
            <text:p>นาย อุตสาห์ แก้วใส</text:p>
          </table:table-cell>
          <table:table-cell office:value-type="float" office:value="3400900107163" calcext:value-type="float">
            <text:p>3400900107163</text:p>
          </table:table-cell>
          <table:table-cell office:value-type="string" calcext:value-type="string">
            <text:p>เกษตรกรรม</text:p>
          </table:table-cell>
          <table:table-cell office:value-type="string" calcext:value-type="string">
            <text:p>ทำนา</text:p>
          </table:table-cell>
          <table:table-cell office:value-type="string" calcext:value-type="string">
            <text:p>8 หมู่ที่ 8</text:p>
          </table:table-cell>
          <table:table-cell office:value-type="string" calcext:value-type="string">
            <text:p>บ้านโนน</text:p>
          </table:table-cell>
          <table:table-cell office:value-type="string" calcext:value-type="string">
            <text:p>ซำสูง</text:p>
          </table:table-cell>
          <table:table-cell office:value-type="string" calcext:value-type="string">
            <text:p>ขอนแก่น</text:p>
          </table:table-cell>
          <table:table-cell office:value-type="float" office:value="40170" calcext:value-type="float">
            <text:p>40170</text:p>
          </table:table-cell>
          <table:table-cell table:number-columns-repeated="4"/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02-ภาคอีสาน 2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เชียงยืน</text:p>
          </table:table-cell>
          <table:table-cell office:value-type="string" calcext:value-type="string">
            <text:p>สามัญ</text:p>
          </table:table-cell>
          <table:table-cell office:value-type="float" office:value="1398745" calcext:value-type="float">
            <text:p>1398745</text:p>
          </table:table-cell>
          <table:table-cell office:value-type="float" office:value="6036994" calcext:value-type="float">
            <text:p>60369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ไทยสมุทรสะสมทรัพย์ (90/20)</text:p>
          </table:table-cell>
          <table:table-cell office:value-type="float" office:value="5611543" calcext:value-type="float">
            <text:p>5611543</text:p>
          </table:table-cell>
          <table:table-cell office:value-type="string" calcext:value-type="string">
            <text:p>น.ส.เสาวลักษณ์ กงเพ็ชร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มีผล</text:p>
          </table:table-cell>
          <table:table-cell office:value-type="float" office:value="57" calcext:value-type="float">
            <text:p>57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8-09-30" calcext:value-type="date">
            <text:p>2018-09-3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3654.88" calcext:value-type="float">
            <text:p>13654.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-08-2561</text:p>
          </table:table-cell>
          <table:table-cell office:value-type="string" calcext:value-type="string">
            <text:p>นาย จวน ลาพร</text:p>
          </table:table-cell>
          <table:table-cell office:value-type="float" office:value="3301201032867" calcext:value-type="float">
            <text:p>3301201032867</text:p>
          </table:table-cell>
          <table:table-cell office:value-type="string" calcext:value-type="string">
            <text:p>เกษตรกรรม</text:p>
          </table:table-cell>
          <table:table-cell office:value-type="string" calcext:value-type="string">
            <text:p>ทำนา</text:p>
          </table:table-cell>
          <table:table-cell office:value-type="string" calcext:value-type="string">
            <text:p>90 หมู่ที่ 3</text:p>
          </table:table-cell>
          <table:table-cell office:value-type="string" calcext:value-type="string">
            <text:p>หนองบอน</text:p>
          </table:table-cell>
          <table:table-cell office:value-type="string" calcext:value-type="string">
            <text:p>โกสุมพิสัย</text:p>
          </table:table-cell>
          <table:table-cell office:value-type="string" calcext:value-type="string">
            <text:p>มหาสารคาม</text:p>
          </table:table-cell>
          <table:table-cell office:value-type="float" office:value="44140" calcext:value-type="float">
            <text:p>44140</text:p>
          </table:table-cell>
          <table:table-cell table:number-columns-repeated="4"/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02-ภาคอีสาน 2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เชียงยืน</text:p>
          </table:table-cell>
          <table:table-cell office:value-type="string" calcext:value-type="string">
            <text:p>สามัญ</text:p>
          </table:table-cell>
          <table:table-cell office:value-type="float" office:value="1398746" calcext:value-type="float">
            <text:p>1398746</text:p>
          </table:table-cell>
          <table:table-cell office:value-type="float" office:value="6036995" calcext:value-type="float">
            <text:p>6036995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float" office:value="6051392" calcext:value-type="float">
            <text:p>6051392</text:p>
          </table:table-cell>
          <table:table-cell office:value-type="string" calcext:value-type="string">
            <text:p>น.ส.ศิริวรรณ ภูสีแก้ว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มีผล</text:p>
          </table:table-cell>
          <table:table-cell office:value-type="float" office:value="53" calcext:value-type="float">
            <text:p>53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8-06-30" calcext:value-type="date">
            <text:p>2018-06-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43.5" calcext:value-type="float">
            <text:p>204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-05-2561</text:p>
          </table:table-cell>
          <table:table-cell office:value-type="string" calcext:value-type="string">
            <text:p>นาง ชวนชม วิชัยวงษ์</text:p>
          </table:table-cell>
          <table:table-cell office:value-type="float" office:value="3440500429015" calcext:value-type="float">
            <text:p>3440500429015</text:p>
          </table:table-cell>
          <table:table-cell office:value-type="string" calcext:value-type="string">
            <text:p>ธุรกิจส่วนตัว/ค้าขาย</text:p>
          </table:table-cell>
          <table:table-cell office:value-type="string" calcext:value-type="string">
            <text:p>ค้าขายสินค้าอุปโภค</text:p>
          </table:table-cell>
          <table:table-cell office:value-type="string" calcext:value-type="string">
            <text:p>127 หมู่ที่ 5</text:p>
          </table:table-cell>
          <table:table-cell office:value-type="string" calcext:value-type="string">
            <text:p>เหล่าดอกไม้</text:p>
          </table:table-cell>
          <table:table-cell office:value-type="string" calcext:value-type="string">
            <text:p>ชื่นชม</text:p>
          </table:table-cell>
          <table:table-cell office:value-type="string" calcext:value-type="string">
            <text:p>มหาสารคาม</text:p>
          </table:table-cell>
          <table:table-cell office:value-type="float" office:value="44160" calcext:value-type="float">
            <text:p>44160</text:p>
          </table:table-cell>
          <table:table-cell table:number-columns-repeated="4"/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02-ภาคอีสาน 2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เชียงยืน</text:p>
          </table:table-cell>
          <table:table-cell office:value-type="string" calcext:value-type="string">
            <text:p>สามัญ</text:p>
          </table:table-cell>
          <table:table-cell office:value-type="float" office:value="1398747" calcext:value-type="float">
            <text:p>1398747</text:p>
          </table:table-cell>
          <table:table-cell office:value-type="float" office:value="6036996" calcext:value-type="float">
            <text:p>6036996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float" office:value="5611543" calcext:value-type="float">
            <text:p>5611543</text:p>
          </table:table-cell>
          <table:table-cell office:value-type="string" calcext:value-type="string">
            <text:p>น.ส.เสาวลักษณ์ กงเพ็ชร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มีผล</text:p>
          </table:table-cell>
          <table:table-cell office:value-type="float" office:value="56" calcext:value-type="float">
            <text:p>56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8-09-30" calcext:value-type="date">
            <text:p>2018-09-3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396" calcext:value-type="float">
            <text:p>153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-08-2561</text:p>
          </table:table-cell>
          <table:table-cell office:value-type="string" calcext:value-type="string">
            <text:p>นาย ใบศรี เหล่าสุมา</text:p>
          </table:table-cell>
          <table:table-cell office:value-type="float" office:value="3440500541214" calcext:value-type="float">
            <text:p>3440500541214</text:p>
          </table:table-cell>
          <table:table-cell office:value-type="string" calcext:value-type="string">
            <text:p>เกษตรกรรม</text:p>
          </table:table-cell>
          <table:table-cell office:value-type="string" calcext:value-type="string">
            <text:p>ทำนา</text:p>
          </table:table-cell>
          <table:table-cell office:value-type="string" calcext:value-type="string">
            <text:p>23 หมู่ที่ 6</text:p>
          </table:table-cell>
          <table:table-cell office:value-type="string" calcext:value-type="string">
            <text:p>หนองซอน</text:p>
          </table:table-cell>
          <table:table-cell office:value-type="string" calcext:value-type="string">
            <text:p>เชียงยืน</text:p>
          </table:table-cell>
          <table:table-cell office:value-type="string" calcext:value-type="string">
            <text:p>มหาสารคาม</text:p>
          </table:table-cell>
          <table:table-cell office:value-type="float" office:value="44160" calcext:value-type="float">
            <text:p>44160</text:p>
          </table:table-cell>
          <table:table-cell table:number-columns-repeated="4"/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02-ภาคอีสาน 2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เชียงยืน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44122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3905712" calcext:value-type="float">
            <text:p>3905712</text:p>
          </table:table-cell>
          <table:table-cell office:value-type="string" calcext:value-type="string">
            <text:p>นางถนอม โคตรศรีวงษ์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6660" calcext:value-type="float">
            <text:p>6660</text:p>
          </table:table-cell>
          <table:table-cell office:value-type="string" calcext:value-type="string">
            <text:p>มีผล</text:p>
          </table:table-cell>
          <table:table-cell office:value-type="float" office:value="52" calcext:value-type="float">
            <text:p>52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8-10-29" calcext:value-type="date">
            <text:p>2018-10-29</text:p>
          </table:table-cell>
          <table:table-cell office:value-type="float" office:value="149100" calcext:value-type="float">
            <text:p>149100</text:p>
          </table:table-cell>
          <table:table-cell office:value-type="float" office:value="18000" calcext:value-type="float">
            <text:p>18000</text:p>
          </table:table-cell>
          <table:table-cell office:value-type="float" office:value="12" calcext:value-type="float">
            <text:p>1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นาย ประดิษฐ์ เหล่าภักดี</text:p>
          </table:table-cell>
          <table:table-cell office:value-type="float" office:value="3440500649571" calcext:value-type="float">
            <text:p>3440500649571</text:p>
          </table:table-cell>
          <table:table-cell office:value-type="string" calcext:value-type="string">
            <text:p>เกษตรกรรม</text:p>
          </table:table-cell>
          <table:table-cell office:value-type="string" calcext:value-type="string">
            <text:p>ทำนา : ไม่ระบุอย่างอื่นอีก</text:p>
          </table:table-cell>
          <table:table-cell office:value-type="string" calcext:value-type="string">
            <text:p>106 หมู่ที่ 9</text:p>
          </table:table-cell>
          <table:table-cell office:value-type="string" calcext:value-type="string">
            <text:p>กู่ทอง</text:p>
          </table:table-cell>
          <table:table-cell office:value-type="string" calcext:value-type="string">
            <text:p>เชียงยืน</text:p>
          </table:table-cell>
          <table:table-cell office:value-type="string" calcext:value-type="string">
            <text:p>มหาสารคาม</text:p>
          </table:table-cell>
          <table:table-cell office:value-type="float" office:value="44160" calcext:value-type="float">
            <text:p>44160</text:p>
          </table:table-cell>
          <table:table-cell table:number-columns-repeated="2" office:value-type="float" office:value="43780094" calcext:value-type="float">
            <text:p>43780094</text:p>
          </table:table-cell>
          <table:table-cell office:value-type="float" office:value="857434976" calcext:value-type="float">
            <text:p>857434976</text:p>
          </table:table-cell>
          <table:table-cell/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02-ภาคอีสาน 2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เชียงยืน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30766</text:p>
          </table:table-cell>
          <table:table-cell/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6050131" calcext:value-type="float">
            <text:p>6050131</text:p>
          </table:table-cell>
          <table:table-cell office:value-type="string" calcext:value-type="string">
            <text:p>น.ส.กรกนก ภูคลัง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22-08-29" calcext:value-type="date">
            <text:p>2022-08-2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office:value-type="string" calcext:value-type="string">
            <text:p>นาย สุขสันต์ โนนทิง</text:p>
          </table:table-cell>
          <table:table-cell office:value-type="float" office:value="1409700112751" calcext:value-type="float">
            <text:p>1409700112751</text:p>
          </table:table-cell>
          <table:table-cell office:value-type="string" calcext:value-type="string">
            <text:p>อื่นๆ</text:p>
          </table:table-cell>
          <table:table-cell office:value-type="string" calcext:value-type="string">
            <text:p>ไม่ระบุรหัสอาชีพ</text:p>
          </table:table-cell>
          <table:table-cell office:value-type="string" calcext:value-type="string">
            <text:p>83 หมู่ที่ 7</text:p>
          </table:table-cell>
          <table:table-cell office:value-type="string" calcext:value-type="string">
            <text:p>นาโพธิ์</text:p>
          </table:table-cell>
          <table:table-cell office:value-type="string" calcext:value-type="string">
            <text:p>กุดรัง</text:p>
          </table:table-cell>
          <table:table-cell office:value-type="string" calcext:value-type="string">
            <text:p>มหาสารคาม</text:p>
          </table:table-cell>
          <table:table-cell office:value-type="float" office:value="44130" calcext:value-type="float">
            <text:p>44130</text:p>
          </table:table-cell>
          <table:table-cell table:number-columns-repeated="2"/>
          <table:table-cell office:value-type="float" office:value="985038123" calcext:value-type="float">
            <text:p>985038123</text:p>
          </table:table-cell>
          <table:table-cell/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หนองคาย</text:p>
          </table:table-cell>
          <table:table-cell office:value-type="string" calcext:value-type="string">
            <text:p>สามัญ</text:p>
          </table:table-cell>
          <table:table-cell office:value-type="float" office:value="2177002" calcext:value-type="float">
            <text:p>217700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วางใจคุ้มค่า</text:p>
          </table:table-cell>
          <table:table-cell office:value-type="float" office:value="4502058" calcext:value-type="float">
            <text:p>4502058</text:p>
          </table:table-cell>
          <table:table-cell office:value-type="string" calcext:value-type="string">
            <text:p>น.ส.อิสยาภรณ์ มงคลสวัสดิ์</text:p>
          </table:table-cell>
          <table:table-cell office:value-type="string" calcext:value-type="string">
            <text:p>ตัวแทนเก็บเงิน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10-07" calcext:value-type="date">
            <text:p>2018-10-07</text:p>
          </table:table-cell>
          <table:table-cell office:value-type="date" office:date-value="2018-12-07" calcext:value-type="date">
            <text:p>2018-12-07</text:p>
          </table:table-cell>
          <table:table-cell office:value-type="float" office:value="55000" calcext:value-type="float">
            <text:p>55000</text:p>
          </table:table-cell>
          <table:table-cell office:value-type="float" office:value="1126.6" calcext:value-type="float">
            <text:p>1126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-11-2561</text:p>
          </table:table-cell>
          <table:table-cell office:value-type="string" calcext:value-type="string">
            <text:p>น.ส. พิมพิชญารัตน์ เหลืองบริสุทธิ์</text:p>
          </table:table-cell>
          <table:table-cell table:number-columns-repeated="12"/>
          <table:table-cell office:value-type="string" calcext:value-type="string">
            <text:p>2561/14</text:p>
          </table:table-cell>
          <table:table-cell office:value-type="date" office:date-value="2018-10-08T17:58:35" calcext:value-type="date">
            <text:p>10/08/18 05:58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หนองคาย</text:p>
          </table:table-cell>
          <table:table-cell office:value-type="string" calcext:value-type="string">
            <text:p>สามัญ</text:p>
          </table:table-cell>
          <table:table-cell office:value-type="float" office:value="2177001" calcext:value-type="float">
            <text:p>217700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ไทยสมุทรบำนาญ 85/55 (บำนาญแบบลดหย่อนภาษีได้) </text:p>
          </table:table-cell>
          <table:table-cell office:value-type="float" office:value="4502058" calcext:value-type="float">
            <text:p>4502058</text:p>
          </table:table-cell>
          <table:table-cell office:value-type="string" calcext:value-type="string">
            <text:p>น.ส.อิสยาภรณ์ มงคลสวัสดิ์</text:p>
          </table:table-cell>
          <table:table-cell office:value-type="string" calcext:value-type="string">
            <text:p>ตัวแทนเก็บเงิน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10-08" calcext:value-type="date">
            <text:p>2018-10-08</text:p>
          </table:table-cell>
          <table:table-cell office:value-type="date" office:date-value="2018-12-08" calcext:value-type="date">
            <text:p>2018-12-0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9695" calcext:value-type="float">
            <text:p>196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-11-2561</text:p>
          </table:table-cell>
          <table:table-cell office:value-type="string" calcext:value-type="string">
            <text:p>นาย บุญ ไม่มีนามสกุล</text:p>
          </table:table-cell>
          <table:table-cell table:number-columns-repeated="12"/>
          <table:table-cell office:value-type="string" calcext:value-type="string">
            <text:p>2561/14</text:p>
          </table:table-cell>
          <table:table-cell office:value-type="date" office:date-value="2018-10-08T17:58:35" calcext:value-type="date">
            <text:p>10/08/18 05:58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หนองคาย</text:p>
          </table:table-cell>
          <table:table-cell office:value-type="string" calcext:value-type="string">
            <text:p>สามัญ</text:p>
          </table:table-cell>
          <table:table-cell office:value-type="float" office:value="2177019" calcext:value-type="float">
            <text:p>2177019</text:p>
          </table:table-cell>
          <table:table-cell/>
          <table:table-cell office:value-type="string" calcext:value-type="string">
            <text:p>E24</text:p>
          </table:table-cell>
          <table:table-cell office:value-type="string" calcext:value-type="string">
            <text:p>โอเชี่ยนไลฟ์ชั่วระยะเวลา 10 ปี</text:p>
          </table:table-cell>
          <table:table-cell office:value-type="float" office:value="5502153" calcext:value-type="float">
            <text:p>5502153</text:p>
          </table:table-cell>
          <table:table-cell office:value-type="string" calcext:value-type="string">
            <text:p>นางปราณี ไพรสันฑ์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9-01-09" calcext:value-type="date">
            <text:p>2019-01-0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7895" calcext:value-type="float">
            <text:p>78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8-01-2563</text:p>
          </table:table-cell>
          <table:table-cell office:value-type="string" calcext:value-type="string">
            <text:p>นาย เฉพาะกาล สิบปี</text:p>
          </table:table-cell>
          <table:table-cell table:number-columns-repeated="12"/>
          <table:table-cell office:value-type="string" calcext:value-type="string">
            <text:p>2562/01</text:p>
          </table:table-cell>
          <table:table-cell office:value-type="date" office:date-value="2019-01-09T16:22:31" calcext:value-type="date">
            <text:p>01/09/19 04:22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หนองคาย</text:p>
          </table:table-cell>
          <table:table-cell office:value-type="string" calcext:value-type="string">
            <text:p>สามัญ</text:p>
          </table:table-cell>
          <table:table-cell office:value-type="float" office:value="2177020" calcext:value-type="float">
            <text:p>2177020</text:p>
          </table:table-cell>
          <table:table-cell/>
          <table:table-cell office:value-type="string" calcext:value-type="string">
            <text:p>E24</text:p>
          </table:table-cell>
          <table:table-cell office:value-type="string" calcext:value-type="string">
            <text:p>โอเชี่ยนไลฟ์ชั่วระยะเวลา 10 ปี</text:p>
          </table:table-cell>
          <table:table-cell office:value-type="float" office:value="3504705" calcext:value-type="float">
            <text:p>3504705</text:p>
          </table:table-cell>
          <table:table-cell office:value-type="string" calcext:value-type="string">
            <text:p>นางปทุมรัตน์ ราชฐาน</text:p>
          </table:table-cell>
          <table:table-cell office:value-type="string" calcext:value-type="string">
            <text:p>ผู้จัดการหน่วยอาวุโส</text:p>
          </table:table-cell>
          <table:table-cell office:value-type="float" office:value="8497" calcext:value-type="float">
            <text:p>8497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9-01-09" calcext:value-type="date">
            <text:p>2019-01-0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42920" calcext:value-type="float">
            <text:p>429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8-01-2563</text:p>
          </table:table-cell>
          <table:table-cell office:value-type="string" calcext:value-type="string">
            <text:p>นาย มิ่นทู อ่องลาย</text:p>
          </table:table-cell>
          <table:table-cell table:number-columns-repeated="12"/>
          <table:table-cell office:value-type="string" calcext:value-type="string">
            <text:p>2562/01</text:p>
          </table:table-cell>
          <table:table-cell office:value-type="date" office:date-value="2019-01-09T16:22:31" calcext:value-type="date">
            <text:p>01/09/19 04:22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6-ภาคอีสาน 6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สุรินทร์</text:p>
          </table:table-cell>
          <table:table-cell office:value-type="string" calcext:value-type="string">
            <text:p>สามัญ</text:p>
          </table:table-cell>
          <table:table-cell office:value-type="float" office:value="1178036" calcext:value-type="float">
            <text:p>1178036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float" office:value="5951535" calcext:value-type="float">
            <text:p>5951535</text:p>
          </table:table-cell>
          <table:table-cell office:value-type="string" calcext:value-type="string">
            <text:p>นายอำนวย ไชยมาตร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04-01" calcext:value-type="date">
            <text:p>2018-04-01</text:p>
          </table:table-cell>
          <table:table-cell office:value-type="date" office:date-value="2018-06-21" calcext:value-type="date">
            <text:p>2018-06-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913" calcext:value-type="float">
            <text:p>29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-05-2561</text:p>
          </table:table-cell>
          <table:table-cell office:value-type="string" calcext:value-type="string">
            <text:p>นาง อุบลรัตน์ ไวพนิชการ</text:p>
          </table:table-cell>
          <table:table-cell table:number-columns-repeated="12"/>
          <table:table-cell office:value-type="string" calcext:value-type="string">
            <text:p>2562/01</text:p>
          </table:table-cell>
          <table:table-cell office:value-type="date" office:date-value="2019-01-09T16:22:31" calcext:value-type="date">
            <text:p>01/09/19 04:22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6-ภาคอีสาน 6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สุรินทร์</text:p>
          </table:table-cell>
          <table:table-cell office:value-type="string" calcext:value-type="string">
            <text:p>สามัญ</text:p>
          </table:table-cell>
          <table:table-cell office:value-type="float" office:value="1178043" calcext:value-type="float">
            <text:p>117804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ซีเนียร์ แฮปปี้ 2 (เพื่อผู้สูงอายุ)</text:p>
          </table:table-cell>
          <table:table-cell office:value-type="float" office:value="6050814" calcext:value-type="float">
            <text:p>6050814</text:p>
          </table:table-cell>
          <table:table-cell office:value-type="string" calcext:value-type="string">
            <text:p>น.ส.พรทิภา สมานสวน</text:p>
          </table:table-cell>
          <table:table-cell office:value-type="string" calcext:value-type="string">
            <text:p>ผู้จัดการภาคขาย</text:p>
          </table:table-cell>
          <table:table-cell office:value-type="float" office:value="340000" calcext:value-type="float">
            <text:p>340000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7-06-14" calcext:value-type="date">
            <text:p>2017-06-14</text:p>
          </table:table-cell>
          <table:table-cell office:value-type="date" office:date-value="2018-07-14" calcext:value-type="date">
            <text:p>2018-07-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8000" calcext:value-type="float">
            <text:p>8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-06-2561</text:p>
          </table:table-cell>
          <table:table-cell office:value-type="string" calcext:value-type="string">
            <text:p>นาง พัฒนา พากเพียร</text:p>
          </table:table-cell>
          <table:table-cell table:number-columns-repeated="12"/>
          <table:table-cell office:value-type="string" calcext:value-type="string">
            <text:p>2562/01</text:p>
          </table:table-cell>
          <table:table-cell office:value-type="date" office:date-value="2019-01-09T16:22:31" calcext:value-type="date">
            <text:p>01/09/19 04:22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6-ภาคอีสาน 6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บุรีรัมย์</text:p>
          </table:table-cell>
          <table:table-cell office:value-type="string" calcext:value-type="string">
            <text:p>สามัญ</text:p>
          </table:table-cell>
          <table:table-cell office:value-type="float" office:value="1223903" calcext:value-type="float">
            <text:p>1223903</text:p>
          </table:table-cell>
          <table:table-cell office:value-type="float" office:value="5851882" calcext:value-type="float">
            <text:p>58518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ไทยสมุทรสะสมทรัพย์ (90/20)</text:p>
          </table:table-cell>
          <table:table-cell office:value-type="float" office:value="5952422" calcext:value-type="float">
            <text:p>5952422</text:p>
          </table:table-cell>
          <table:table-cell office:value-type="string" calcext:value-type="string">
            <text:p>น.ส.รมณีย์ ทานกระโทก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มีผล</text:p>
          </table:table-cell>
          <table:table-cell office:value-type="float" office:value="59" calcext:value-type="float">
            <text:p>59</text:p>
          </table:table-cell>
          <table:table-cell office:value-type="date" office:date-value="2018-05-01" calcext:value-type="date">
            <text:p>2018-05-01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300000" calcext:value-type="float">
            <text:p>300000</text:p>
          </table:table-cell>
          <table:table-cell office:value-type="float" office:value="1438" calcext:value-type="float">
            <text:p>14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-05-2562</text:p>
          </table:table-cell>
          <table:table-cell office:value-type="string" calcext:value-type="string">
            <text:p>น.ส. วาสนา อินทรศร</text:p>
          </table:table-cell>
          <table:table-cell office:value-type="float" office:value="3149900412064" calcext:value-type="float">
            <text:p>3149900412064</text:p>
          </table:table-cell>
          <table:table-cell table:number-columns-repeated="2"/>
          <table:table-cell office:value-type="string" calcext:value-type="string">
            <text:p>17/3 ม.6</text:p>
          </table:table-cell>
          <table:table-cell office:value-type="string" calcext:value-type="string">
            <text:p>หนองโรง</text:p>
          </table:table-cell>
          <table:table-cell office:value-type="string" calcext:value-type="string">
            <text:p>หนองแค</text:p>
          </table:table-cell>
          <table:table-cell office:value-type="string" calcext:value-type="string">
            <text:p>สระบุรี</text:p>
          </table:table-cell>
          <table:table-cell office:value-type="float" office:value="18140" calcext:value-type="float">
            <text:p>18140</text:p>
          </table:table-cell>
          <table:table-cell table:number-columns-repeated="2"/>
          <table:table-cell office:value-type="float" office:value="886260426" calcext:value-type="float">
            <text:p>886260426</text:p>
          </table:table-cell>
          <table:table-cell/>
          <table:table-cell office:value-type="string" calcext:value-type="string">
            <text:p>2562/01</text:p>
          </table:table-cell>
          <table:table-cell office:value-type="date" office:date-value="2019-01-09T16:22:32" calcext:value-type="date">
            <text:p>01/09/19 04:22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6-ภาคอีสาน 6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บุรีรัมย์</text:p>
          </table:table-cell>
          <table:table-cell office:value-type="string" calcext:value-type="string">
            <text:p>สามัญ</text:p>
          </table:table-cell>
          <table:table-cell office:value-type="float" office:value="1234764" calcext:value-type="float">
            <text:p>1234764</text:p>
          </table:table-cell>
          <table:table-cell office:value-type="float" office:value="5909829" calcext:value-type="float">
            <text:p>590982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ไทยสมุทรสะสมทรัพย์ (90/20)</text:p>
          </table:table-cell>
          <table:table-cell office:value-type="float" office:value="5511390" calcext:value-type="float">
            <text:p>5511390</text:p>
          </table:table-cell>
          <table:table-cell office:value-type="string" calcext:value-type="string">
            <text:p>หน่วยงานขพ</text:p>
          </table:table-cell>
          <table:table-cell office:value-type="string" calcext:value-type="string">
            <text:p>ผู้จัดการหน่วยอาวุโส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มีผล</text:p>
          </table:table-cell>
          <table:table-cell office:value-type="float" office:value="45" calcext:value-type="float">
            <text:p>45</text:p>
          </table:table-cell>
          <table:table-cell office:value-type="date" office:date-value="2015-06-29" calcext:value-type="date">
            <text:p>2015-06-29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4739" calcext:value-type="float">
            <text:p>47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-06-2561</text:p>
          </table:table-cell>
          <table:table-cell office:value-type="string" calcext:value-type="string">
            <text:p>นาย ทองสุก ทดอาจ</text:p>
          </table:table-cell>
          <table:table-cell office:value-type="float" office:value="3401500610969" calcext:value-type="float">
            <text:p>3401500610969</text:p>
          </table:table-cell>
          <table:table-cell table:number-columns-repeated="2"/>
          <table:table-cell office:value-type="string" calcext:value-type="string">
            <text:p>27/1 ม.7</text:p>
          </table:table-cell>
          <table:table-cell office:value-type="string" calcext:value-type="string">
            <text:p>วังม่วง</text:p>
          </table:table-cell>
          <table:table-cell office:value-type="string" calcext:value-type="string">
            <text:p>เปือยน้อย</text:p>
          </table:table-cell>
          <table:table-cell office:value-type="string" calcext:value-type="string">
            <text:p>ขอนแก่น</text:p>
          </table:table-cell>
          <table:table-cell office:value-type="float" office:value="40340" calcext:value-type="float">
            <text:p>40340</text:p>
          </table:table-cell>
          <table:table-cell table:number-columns-repeated="2"/>
          <table:table-cell office:value-type="float" office:value="817992405" calcext:value-type="float">
            <text:p>817992405</text:p>
          </table:table-cell>
          <table:table-cell/>
          <table:table-cell office:value-type="string" calcext:value-type="string">
            <text:p>2562/01</text:p>
          </table:table-cell>
          <table:table-cell office:value-type="date" office:date-value="2019-01-09T16:22:32" calcext:value-type="date">
            <text:p>01/09/19 04:22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6-ภาคอีสาน 6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บุรีรัมย์</text:p>
          </table:table-cell>
          <table:table-cell office:value-type="string" calcext:value-type="string">
            <text:p>สามัญ</text:p>
          </table:table-cell>
          <table:table-cell office:value-type="float" office:value="1353888" calcext:value-type="float">
            <text:p>1353888</text:p>
          </table:table-cell>
          <table:table-cell office:value-type="float" office:value="5409478" calcext:value-type="float">
            <text:p>540947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ซีเนียร์ แฮปปี้ 2 (เพื่อผู้สูงอายุ)</text:p>
          </table:table-cell>
          <table:table-cell office:value-type="float" office:value="5700123" calcext:value-type="float">
            <text:p>5700123</text:p>
          </table:table-cell>
          <table:table-cell office:value-type="string" calcext:value-type="string">
            <text:p>นางอัญชลี อินทร์ทอง</text:p>
          </table:table-cell>
          <table:table-cell office:value-type="string" calcext:value-type="string">
            <text:p>ผู้ช่วยผู้จัดการหน่วย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มีผล</text:p>
          </table:table-cell>
          <table:table-cell office:value-type="float" office:value="62" calcext:value-type="float">
            <text:p>62</text:p>
          </table:table-cell>
          <table:table-cell office:value-type="date" office:date-value="2015-04-24" calcext:value-type="date">
            <text:p>2015-04-24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80000" calcext:value-type="float">
            <text:p>80000</text:p>
          </table:table-cell>
          <table:table-cell office:value-type="float" office:value="6400" calcext:value-type="float">
            <text:p>6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-05-2561</text:p>
          </table:table-cell>
          <table:table-cell office:value-type="string" calcext:value-type="string">
            <text:p>นาง ขาว เสพสุข</text:p>
          </table:table-cell>
          <table:table-cell office:value-type="float" office:value="3301600446029" calcext:value-type="float">
            <text:p>3301600446029</text:p>
          </table:table-cell>
          <table:table-cell table:number-columns-repeated="2"/>
          <table:table-cell office:value-type="string" calcext:value-type="string">
            <text:p>136 หมู่ที่ 5</text:p>
          </table:table-cell>
          <table:table-cell office:value-type="string" calcext:value-type="string">
            <text:p>หลุ่งประดู่</text:p>
          </table:table-cell>
          <table:table-cell office:value-type="string" calcext:value-type="string">
            <text:p>ห้วยแถลง</text:p>
          </table:table-cell>
          <table:table-cell office:value-type="string" calcext:value-type="string">
            <text:p>นครราชสีมา</text:p>
          </table:table-cell>
          <table:table-cell office:value-type="float" office:value="30240" calcext:value-type="float">
            <text:p>30240</text:p>
          </table:table-cell>
          <table:table-cell table:number-columns-repeated="2"/>
          <table:table-cell office:value-type="float" office:value="934264874" calcext:value-type="float">
            <text:p>934264874</text:p>
          </table:table-cell>
          <table:table-cell/>
          <table:table-cell office:value-type="string" calcext:value-type="string">
            <text:p>2562/01</text:p>
          </table:table-cell>
          <table:table-cell office:value-type="date" office:date-value="2019-01-09T16:22:32" calcext:value-type="date">
            <text:p>01/09/19 04:22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6-ภาคอีสาน 6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บุรีรัมย์</text:p>
          </table:table-cell>
          <table:table-cell office:value-type="string" calcext:value-type="string">
            <text:p>สามัญ</text:p>
          </table:table-cell>
          <table:table-cell office:value-type="float" office:value="1353915" calcext:value-type="float">
            <text:p>1353915</text:p>
          </table:table-cell>
          <table:table-cell office:value-type="float" office:value="6024555" calcext:value-type="float">
            <text:p>602455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ซีเนียร์ แฮปปี้ 2 (เพื่อผู้สูงอายุ)</text:p>
          </table:table-cell>
          <table:table-cell office:value-type="float" office:value="5951721" calcext:value-type="float">
            <text:p>5951721</text:p>
          </table:table-cell>
          <table:table-cell office:value-type="string" calcext:value-type="string">
            <text:p>นางประนอม จอกนาค</text:p>
          </table:table-cell>
          <table:table-cell office:value-type="string" calcext:value-type="string">
            <text:p>ผู้ช่วยผู้จัดการหน่ว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มีผล</text:p>
          </table:table-cell>
          <table:table-cell office:value-type="float" office:value="67" calcext:value-type="float">
            <text:p>67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70000" calcext:value-type="float">
            <text:p>70000</text:p>
          </table:table-cell>
          <table:table-cell office:value-type="float" office:value="7140" calcext:value-type="float">
            <text:p>71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-12-2562</text:p>
          </table:table-cell>
          <table:table-cell office:value-type="string" calcext:value-type="string">
            <text:p>นาย อนันต์ เหลือหลาย</text:p>
          </table:table-cell>
          <table:table-cell office:value-type="float" office:value="3200500035086" calcext:value-type="float">
            <text:p>3200500035086</text:p>
          </table:table-cell>
          <table:table-cell table:number-columns-repeated="2"/>
          <table:table-cell office:value-type="string" calcext:value-type="string">
            <text:p>45/3 โพธิ์ หมู่ที่ 3</text:p>
          </table:table-cell>
          <table:table-cell office:value-type="string" calcext:value-type="string">
            <text:p>หนองขาม</text:p>
          </table:table-cell>
          <table:table-cell office:value-type="string" calcext:value-type="string">
            <text:p>จักราช</text:p>
          </table:table-cell>
          <table:table-cell office:value-type="string" calcext:value-type="string">
            <text:p>นครราชสีมา</text:p>
          </table:table-cell>
          <table:table-cell office:value-type="float" office:value="30230" calcext:value-type="float">
            <text:p>30230</text:p>
          </table:table-cell>
          <table:table-cell table:number-columns-repeated="2"/>
          <table:table-cell office:value-type="float" office:value="935651512" calcext:value-type="float">
            <text:p>935651512</text:p>
          </table:table-cell>
          <table:table-cell/>
          <table:table-cell office:value-type="string" calcext:value-type="string">
            <text:p>2562/01</text:p>
          </table:table-cell>
          <table:table-cell office:value-type="date" office:date-value="2019-01-09T16:22:32" calcext:value-type="date">
            <text:p>01/09/19 04:22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6-ภาคอีสาน 6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สุรินทร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01219092</text:p>
          </table:table-cell>
          <table:table-cell office:value-type="float" office:value="666773" calcext:value-type="float">
            <text:p>666773</text:p>
          </table:table-cell>
          <table:table-cell office:value-type="string" calcext:value-type="string">
            <text:p>PA063</text:p>
          </table:table-cell>
          <table:table-cell office:value-type="string" calcext:value-type="string">
            <text:p>โอเชี่ยนไลฟ์ พีเอ วีไอพี</text:p>
          </table:table-cell>
          <table:table-cell office:value-type="float" office:value="3314775" calcext:value-type="float">
            <text:p>3314775</text:p>
          </table:table-cell>
          <table:table-cell office:value-type="string" calcext:value-type="string">
            <text:p>นางเจียมจิตร มุมทอง</text:p>
          </table:table-cell>
          <table:table-cell office:value-type="string" calcext:value-type="string">
            <text:p>ตัวแทนเก็บเงิน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date" office:date-value="2018-04-20" calcext:value-type="date">
            <text:p>2018-04-20</text:p>
          </table:table-cell>
          <table:table-cell office:value-type="date" office:date-value="2019-04-20" calcext:value-type="date">
            <text:p>2019-04-20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นาย ชิด อุส่าห์ดี</text:p>
          </table:table-cell>
          <table:table-cell table:number-columns-repeated="12"/>
          <table:table-cell office:value-type="string" calcext:value-type="string">
            <text:p>2561/18</text:p>
          </table:table-cell>
          <table:table-cell office:value-type="date" office:date-value="2018-12-17T15:18:10" calcext:value-type="date">
            <text:p>12/17/18 03:18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6-ภาคอีสาน 6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สุรินทร์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64081</text:p>
          </table:table-cell>
          <table:table-cell/>
          <table:table-cell office:value-type="string" calcext:value-type="string">
            <text:p>PA063</text:p>
          </table:table-cell>
          <table:table-cell office:value-type="string" calcext:value-type="string">
            <text:p>โอเชี่ยนไลฟ์ พีเอ วีไอพี</text:p>
          </table:table-cell>
          <table:table-cell office:value-type="float" office:value="5611654" calcext:value-type="float">
            <text:p>5611654</text:p>
          </table:table-cell>
          <table:table-cell office:value-type="string" calcext:value-type="string">
            <text:p>นางพิณีวรรณ์ บูรณ์เจริญ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date" office:date-value="2017-08-18" calcext:value-type="date">
            <text:p>2017-08-18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300000" calcext:value-type="float">
            <text:p>300000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office:value-type="string" calcext:value-type="string">
            <text:p>นาย พจนะ คันธจันทร์</text:p>
          </table:table-cell>
          <table:table-cell table:number-columns-repeated="12"/>
          <table:table-cell office:value-type="string" calcext:value-type="string">
            <text:p>2561/18</text:p>
          </table:table-cell>
          <table:table-cell office:value-type="date" office:date-value="2018-12-17T15:18:10" calcext:value-type="date">
            <text:p>12/17/18 03:18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81452</text:p>
          </table:table-cell>
          <table:table-cell/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5410994" calcext:value-type="float">
            <text:p>5410994</text:p>
          </table:table-cell>
          <table:table-cell office:value-type="string" calcext:value-type="string">
            <text:p>นางบุญนำ สมสาย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date" office:date-value="2017-08-10" calcext:value-type="date">
            <text:p>2017-08-10</text:p>
          </table:table-cell>
          <table:table-cell office:value-type="date" office:date-value="2022-08-10" calcext:value-type="date">
            <text:p>2022-08-1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77" calcext:value-type="float">
            <text:p>1777</text:p>
          </table:table-cell>
          <table:table-cell table:number-columns-repeated="2"/>
          <table:table-cell office:value-type="string" calcext:value-type="string">
            <text:p>นาย พิพัฒน์ บุตดี</text:p>
          </table:table-cell>
          <table:table-cell office:value-type="float" office:value="3411800067128" calcext:value-type="float">
            <text:p>3411800067128</text:p>
          </table:table-cell>
          <table:table-cell office:value-type="string" calcext:value-type="string">
            <text:p>อื่นๆ</text:p>
          </table:table-cell>
          <table:table-cell office:value-type="string" calcext:value-type="string">
            <text:p>ไม่ระบุรหัสอาชีพ</text:p>
          </table:table-cell>
          <table:table-cell office:value-type="string" calcext:value-type="string">
            <text:p>109 หมู่ที่ 1</text:p>
          </table:table-cell>
          <table:table-cell table:number-columns-repeated="2" office:value-type="string" calcext:value-type="string">
            <text:p>นายูง</text:p>
          </table:table-cell>
          <table:table-cell office:value-type="string" calcext:value-type="string">
            <text:p>อุดรธานี</text:p>
          </table:table-cell>
          <table:table-cell office:value-type="float" office:value="41380" calcext:value-type="float">
            <text:p>41380</text:p>
          </table:table-cell>
          <table:table-cell table:number-columns-repeated="2"/>
          <table:table-cell office:value-type="float" office:value="804033754" calcext:value-type="float">
            <text:p>804033754</text:p>
          </table:table-cell>
          <table:table-cell/>
          <table:table-cell office:value-type="string" calcext:value-type="string">
            <text:p>2560/11</text:p>
          </table:table-cell>
          <table:table-cell office:value-type="date" office:date-value="2018-06-08T14:16:29" calcext:value-type="date">
            <text:p>06/08/18 02:16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48592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3505868" calcext:value-type="float">
            <text:p>3505868</text:p>
          </table:table-cell>
          <table:table-cell office:value-type="string" calcext:value-type="string">
            <text:p>นายบุญมา เหล็กหล่ม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6660" calcext:value-type="float">
            <text:p>6660</text:p>
          </table:table-cell>
          <table:table-cell office:value-type="string" calcext:value-type="string">
            <text:p>มีผล</text:p>
          </table:table-cell>
          <table:table-cell office:value-type="float" office:value="27" calcext:value-type="float">
            <text:p>27</text:p>
          </table:table-cell>
          <table:table-cell office:value-type="date" office:date-value="2017-08-10" calcext:value-type="date">
            <text:p>2017-08-10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199390" calcext:value-type="float">
            <text:p>199390</text:p>
          </table:table-cell>
          <table:table-cell office:value-type="float" office:value="18000" calcext:value-type="float">
            <text:p>18000</text:p>
          </table:table-cell>
          <table:table-cell office:value-type="float" office:value="12" calcext:value-type="float">
            <text:p>1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น.ส. ขนิฐา เอกพันธ์</text:p>
          </table:table-cell>
          <table:table-cell office:value-type="float" office:value="1412200013056" calcext:value-type="float">
            <text:p>1412200013056</text:p>
          </table:table-cell>
          <table:table-cell office:value-type="string" calcext:value-type="string">
            <text:p>เกษตรกรรม</text:p>
          </table:table-cell>
          <table:table-cell office:value-type="string" calcext:value-type="string">
            <text:p>เกษตรกรรม : ไม่มีระบุชัดเจน</text:p>
          </table:table-cell>
          <table:table-cell office:value-type="string" calcext:value-type="string">
            <text:p>149 หมู่ที่ 11</text:p>
          </table:table-cell>
          <table:table-cell office:value-type="string" calcext:value-type="string">
            <text:p>บ้านก้อง</text:p>
          </table:table-cell>
          <table:table-cell office:value-type="string" calcext:value-type="string">
            <text:p>นายูง</text:p>
          </table:table-cell>
          <table:table-cell office:value-type="string" calcext:value-type="string">
            <text:p>อุดรธานี</text:p>
          </table:table-cell>
          <table:table-cell office:value-type="float" office:value="41380" calcext:value-type="float">
            <text:p>41380</text:p>
          </table:table-cell>
          <table:table-cell table:number-columns-repeated="2"/>
          <table:table-cell office:value-type="float" office:value="841238055" calcext:value-type="float">
            <text:p>841238055</text:p>
          </table:table-cell>
          <table:table-cell/>
          <table:table-cell office:value-type="string" calcext:value-type="string">
            <text:p>2560/11</text:p>
          </table:table-cell>
          <table:table-cell office:value-type="date" office:date-value="2018-06-08T14:16:29" calcext:value-type="date">
            <text:p>06/08/18 02:16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48591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4201879" calcext:value-type="float">
            <text:p>4201879</text:p>
          </table:table-cell>
          <table:table-cell office:value-type="string" calcext:value-type="string">
            <text:p>นางเฉลียว เจริญชนม์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มีผล</text:p>
          </table:table-cell>
          <table:table-cell office:value-type="float" office:value="3" calcext:value-type="float">
            <text:p>3</text:p>
          </table:table-cell>
          <table:table-cell office:value-type="date" office:date-value="2017-07-27" calcext:value-type="date">
            <text:p>2017-07-27</text:p>
          </table:table-cell>
          <table:table-cell office:value-type="date" office:date-value="2017-10-25" calcext:value-type="date">
            <text:p>2017-10-25</text:p>
          </table:table-cell>
          <table:table-cell office:value-type="float" office:value="83330" calcext:value-type="float">
            <text:p>8333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ด.ญ. ณัฐริดา มีคุณ</text:p>
          </table:table-cell>
          <table:table-cell office:value-type="float" office:value="1417300085801" calcext:value-type="float">
            <text:p>1417300085801</text:p>
          </table:table-cell>
          <table:table-cell office:value-type="string" calcext:value-type="string">
            <text:p>รับราชการ/นักเรียนนักศึกษา/บุคคลากรทางการแพทย์</text:p>
          </table:table-cell>
          <table:table-cell office:value-type="string" calcext:value-type="string">
            <text:p>นักเรียน,นักศึกษา</text:p>
          </table:table-cell>
          <table:table-cell office:value-type="string" calcext:value-type="string">
            <text:p>126 หมู่ที่ 7 หมู่บ้านโสมสุข</text:p>
          </table:table-cell>
          <table:table-cell office:value-type="string" calcext:value-type="string">
            <text:p>ศรีสำราญ</text:p>
          </table:table-cell>
          <table:table-cell office:value-type="string" calcext:value-type="string">
            <text:p>น้ำโสม</text:p>
          </table:table-cell>
          <table:table-cell office:value-type="string" calcext:value-type="string">
            <text:p>อุดรธานี</text:p>
          </table:table-cell>
          <table:table-cell office:value-type="float" office:value="41210" calcext:value-type="float">
            <text:p>41210</text:p>
          </table:table-cell>
          <table:table-cell table:number-columns-repeated="2"/>
          <table:table-cell office:value-type="float" office:value="622301822" calcext:value-type="float">
            <text:p>622301822</text:p>
          </table:table-cell>
          <table:table-cell/>
          <table:table-cell office:value-type="string" calcext:value-type="string">
            <text:p>2560/11</text:p>
          </table:table-cell>
          <table:table-cell office:value-type="date" office:date-value="2018-06-08T14:16:29" calcext:value-type="date">
            <text:p>06/08/18 02:16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48591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4201916" calcext:value-type="float">
            <text:p>4201916</text:p>
          </table:table-cell>
          <table:table-cell office:value-type="string" calcext:value-type="string">
            <text:p>นางพรรณประภา ดวงคำ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6660" calcext:value-type="float">
            <text:p>6660</text:p>
          </table:table-cell>
          <table:table-cell office:value-type="string" calcext:value-type="string">
            <text:p>มีผล</text:p>
          </table:table-cell>
          <table:table-cell office:value-type="float" office:value="16" calcext:value-type="float">
            <text:p>16</text:p>
          </table:table-cell>
          <table:table-cell office:value-type="date" office:date-value="2017-08-10" calcext:value-type="date">
            <text:p>2017-08-10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188990" calcext:value-type="float">
            <text:p>188990</text:p>
          </table:table-cell>
          <table:table-cell office:value-type="float" office:value="18000" calcext:value-type="float">
            <text:p>18000</text:p>
          </table:table-cell>
          <table:table-cell office:value-type="float" office:value="12" calcext:value-type="float">
            <text:p>1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นาย สุรเดช จันธิราช</text:p>
          </table:table-cell>
          <table:table-cell office:value-type="float" office:value="1439900394598" calcext:value-type="float">
            <text:p>1439900394598</text:p>
          </table:table-cell>
          <table:table-cell office:value-type="string" calcext:value-type="string">
            <text:p>รับราชการ/นักเรียนนักศึกษา/บุคคลากรทางการแพทย์</text:p>
          </table:table-cell>
          <table:table-cell office:value-type="string" calcext:value-type="string">
            <text:p>นักเรียน,นักศึกษา</text:p>
          </table:table-cell>
          <table:table-cell office:value-type="string" calcext:value-type="string">
            <text:p>56 หมู่ที่ 11</text:p>
          </table:table-cell>
          <table:table-cell office:value-type="string" calcext:value-type="string">
            <text:p>บ้านฝาง</text:p>
          </table:table-cell>
          <table:table-cell office:value-type="string" calcext:value-type="string">
            <text:p>สระใคร</text:p>
          </table:table-cell>
          <table:table-cell office:value-type="string" calcext:value-type="string">
            <text:p>หนองคาย</text:p>
          </table:table-cell>
          <table:table-cell office:value-type="float" office:value="43100" calcext:value-type="float">
            <text:p>43100</text:p>
          </table:table-cell>
          <table:table-cell table:number-columns-repeated="2"/>
          <table:table-cell office:value-type="float" office:value="984936839" calcext:value-type="float">
            <text:p>984936839</text:p>
          </table:table-cell>
          <table:table-cell/>
          <table:table-cell office:value-type="string" calcext:value-type="string">
            <text:p>2560/11</text:p>
          </table:table-cell>
          <table:table-cell office:value-type="date" office:date-value="2018-06-08T14:16:29" calcext:value-type="date">
            <text:p>06/08/18 02:16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01369722</text:p>
          </table:table-cell>
          <table:table-cell office:value-type="float" office:value="578712" calcext:value-type="float">
            <text:p>578712</text:p>
          </table:table-cell>
          <table:table-cell office:value-type="string" calcext:value-type="string">
            <text:p>PA020</text:p>
          </table:table-cell>
          <table:table-cell office:value-type="string" calcext:value-type="string">
            <text:p>ไทยสมุทรคุ้มค่า 1</text:p>
          </table:table-cell>
          <table:table-cell office:value-type="float" office:value="3504348" calcext:value-type="float">
            <text:p>3504348</text:p>
          </table:table-cell>
          <table:table-cell office:value-type="string" calcext:value-type="string">
            <text:p>น.ส.สร้อยเพชร ศรีสวัสดิ์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date" office:date-value="2017-07-23" calcext:value-type="date">
            <text:p>2017-07-23</text:p>
          </table:table-cell>
          <table:table-cell office:value-type="date" office:date-value="2019-07-23" calcext:value-type="date">
            <text:p>2019-07-23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นาย พีรพัฒน์ ช่วยแสง</text:p>
          </table:table-cell>
          <table:table-cell office:value-type="float" office:value="1411700147352" calcext:value-type="float">
            <text:p>1411700147352</text:p>
          </table:table-cell>
          <table:table-cell office:value-type="string" calcext:value-type="string">
            <text:p>อื่นๆ</text:p>
          </table:table-cell>
          <table:table-cell office:value-type="string" calcext:value-type="string">
            <text:p>ไม่ระบุรหัสอาชีพ</text:p>
          </table:table-cell>
          <table:table-cell office:value-type="string" calcext:value-type="string">
            <text:p>113 ม.3</text:p>
          </table:table-cell>
          <table:table-cell office:value-type="string" calcext:value-type="string">
            <text:p>โนนทอง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อุดรธานี</text:p>
          </table:table-cell>
          <table:table-cell office:value-type="float" office:value="41160" calcext:value-type="float">
            <text:p>41160</text:p>
          </table:table-cell>
          <table:table-cell table:number-columns-repeated="2"/>
          <table:table-cell office:value-type="float" office:value="890063607" calcext:value-type="float">
            <text:p>890063607</text:p>
          </table:table-cell>
          <table:table-cell/>
          <table:table-cell office:value-type="string" calcext:value-type="string">
            <text:p>2560/11</text:p>
          </table:table-cell>
          <table:table-cell office:value-type="date" office:date-value="2018-06-08T14:16:29" calcext:value-type="date">
            <text:p>06/08/18 02:16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55811</text:p>
          </table:table-cell>
          <table:table-cell office:value-type="float" office:value="10018633" calcext:value-type="float">
            <text:p>10018633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4702975" calcext:value-type="float">
            <text:p>4702975</text:p>
          </table:table-cell>
          <table:table-cell office:value-type="string" calcext:value-type="string">
            <text:p>นายสนั่น ทองหล่อ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date" office:date-value="2017-08-20" calcext:value-type="date">
            <text:p>2017-08-20</text:p>
          </table:table-cell>
          <table:table-cell office:value-type="date" office:date-value="2021-08-20" calcext:value-type="date">
            <text:p>2021-08-2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77" calcext:value-type="float">
            <text:p>1777</text:p>
          </table:table-cell>
          <table:table-cell table:number-columns-repeated="2"/>
          <table:table-cell office:value-type="string" calcext:value-type="string">
            <text:p>น.ส. ศันสนีย์ ไชยอยู่</text:p>
          </table:table-cell>
          <table:table-cell office:value-type="float" office:value="1411700190754" calcext:value-type="float">
            <text:p>1411700190754</text:p>
          </table:table-cell>
          <table:table-cell office:value-type="string" calcext:value-type="string">
            <text:p>อื่นๆ</text:p>
          </table:table-cell>
          <table:table-cell office:value-type="string" calcext:value-type="string">
            <text:p>ไม่ระบุรหัสอาชีพ</text:p>
          </table:table-cell>
          <table:table-cell office:value-type="string" calcext:value-type="string">
            <text:p>142 หมู่ที่ 1</text:p>
          </table:table-cell>
          <table:table-cell office:value-type="string" calcext:value-type="string">
            <text:p>ข้าวสาร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อุดรธานี</text:p>
          </table:table-cell>
          <table:table-cell office:value-type="float" office:value="41160" calcext:value-type="float">
            <text:p>41160</text:p>
          </table:table-cell>
          <table:table-cell table:number-columns-repeated="2"/>
          <table:table-cell office:value-type="float" office:value="991750376" calcext:value-type="float">
            <text:p>991750376</text:p>
          </table:table-cell>
          <table:table-cell/>
          <table:table-cell office:value-type="string" calcext:value-type="string">
            <text:p>2560/11</text:p>
          </table:table-cell>
          <table:table-cell office:value-type="date" office:date-value="2018-06-08T14:16:29" calcext:value-type="date">
            <text:p>06/08/18 02:16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01369741</text:p>
          </table:table-cell>
          <table:table-cell office:value-type="float" office:value="798633" calcext:value-type="float">
            <text:p>798633</text:p>
          </table:table-cell>
          <table:table-cell office:value-type="string" calcext:value-type="string">
            <text:p>PA020</text:p>
          </table:table-cell>
          <table:table-cell office:value-type="string" calcext:value-type="string">
            <text:p>ไทยสมุทรคุ้มค่า 1</text:p>
          </table:table-cell>
          <table:table-cell office:value-type="float" office:value="5001664" calcext:value-type="float">
            <text:p>5001664</text:p>
          </table:table-cell>
          <table:table-cell office:value-type="string" calcext:value-type="string">
            <text:p>น.ส.จันทร์เทวา สวัสดี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date" office:date-value="2017-09-04" calcext:value-type="date">
            <text:p>2017-09-04</text:p>
          </table:table-cell>
          <table:table-cell office:value-type="date" office:date-value="2019-09-04" calcext:value-type="date">
            <text:p>2019-09-04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ด.ช. ภราดา ด่างด้าน</text:p>
          </table:table-cell>
          <table:table-cell office:value-type="float" office:value="2430201040665" calcext:value-type="float">
            <text:p>2430201040665</text:p>
          </table:table-cell>
          <table:table-cell office:value-type="string" calcext:value-type="string">
            <text:p>อื่นๆ</text:p>
          </table:table-cell>
          <table:table-cell office:value-type="string" calcext:value-type="string">
            <text:p>ไม่ระบุรหัสอาชีพ</text:p>
          </table:table-cell>
          <table:table-cell office:value-type="string" calcext:value-type="string">
            <text:p>33 ม.8</text:p>
          </table:table-cell>
          <table:table-cell office:value-type="string" calcext:value-type="string">
            <text:p>นาข่า</text:p>
          </table:table-cell>
          <table:table-cell office:value-type="string" calcext:value-type="string">
            <text:p>ท่าบ่อ</text:p>
          </table:table-cell>
          <table:table-cell office:value-type="string" calcext:value-type="string">
            <text:p>หนองคาย</text:p>
          </table:table-cell>
          <table:table-cell office:value-type="float" office:value="43110" calcext:value-type="float">
            <text:p>43110</text:p>
          </table:table-cell>
          <table:table-cell table:number-columns-repeated="2"/>
          <table:table-cell office:value-type="float" office:value="844590687" calcext:value-type="float">
            <text:p>844590687</text:p>
          </table:table-cell>
          <table:table-cell office:value-type="float" office:value="871281009" calcext:value-type="float">
            <text:p>871281009</text:p>
          </table:table-cell>
          <table:table-cell office:value-type="string" calcext:value-type="string">
            <text:p>2560/11</text:p>
          </table:table-cell>
          <table:table-cell office:value-type="date" office:date-value="2018-06-08T14:16:29" calcext:value-type="date">
            <text:p>06/08/18 02:16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48592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3504348" calcext:value-type="float">
            <text:p>3504348</text:p>
          </table:table-cell>
          <table:table-cell office:value-type="string" calcext:value-type="string">
            <text:p>น.ส.สร้อยเพชร ศรีสวัสดิ์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มีผล</text:p>
          </table:table-cell>
          <table:table-cell office:value-type="float" office:value="14" calcext:value-type="float">
            <text:p>14</text:p>
          </table:table-cell>
          <table:table-cell office:value-type="date" office:date-value="2017-08-10" calcext:value-type="date">
            <text:p>2017-08-10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51460" calcext:value-type="float">
            <text:p>51460</text:p>
          </table:table-cell>
          <table:table-cell office:value-type="float" office:value="2400" calcext:value-type="float">
            <text:p>2400</text:p>
          </table:table-cell>
          <table:table-cell office:value-type="float" office:value="6" calcext:value-type="float">
            <text:p>6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ด.ช. ชลแดน สุโพนาลี</text:p>
          </table:table-cell>
          <table:table-cell office:value-type="float" office:value="1439900441103" calcext:value-type="float">
            <text:p>1439900441103</text:p>
          </table:table-cell>
          <table:table-cell office:value-type="string" calcext:value-type="string">
            <text:p>รับราชการ/นักเรียนนักศึกษา/บุคคลากรทางการแพทย์</text:p>
          </table:table-cell>
          <table:table-cell office:value-type="string" calcext:value-type="string">
            <text:p>นักเรียน,นักศึกษา</text:p>
          </table:table-cell>
          <table:table-cell office:value-type="string" calcext:value-type="string">
            <text:p>137 หมู่ที่ 4</text:p>
          </table:table-cell>
          <table:table-cell office:value-type="string" calcext:value-type="string">
            <text:p>บ้านค้อ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อุดรธานี</text:p>
          </table:table-cell>
          <table:table-cell office:value-type="float" office:value="41160" calcext:value-type="float">
            <text:p>41160</text:p>
          </table:table-cell>
          <table:table-cell table:number-columns-repeated="2"/>
          <table:table-cell office:value-type="float" office:value="627024974" calcext:value-type="float">
            <text:p>627024974</text:p>
          </table:table-cell>
          <table:table-cell/>
          <table:table-cell office:value-type="string" calcext:value-type="string">
            <text:p>2560/11</text:p>
          </table:table-cell>
          <table:table-cell office:value-type="date" office:date-value="2018-06-08T14:16:29" calcext:value-type="date">
            <text:p>06/08/18 02:16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81449</text:p>
          </table:table-cell>
          <table:table-cell/>
          <table:table-cell office:value-type="string" calcext:value-type="string">
            <text:p>PA020</text:p>
          </table:table-cell>
          <table:table-cell office:value-type="string" calcext:value-type="string">
            <text:p>ไทยสมุทรคุ้มค่า 1</text:p>
          </table:table-cell>
          <table:table-cell office:value-type="float" office:value="3504348" calcext:value-type="float">
            <text:p>3504348</text:p>
          </table:table-cell>
          <table:table-cell office:value-type="string" calcext:value-type="string">
            <text:p>น.ส.สร้อยเพชร ศรีสวัสดิ์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date" office:date-value="2017-08-02" calcext:value-type="date">
            <text:p>2017-08-02</text:p>
          </table:table-cell>
          <table:table-cell office:value-type="date" office:date-value="2022-08-02" calcext:value-type="date">
            <text:p>2022-08-02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นาย ธีระวัฒน์ อินไขย์</text:p>
          </table:table-cell>
          <table:table-cell office:value-type="float" office:value="1411700017238" calcext:value-type="float">
            <text:p>1411700017238</text:p>
          </table:table-cell>
          <table:table-cell office:value-type="string" calcext:value-type="string">
            <text:p>อื่นๆ</text:p>
          </table:table-cell>
          <table:table-cell office:value-type="string" calcext:value-type="string">
            <text:p>ไม่ระบุรหัสอาชีพ</text:p>
          </table:table-cell>
          <table:table-cell office:value-type="string" calcext:value-type="string">
            <text:p>56 หมู่ที่ 6</text:p>
          </table:table-cell>
          <table:table-cell office:value-type="string" calcext:value-type="string">
            <text:p>จำปาโมง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อุดรธานี</text:p>
          </table:table-cell>
          <table:table-cell office:value-type="float" office:value="41160" calcext:value-type="float">
            <text:p>41160</text:p>
          </table:table-cell>
          <table:table-cell table:number-columns-repeated="2"/>
          <table:table-cell office:value-type="float" office:value="933598781" calcext:value-type="float">
            <text:p>933598781</text:p>
          </table:table-cell>
          <table:table-cell/>
          <table:table-cell office:value-type="string" calcext:value-type="string">
            <text:p>2560/11</text:p>
          </table:table-cell>
          <table:table-cell office:value-type="date" office:date-value="2018-06-08T14:16:29" calcext:value-type="date">
            <text:p>06/08/18 02:16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23589</text:p>
          </table:table-cell>
          <table:table-cell office:value-type="float" office:value="846035" calcext:value-type="float">
            <text:p>846035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4102107" calcext:value-type="float">
            <text:p>4102107</text:p>
          </table:table-cell>
          <table:table-cell office:value-type="string" calcext:value-type="string">
            <text:p>นางจินดารัตน์ คำสวัสดิ์เจริญ</text:p>
          </table:table-cell>
          <table:table-cell office:value-type="string" calcext:value-type="string">
            <text:p>ผู้จัดการหน่วยอาวุโส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date" office:date-value="2017-07-14" calcext:value-type="date">
            <text:p>2017-07-14</text:p>
          </table:table-cell>
          <table:table-cell office:value-type="date" office:date-value="2021-07-14" calcext:value-type="date">
            <text:p>2021-07-14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77" calcext:value-type="float">
            <text:p>1777</text:p>
          </table:table-cell>
          <table:table-cell table:number-columns-repeated="2"/>
          <table:table-cell office:value-type="string" calcext:value-type="string">
            <text:p>นาย กฤษณะ วรรณพฤกษ์</text:p>
          </table:table-cell>
          <table:table-cell office:value-type="float" office:value="1411701289738" calcext:value-type="float">
            <text:p>1411701289738</text:p>
          </table:table-cell>
          <table:table-cell office:value-type="string" calcext:value-type="string">
            <text:p>อื่นๆ</text:p>
          </table:table-cell>
          <table:table-cell office:value-type="string" calcext:value-type="string">
            <text:p>ไม่ระบุรหัสอาชีพ</text:p>
          </table:table-cell>
          <table:table-cell office:value-type="string" calcext:value-type="string">
            <text:p>136 หมู่ที่ 7</text:p>
          </table:table-cell>
          <table:table-cell office:value-type="string" calcext:value-type="string">
            <text:p>หนองแวง</text:p>
          </table:table-cell>
          <table:table-cell office:value-type="string" calcext:value-type="string">
            <text:p>น้ำโสม</text:p>
          </table:table-cell>
          <table:table-cell office:value-type="string" calcext:value-type="string">
            <text:p>อุดรธานี</text:p>
          </table:table-cell>
          <table:table-cell office:value-type="float" office:value="41210" calcext:value-type="float">
            <text:p>41210</text:p>
          </table:table-cell>
          <table:table-cell table:number-columns-repeated="2"/>
          <table:table-cell office:value-type="float" office:value="862426298" calcext:value-type="float">
            <text:p>862426298</text:p>
          </table:table-cell>
          <table:table-cell/>
          <table:table-cell office:value-type="string" calcext:value-type="string">
            <text:p>2560/11</text:p>
          </table:table-cell>
          <table:table-cell office:value-type="date" office:date-value="2018-06-08T14:16:29" calcext:value-type="date">
            <text:p>06/08/18 02:16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23589</text:p>
          </table:table-cell>
          <table:table-cell office:value-type="float" office:value="846035" calcext:value-type="float">
            <text:p>846035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4102107" calcext:value-type="float">
            <text:p>4102107</text:p>
          </table:table-cell>
          <table:table-cell office:value-type="string" calcext:value-type="string">
            <text:p>นางจินดารัตน์ คำสวัสดิ์เจริญ</text:p>
          </table:table-cell>
          <table:table-cell office:value-type="string" calcext:value-type="string">
            <text:p>ผู้จัดการหน่วยอาวุโส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date" office:date-value="2017-07-14" calcext:value-type="date">
            <text:p>2017-07-14</text:p>
          </table:table-cell>
          <table:table-cell office:value-type="date" office:date-value="2021-07-14" calcext:value-type="date">
            <text:p>2021-07-14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77" calcext:value-type="float">
            <text:p>1777</text:p>
          </table:table-cell>
          <table:table-cell table:number-columns-repeated="2"/>
          <table:table-cell office:value-type="string" calcext:value-type="string">
            <text:p>นาย กฤษณะ วรรณพฤกษ์</text:p>
          </table:table-cell>
          <table:table-cell office:value-type="float" office:value="1411701289738" calcext:value-type="float">
            <text:p>1411701289738</text:p>
          </table:table-cell>
          <table:table-cell office:value-type="string" calcext:value-type="string">
            <text:p>อื่นๆ</text:p>
          </table:table-cell>
          <table:table-cell office:value-type="string" calcext:value-type="string">
            <text:p>ไม่ระบุรหัสอาชีพ</text:p>
          </table:table-cell>
          <table:table-cell office:value-type="string" calcext:value-type="string">
            <text:p>136 หมู่ที่ 7</text:p>
          </table:table-cell>
          <table:table-cell office:value-type="string" calcext:value-type="string">
            <text:p>หนองแวง</text:p>
          </table:table-cell>
          <table:table-cell office:value-type="string" calcext:value-type="string">
            <text:p>น้ำโสม</text:p>
          </table:table-cell>
          <table:table-cell office:value-type="string" calcext:value-type="string">
            <text:p>อุดรธานี</text:p>
          </table:table-cell>
          <table:table-cell office:value-type="float" office:value="41210" calcext:value-type="float">
            <text:p>41210</text:p>
          </table:table-cell>
          <table:table-cell table:number-columns-repeated="2"/>
          <table:table-cell office:value-type="float" office:value="862426298" calcext:value-type="float">
            <text:p>862426298</text:p>
          </table:table-cell>
          <table:table-cell/>
          <table:table-cell office:value-type="string" calcext:value-type="string">
            <text:p>2560/11</text:p>
          </table:table-cell>
          <table:table-cell office:value-type="date" office:date-value="2018-06-08T14:16:29" calcext:value-type="date">
            <text:p>06/08/18 02:16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48592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3504348" calcext:value-type="float">
            <text:p>3504348</text:p>
          </table:table-cell>
          <table:table-cell office:value-type="string" calcext:value-type="string">
            <text:p>น.ส.สร้อยเพชร ศรีสวัสดิ์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มีผล</text:p>
          </table:table-cell>
          <table:table-cell office:value-type="float" office:value="48" calcext:value-type="float">
            <text:p>48</text:p>
          </table:table-cell>
          <table:table-cell office:value-type="date" office:date-value="2017-08-10" calcext:value-type="date">
            <text:p>2017-08-10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106580" calcext:value-type="float">
            <text:p>106580</text:p>
          </table:table-cell>
          <table:table-cell office:value-type="float" office:value="12000" calcext:value-type="float">
            <text:p>12000</text:p>
          </table:table-cell>
          <table:table-cell office:value-type="float" office:value="12" calcext:value-type="float">
            <text:p>1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นาย เสรภูมิ ไชยภูมี</text:p>
          </table:table-cell>
          <table:table-cell office:value-type="float" office:value="3411700086520" calcext:value-type="float">
            <text:p>3411700086520</text:p>
          </table:table-cell>
          <table:table-cell office:value-type="string" calcext:value-type="string">
            <text:p>เกษตรกรรม</text:p>
          </table:table-cell>
          <table:table-cell office:value-type="string" calcext:value-type="string">
            <text:p>ทำนา : ไม่ระบุอย่างอื่นอีก</text:p>
          </table:table-cell>
          <table:table-cell office:value-type="string" calcext:value-type="string">
            <text:p>163 หมู่ที่ 1</text:p>
          </table:table-cell>
          <table:table-cell table:number-columns-repeated="2" office:value-type="string" calcext:value-type="string">
            <text:p>บ้านผือ</text:p>
          </table:table-cell>
          <table:table-cell office:value-type="string" calcext:value-type="string">
            <text:p>อุดรธานี</text:p>
          </table:table-cell>
          <table:table-cell office:value-type="float" office:value="41160" calcext:value-type="float">
            <text:p>41160</text:p>
          </table:table-cell>
          <table:table-cell table:number-columns-repeated="2"/>
          <table:table-cell office:value-type="float" office:value="832840037" calcext:value-type="float">
            <text:p>832840037</text:p>
          </table:table-cell>
          <table:table-cell/>
          <table:table-cell office:value-type="string" calcext:value-type="string">
            <text:p>2560/11</text:p>
          </table:table-cell>
          <table:table-cell office:value-type="date" office:date-value="2018-06-08T14:16:29" calcext:value-type="date">
            <text:p>06/08/18 02:16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-ภาคใต้ 2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กระบี่</text:p>
          </table:table-cell>
          <table:table-cell office:value-type="string" calcext:value-type="string">
            <text:p>สามัญ</text:p>
          </table:table-cell>
          <table:table-cell office:value-type="float" office:value="2193944" calcext:value-type="float">
            <text:p>2193944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string" calcext:value-type="string">
            <text:p>ไทยสมุทรสบายสบาย 30/10</text:p>
          </table:table-cell>
          <table:table-cell office:value-type="float" office:value="5900245" calcext:value-type="float">
            <text:p>5900245</text:p>
          </table:table-cell>
          <table:table-cell office:value-type="string" calcext:value-type="string">
            <text:p>น.ส.น้ำอ้อย เหนื่อยล้า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3080" calcext:value-type="float">
            <text:p>3080</text:p>
          </table:table-cell>
          <table:table-cell table:number-columns-repeated="2"/>
          <table:table-cell office:value-type="date" office:date-value="2019-03-21" calcext:value-type="date">
            <text:p>2019-03-2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-03-2563</text:p>
          </table:table-cell>
          <table:table-cell office:value-type="string" calcext:value-type="string">
            <text:p>คุณพิม มาดา</text:p>
          </table:table-cell>
          <table:table-cell table:number-columns-repeated="12"/>
          <table:table-cell office:value-type="string" calcext:value-type="string">
            <text:p>2562/05</text:p>
          </table:table-cell>
          <table:table-cell office:value-type="date" office:date-value="2019-03-21T16:25:14" calcext:value-type="date">
            <text:p>03/21/19 04:25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ภาคใต้ 2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กระบี่</text:p>
          </table:table-cell>
          <table:table-cell office:value-type="string" calcext:value-type="string">
            <text:p>สามัญ</text:p>
          </table:table-cell>
          <table:table-cell office:value-type="float" office:value="2193943" calcext:value-type="float">
            <text:p>2193943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ออมคุ้มครอง 10/10</text:p>
          </table:table-cell>
          <table:table-cell office:value-type="float" office:value="5900245" calcext:value-type="float">
            <text:p>5900245</text:p>
          </table:table-cell>
          <table:table-cell office:value-type="string" calcext:value-type="string">
            <text:p>น.ส.น้ำอ้อย เหนื่อยล้า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office:value-type="date" office:date-value="2019-03-21" calcext:value-type="date">
            <text:p>2019-03-2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500" calcext:value-type="float">
            <text:p>21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-03-2563</text:p>
          </table:table-cell>
          <table:table-cell office:value-type="string" calcext:value-type="string">
            <text:p>คุณนิดหน่อย หาเรื่อง</text:p>
          </table:table-cell>
          <table:table-cell table:number-columns-repeated="12"/>
          <table:table-cell office:value-type="string" calcext:value-type="string">
            <text:p>2562/05</text:p>
          </table:table-cell>
          <table:table-cell office:value-type="date" office:date-value="2019-03-21T16:25:14" calcext:value-type="date">
            <text:p>03/21/19 04:25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-ภาคใต้ 2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กระบี่</text:p>
          </table:table-cell>
          <table:table-cell office:value-type="string" calcext:value-type="string">
            <text:p>สามัญ</text:p>
          </table:table-cell>
          <table:table-cell office:value-type="float" office:value="2193946" calcext:value-type="float">
            <text:p>2193946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สบายชัวร์</text:p>
          </table:table-cell>
          <table:table-cell office:value-type="float" office:value="5952016" calcext:value-type="float">
            <text:p>5952016</text:p>
          </table:table-cell>
          <table:table-cell office:value-type="string" calcext:value-type="string">
            <text:p>นายพิมพ์ทอง ธรรมชาติ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office:value-type="date" office:date-value="2019-03-20" calcext:value-type="date">
            <text:p>2019-03-20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200" calcext:value-type="float">
            <text:p>5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-09-2562</text:p>
          </table:table-cell>
          <table:table-cell office:value-type="string" calcext:value-type="string">
            <text:p>น.ส.พิม ทอง</text:p>
          </table:table-cell>
          <table:table-cell table:number-columns-repeated="12"/>
          <table:table-cell office:value-type="string" calcext:value-type="string">
            <text:p>2562/05</text:p>
          </table:table-cell>
          <table:table-cell office:value-type="date" office:date-value="2019-03-21T16:25:14" calcext:value-type="date">
            <text:p>03/21/19 04:25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-ภาคใต้ 4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สตูล</text:p>
          </table:table-cell>
          <table:table-cell office:value-type="string" calcext:value-type="string">
            <text:p>สามัญ</text:p>
          </table:table-cell>
          <table:table-cell office:value-type="float" office:value="2177989" calcext:value-type="float">
            <text:p>2177989</text:p>
          </table:table-cell>
          <table:table-cell/>
          <table:table-cell office:value-type="string" calcext:value-type="string">
            <text:p>A39</text:p>
          </table:table-cell>
          <table:table-cell office:value-type="string" calcext:value-type="string">
            <text:p>โอเชี่ยนไลฟ์ คุ้มครองตลอดชีพ 99/2</text:p>
          </table:table-cell>
          <table:table-cell office:value-type="float" office:value="3278691" calcext:value-type="float">
            <text:p>3278691</text:p>
          </table:table-cell>
          <table:table-cell office:value-type="string" calcext:value-type="string">
            <text:p>น.ส.ธัญมน จิตนาธรรม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5513" calcext:value-type="float">
            <text:p>5513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10-10" calcext:value-type="date">
            <text:p>2018-10-10</text:p>
          </table:table-cell>
          <table:table-cell office:value-type="date" office:date-value="2019-11-09" calcext:value-type="date">
            <text:p>2019-11-0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4603" calcext:value-type="float">
            <text:p>1046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9-10-2562</text:p>
          </table:table-cell>
          <table:table-cell office:value-type="string" calcext:value-type="string">
            <text:p>ด.ช. นาบิล อารอแมะ</text:p>
          </table:table-cell>
          <table:table-cell table:number-columns-repeated="12"/>
          <table:table-cell office:value-type="string" calcext:value-type="string">
            <text:p>2561/15</text:p>
          </table:table-cell>
          <table:table-cell office:value-type="date" office:date-value="2018-10-11T13:57:32" calcext:value-type="date">
            <text:p>10/11/18 01:57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-ภาคใต้ 4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สตูล</text:p>
          </table:table-cell>
          <table:table-cell office:value-type="string" calcext:value-type="string">
            <text:p>สามัญ</text:p>
          </table:table-cell>
          <table:table-cell office:value-type="float" office:value="2177991" calcext:value-type="float">
            <text:p>2177991</text:p>
          </table:table-cell>
          <table:table-cell/>
          <table:table-cell office:value-type="string" calcext:value-type="string">
            <text:p>A37</text:p>
          </table:table-cell>
          <table:table-cell office:value-type="string" calcext:value-type="string">
            <text:p>โอเชี่ยนไลฟ์ คุ้มค่าตลอดชีพ 90/20</text:p>
          </table:table-cell>
          <table:table-cell office:value-type="float" office:value="3278691" calcext:value-type="float">
            <text:p>3278691</text:p>
          </table:table-cell>
          <table:table-cell office:value-type="string" calcext:value-type="string">
            <text:p>น.ส.ธัญมน จิตนาธรรม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68964" calcext:value-type="float">
            <text:p>68964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10-10" calcext:value-type="date">
            <text:p>2018-10-10</text:p>
          </table:table-cell>
          <table:table-cell office:value-type="date" office:date-value="2019-11-09" calcext:value-type="date">
            <text:p>2019-11-09</text:p>
          </table:table-cell>
          <table:table-cell office:value-type="float" office:value="3999999" calcext:value-type="float">
            <text:p>3999999</text:p>
          </table:table-cell>
          <table:table-cell office:value-type="float" office:value="229880" calcext:value-type="float">
            <text:p>2298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9-10-2562</text:p>
          </table:table-cell>
          <table:table-cell office:value-type="string" calcext:value-type="string">
            <text:p>นาย ปพลภัทร แก้วไชยาสกุล</text:p>
          </table:table-cell>
          <table:table-cell table:number-columns-repeated="12"/>
          <table:table-cell office:value-type="string" calcext:value-type="string">
            <text:p>2561/15</text:p>
          </table:table-cell>
          <table:table-cell office:value-type="date" office:date-value="2018-10-11T13:57:32" calcext:value-type="date">
            <text:p>10/11/18 01:57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-ภาคใต้ 4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สตูล</text:p>
          </table:table-cell>
          <table:table-cell office:value-type="string" calcext:value-type="string">
            <text:p>สามัญ</text:p>
          </table:table-cell>
          <table:table-cell office:value-type="float" office:value="2177990" calcext:value-type="float">
            <text:p>2177990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string" calcext:value-type="string">
            <text:p>ไทยสมุทร คุ้มได้คืน 20/20</text:p>
          </table:table-cell>
          <table:table-cell office:value-type="float" office:value="3278691" calcext:value-type="float">
            <text:p>3278691</text:p>
          </table:table-cell>
          <table:table-cell office:value-type="string" calcext:value-type="string">
            <text:p>น.ส.ธัญมน จิตนาธรรม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10-10" calcext:value-type="date">
            <text:p>2018-10-10</text:p>
          </table:table-cell>
          <table:table-cell office:value-type="date" office:date-value="2018-12-10" calcext:value-type="date">
            <text:p>2018-12-1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958.5" calcext:value-type="float">
            <text:p>195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-11-2561</text:p>
          </table:table-cell>
          <table:table-cell office:value-type="string" calcext:value-type="string">
            <text:p>นาย เอียน มินถ่อง</text:p>
          </table:table-cell>
          <table:table-cell table:number-columns-repeated="12"/>
          <table:table-cell office:value-type="string" calcext:value-type="string">
            <text:p>2561/15</text:p>
          </table:table-cell>
          <table:table-cell office:value-type="date" office:date-value="2018-10-11T13:57:32" calcext:value-type="date">
            <text:p>10/11/18 01:57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3-ภาคอีสาน 3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สุรินทร์</text:p>
          </table:table-cell>
          <table:table-cell office:value-type="string" calcext:value-type="string">
            <text:p>สามัญ</text:p>
          </table:table-cell>
          <table:table-cell office:value-type="float" office:value="485199" calcext:value-type="float">
            <text:p>485199</text:p>
          </table:table-cell>
          <table:table-cell office:value-type="float" office:value="5219250" calcext:value-type="float">
            <text:p>521925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ไทยสมุทรสินทวี (15/8)</text:p>
          </table:table-cell>
          <table:table-cell office:value-type="float" office:value="3314775" calcext:value-type="float">
            <text:p>3314775</text:p>
          </table:table-cell>
          <table:table-cell office:value-type="string" calcext:value-type="string">
            <text:p>นางเจียมจิตร มุมทอง</text:p>
          </table:table-cell>
          <table:table-cell office:value-type="string" calcext:value-type="string">
            <text:p>ตัวแทนเก็บเงิน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มีผล</text:p>
          </table:table-cell>
          <table:table-cell office:value-type="float" office:value="67" calcext:value-type="float">
            <text:p>67</text:p>
          </table:table-cell>
          <table:table-cell office:value-type="date" office:date-value="2018-04-19" calcext:value-type="date">
            <text:p>2018-04-19</text:p>
          </table:table-cell>
          <table:table-cell office:value-type="date" office:date-value="2017-07-03" calcext:value-type="date">
            <text:p>2017-07-03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2-06-2560</text:p>
          </table:table-cell>
          <table:table-cell office:value-type="string" calcext:value-type="string">
            <text:p>นาย สุทัศน์ มีรสล้ำ</text:p>
          </table:table-cell>
          <table:table-cell office:value-type="float" office:value="3320100690621" calcext:value-type="float">
            <text:p>3320100690621</text:p>
          </table:table-cell>
          <table:table-cell office:value-type="string" calcext:value-type="string">
            <text:p>รับราชการ/นักเรียนนักศึกษา/บุคคลากรทางการแพทย์</text:p>
          </table:table-cell>
          <table:table-cell office:value-type="string" calcext:value-type="string">
            <text:p>รับราชการ(ไม่ระบุสังกัด)</text:p>
          </table:table-cell>
          <table:table-cell office:value-type="string" calcext:value-type="string">
            <text:p>163 ม.2 ท่าสว่าง</text:p>
          </table:table-cell>
          <table:table-cell office:value-type="string" calcext:value-type="string">
            <text:p>ท่าสว่าง</text:p>
          </table:table-cell>
          <table:table-cell office:value-type="string" calcext:value-type="string">
            <text:p>เมืองสุรินทร์</text:p>
          </table:table-cell>
          <table:table-cell office:value-type="string" calcext:value-type="string">
            <text:p>สุรินทร์</text:p>
          </table:table-cell>
          <table:table-cell office:value-type="float" office:value="32000" calcext:value-type="float">
            <text:p>32000</text:p>
          </table:table-cell>
          <table:table-cell table:number-columns-repeated="2"/>
          <table:table-cell office:value-type="float" office:value="823441748" calcext:value-type="float">
            <text:p>823441748</text:p>
          </table:table-cell>
          <table:table-cell/>
          <table:table-cell office:value-type="string" calcext:value-type="string">
            <text:p>2561/12</text:p>
          </table:table-cell>
          <table:table-cell office:value-type="date" office:date-value="2018-08-14T10:43:42" calcext:value-type="date">
            <text:p>08/14/18 10:43 A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-ภาคอีสาน 3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สุรินทร์</text:p>
          </table:table-cell>
          <table:table-cell office:value-type="string" calcext:value-type="string">
            <text:p>สามัญ</text:p>
          </table:table-cell>
          <table:table-cell office:value-type="float" office:value="659214" calcext:value-type="float">
            <text:p>659214</text:p>
          </table:table-cell>
          <table:table-cell office:value-type="float" office:value="5421076" calcext:value-type="float">
            <text:p>542107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ซีเนียร์ แฮปปี้</text:p>
          </table:table-cell>
          <table:table-cell office:value-type="float" office:value="3314775" calcext:value-type="float">
            <text:p>3314775</text:p>
          </table:table-cell>
          <table:table-cell office:value-type="string" calcext:value-type="string">
            <text:p>นางเจียมจิตร มุมทอง</text:p>
          </table:table-cell>
          <table:table-cell office:value-type="string" calcext:value-type="string">
            <text:p>ตัวแทนเก็บเงิน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เวนคืน</text:p>
          </table:table-cell>
          <table:table-cell office:value-type="float" office:value="76" calcext:value-type="float">
            <text:p>76</text:p>
          </table:table-cell>
          <table:table-cell office:value-type="date" office:date-value="2018-04-18" calcext:value-type="date">
            <text:p>2018-04-18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9999" calcext:value-type="float">
            <text:p>9999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-01-2561</text:p>
          </table:table-cell>
          <table:table-cell office:value-type="string" calcext:value-type="string">
            <text:p>นาง เสวย อุส่าห์ดี</text:p>
          </table:table-cell>
          <table:table-cell office:value-type="float" office:value="3320901151485" calcext:value-type="float">
            <text:p>3320901151485</text:p>
          </table:table-cell>
          <table:table-cell office:value-type="string" calcext:value-type="string">
            <text:p>เกษตรกรรม</text:p>
          </table:table-cell>
          <table:table-cell office:value-type="string" calcext:value-type="string">
            <text:p>ทำนา</text:p>
          </table:table-cell>
          <table:table-cell office:value-type="string" calcext:value-type="string">
            <text:p>121/1 ม.12</text:p>
          </table:table-cell>
          <table:table-cell office:value-type="string" calcext:value-type="string">
            <text:p>แตล</text:p>
          </table:table-cell>
          <table:table-cell office:value-type="string" calcext:value-type="string">
            <text:p>ศีขรภูมิ</text:p>
          </table:table-cell>
          <table:table-cell office:value-type="string" calcext:value-type="string">
            <text:p>สุรินทร์</text:p>
          </table:table-cell>
          <table:table-cell office:value-type="float" office:value="32110" calcext:value-type="float">
            <text:p>32110</text:p>
          </table:table-cell>
          <table:table-cell table:number-columns-repeated="2"/>
          <table:table-cell office:value-type="float" office:value="872552898" calcext:value-type="float">
            <text:p>872552898</text:p>
          </table:table-cell>
          <table:table-cell/>
          <table:table-cell office:value-type="string" calcext:value-type="string">
            <text:p>2561/12</text:p>
          </table:table-cell>
          <table:table-cell office:value-type="date" office:date-value="2018-08-14T10:43:42" calcext:value-type="date">
            <text:p>08/14/18 10:43 A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-ภาคอีสาน 3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สุรินทร์</text:p>
          </table:table-cell>
          <table:table-cell office:value-type="string" calcext:value-type="string">
            <text:p>สามัญ</text:p>
          </table:table-cell>
          <table:table-cell office:value-type="float" office:value="789549" calcext:value-type="float">
            <text:p>789549</text:p>
          </table:table-cell>
          <table:table-cell office:value-type="float" office:value="5542930" calcext:value-type="float">
            <text:p>554293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ไทยสมุทรพูนผล (15/9)</text:p>
          </table:table-cell>
          <table:table-cell office:value-type="float" office:value="5611654" calcext:value-type="float">
            <text:p>5611654</text:p>
          </table:table-cell>
          <table:table-cell office:value-type="string" calcext:value-type="string">
            <text:p>นางพิณีวรรณ์ บูรณ์เจริญ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มีผล</text:p>
          </table:table-cell>
          <table:table-cell office:value-type="float" office:value="21" calcext:value-type="float">
            <text:p>21</text:p>
          </table:table-cell>
          <table:table-cell office:value-type="date" office:date-value="2018-04-18" calcext:value-type="date">
            <text:p>2018-04-18</text:p>
          </table:table-cell>
          <table:table-cell office:value-type="date" office:date-value="2017-11-27" calcext:value-type="date">
            <text:p>2017-11-27</text:p>
          </table:table-cell>
          <table:table-cell office:value-type="float" office:value="999999" calcext:value-type="float">
            <text:p>999999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-10-2560</text:p>
          </table:table-cell>
          <table:table-cell office:value-type="string" calcext:value-type="string">
            <text:p>นาย เชน บูรณ์เจริญ</text:p>
          </table:table-cell>
          <table:table-cell office:value-type="float" office:value="2329900026407" calcext:value-type="float">
            <text:p>2329900026407</text:p>
          </table:table-cell>
          <table:table-cell office:value-type="string" calcext:value-type="string">
            <text:p>รับราชการ/นักเรียนนักศึกษา/บุคคลากรทางการแพทย์</text:p>
          </table:table-cell>
          <table:table-cell office:value-type="string" calcext:value-type="string">
            <text:p>นักศึกษา</text:p>
          </table:table-cell>
          <table:table-cell office:value-type="string" calcext:value-type="string">
            <text:p>57 ม.1</text:p>
          </table:table-cell>
          <table:table-cell office:value-type="string" calcext:value-type="string">
            <text:p>ตากูก</text:p>
          </table:table-cell>
          <table:table-cell office:value-type="string" calcext:value-type="string">
            <text:p>เขวาสินรินทร์</text:p>
          </table:table-cell>
          <table:table-cell office:value-type="string" calcext:value-type="string">
            <text:p>สุรินทร์</text:p>
          </table:table-cell>
          <table:table-cell office:value-type="float" office:value="32000" calcext:value-type="float">
            <text:p>32000</text:p>
          </table:table-cell>
          <table:table-cell table:number-columns-repeated="2"/>
          <table:table-cell office:value-type="float" office:value="862485987" calcext:value-type="float">
            <text:p>862485987</text:p>
          </table:table-cell>
          <table:table-cell/>
          <table:table-cell office:value-type="string" calcext:value-type="string">
            <text:p>2561/12</text:p>
          </table:table-cell>
          <table:table-cell office:value-type="date" office:date-value="2018-08-14T10:43:42" calcext:value-type="date">
            <text:p>08/14/18 10:43 A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3-ภาคอีสาน 3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สุรินทร์</text:p>
          </table:table-cell>
          <table:table-cell office:value-type="string" calcext:value-type="string">
            <text:p>สามัญ</text:p>
          </table:table-cell>
          <table:table-cell office:value-type="float" office:value="909623" calcext:value-type="float">
            <text:p>909623</text:p>
          </table:table-cell>
          <table:table-cell office:value-type="float" office:value="5599747" calcext:value-type="float">
            <text:p>55997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เซฟรับทรัพย์ คุ้มกระจาย</text:p>
          </table:table-cell>
          <table:table-cell office:value-type="float" office:value="3314775" calcext:value-type="float">
            <text:p>3314775</text:p>
          </table:table-cell>
          <table:table-cell office:value-type="string" calcext:value-type="string">
            <text:p>นางเจียมจิตร มุมทอง</text:p>
          </table:table-cell>
          <table:table-cell office:value-type="string" calcext:value-type="string">
            <text:p>ตัวแทนเก็บเงิน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ขาดผล</text:p>
          </table:table-cell>
          <table:table-cell office:value-type="float" office:value="58" calcext:value-type="float">
            <text:p>58</text:p>
          </table:table-cell>
          <table:table-cell office:value-type="date" office:date-value="2018-04-19" calcext:value-type="date">
            <text:p>2018-04-19</text:p>
          </table:table-cell>
          <table:table-cell office:value-type="date" office:date-value="2013-09-19" calcext:value-type="date">
            <text:p>2013-09-19</text:p>
          </table:table-cell>
          <table:table-cell office:value-type="float" office:value="999999" calcext:value-type="float">
            <text:p>999999</text:p>
          </table:table-cell>
          <table:table-cell office:value-type="float" office:value="6101" calcext:value-type="float">
            <text:p>61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-08-2556</text:p>
          </table:table-cell>
          <table:table-cell office:value-type="string" calcext:value-type="string">
            <text:p>นาง เกียรติ์ เสาะสืบงาม</text:p>
          </table:table-cell>
          <table:table-cell office:value-type="float" office:value="3320500855775" calcext:value-type="float">
            <text:p>3320500855775</text:p>
          </table:table-cell>
          <table:table-cell office:value-type="string" calcext:value-type="string">
            <text:p>เกษตรกรรม</text:p>
          </table:table-cell>
          <table:table-cell office:value-type="string" calcext:value-type="string">
            <text:p>ทำนา</text:p>
          </table:table-cell>
          <table:table-cell office:value-type="string" calcext:value-type="string">
            <text:p>54 ม.4</text:p>
          </table:table-cell>
          <table:table-cell office:value-type="string" calcext:value-type="string">
            <text:p>โชคนาสาม</text:p>
          </table:table-cell>
          <table:table-cell office:value-type="string" calcext:value-type="string">
            <text:p>ปราสาท</text:p>
          </table:table-cell>
          <table:table-cell office:value-type="string" calcext:value-type="string">
            <text:p>สุรินทร์</text:p>
          </table:table-cell>
          <table:table-cell office:value-type="float" office:value="32140" calcext:value-type="float">
            <text:p>32140</text:p>
          </table:table-cell>
          <table:table-cell table:number-columns-repeated="4"/>
          <table:table-cell office:value-type="string" calcext:value-type="string">
            <text:p>2561/12</text:p>
          </table:table-cell>
          <table:table-cell office:value-type="date" office:date-value="2018-08-14T10:43:42" calcext:value-type="date">
            <text:p>08/14/18 10:43 A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3-ภาคอีสาน 3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สุรินทร์</text:p>
          </table:table-cell>
          <table:table-cell office:value-type="string" calcext:value-type="string">
            <text:p>สามัญ</text:p>
          </table:table-cell>
          <table:table-cell office:value-type="float" office:value="1065702" calcext:value-type="float">
            <text:p>1065702</text:p>
          </table:table-cell>
          <table:table-cell office:value-type="float" office:value="5793096" calcext:value-type="float">
            <text:p>579309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ไทยสมุทรพูนผล (15/9)</text:p>
          </table:table-cell>
          <table:table-cell office:value-type="float" office:value="5611654" calcext:value-type="float">
            <text:p>5611654</text:p>
          </table:table-cell>
          <table:table-cell office:value-type="string" calcext:value-type="string">
            <text:p>นางพิณีวรรณ์ บูรณ์เจริญ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มีผล</text:p>
          </table:table-cell>
          <table:table-cell office:value-type="float" office:value="44" calcext:value-type="float">
            <text:p>44</text:p>
          </table:table-cell>
          <table:table-cell office:value-type="date" office:date-value="2018-04-18" calcext:value-type="date">
            <text:p>2018-04-18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9999" calcext:value-type="float">
            <text:p>9999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7-04-2561</text:p>
          </table:table-cell>
          <table:table-cell office:value-type="string" calcext:value-type="string">
            <text:p>น.ส. กชกร หงษ์ศรีจันทร์ วูลเลย์</text:p>
          </table:table-cell>
          <table:table-cell office:value-type="float" office:value="3320600706232" calcext:value-type="float">
            <text:p>3320600706232</text:p>
          </table:table-cell>
          <table:table-cell office:value-type="string" calcext:value-type="string">
            <text:p>รับราชการ/นักเรียนนักศึกษา/บุคคลากรทางการแพทย์</text:p>
          </table:table-cell>
          <table:table-cell office:value-type="string" calcext:value-type="string">
            <text:p>รับราชการ(ไม่ระบุสังกัด)</text:p>
          </table:table-cell>
          <table:table-cell office:value-type="string" calcext:value-type="string">
            <text:p>94 ม.4</text:p>
          </table:table-cell>
          <table:table-cell office:value-type="string" calcext:value-type="string">
            <text:p>จีกแดก</text:p>
          </table:table-cell>
          <table:table-cell office:value-type="string" calcext:value-type="string">
            <text:p>พนมดงรัก</text:p>
          </table:table-cell>
          <table:table-cell office:value-type="string" calcext:value-type="string">
            <text:p>สุรินทร์</text:p>
          </table:table-cell>
          <table:table-cell office:value-type="float" office:value="32140" calcext:value-type="float">
            <text:p>32140</text:p>
          </table:table-cell>
          <table:table-cell table:number-columns-repeated="2"/>
          <table:table-cell office:value-type="float" office:value="851409204" calcext:value-type="float">
            <text:p>851409204</text:p>
          </table:table-cell>
          <table:table-cell/>
          <table:table-cell office:value-type="string" calcext:value-type="string">
            <text:p>2561/12</text:p>
          </table:table-cell>
          <table:table-cell office:value-type="date" office:date-value="2018-08-14T10:43:42" calcext:value-type="date">
            <text:p>08/14/18 10:43 A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3-ภาคอีสาน 3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สุรินทร์</text:p>
          </table:table-cell>
          <table:table-cell office:value-type="string" calcext:value-type="string">
            <text:p>สามัญ</text:p>
          </table:table-cell>
          <table:table-cell office:value-type="float" office:value="1066068" calcext:value-type="float">
            <text:p>1066068</text:p>
          </table:table-cell>
          <table:table-cell office:value-type="float" office:value="5751409" calcext:value-type="float">
            <text:p>575140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เพิ่มทรัพย์ (20/16)</text:p>
          </table:table-cell>
          <table:table-cell office:value-type="float" office:value="5611654" calcext:value-type="float">
            <text:p>5611654</text:p>
          </table:table-cell>
          <table:table-cell office:value-type="string" calcext:value-type="string">
            <text:p>นางพิณีวรรณ์ บูรณ์เจริญ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ปิดบัญชี</text:p>
          </table:table-cell>
          <table:table-cell office:value-type="float" office:value="34" calcext:value-type="float">
            <text:p>34</text:p>
          </table:table-cell>
          <table:table-cell office:value-type="date" office:date-value="2018-04-18" calcext:value-type="date">
            <text:p>2018-04-18</text:p>
          </table:table-cell>
          <table:table-cell office:value-type="date" office:date-value="2017-01-24" calcext:value-type="date">
            <text:p>2017-01-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-12-2559</text:p>
          </table:table-cell>
          <table:table-cell office:value-type="string" calcext:value-type="string">
            <text:p>นาง ดารุณี ศรีไทย</text:p>
          </table:table-cell>
          <table:table-cell office:value-type="float" office:value="3320101097435" calcext:value-type="float">
            <text:p>3320101097435</text:p>
          </table:table-cell>
          <table:table-cell office:value-type="string" calcext:value-type="string">
            <text:p>รับราชการ/นักเรียนนักศึกษา/บุคคลากรทางการแพทย์</text:p>
          </table:table-cell>
          <table:table-cell office:value-type="string" calcext:value-type="string">
            <text:p>รับราชการ(ไม่ระบุสังกัด)</text:p>
          </table:table-cell>
          <table:table-cell office:value-type="string" calcext:value-type="string">
            <text:p>82/10 ถ.สระโบราณ</text:p>
          </table:table-cell>
          <table:table-cell office:value-type="string" calcext:value-type="string">
            <text:p>ในเมือง</text:p>
          </table:table-cell>
          <table:table-cell office:value-type="string" calcext:value-type="string">
            <text:p>เมืองสุรินทร์</text:p>
          </table:table-cell>
          <table:table-cell office:value-type="string" calcext:value-type="string">
            <text:p>สุรินทร์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44041105" calcext:value-type="float">
            <text:p>44041105</text:p>
          </table:table-cell>
          <table:table-cell office:value-type="float" office:value="874216132" calcext:value-type="float">
            <text:p>874216132</text:p>
          </table:table-cell>
          <table:table-cell/>
          <table:table-cell office:value-type="string" calcext:value-type="string">
            <text:p>2561/12</text:p>
          </table:table-cell>
          <table:table-cell office:value-type="date" office:date-value="2018-08-14T10:43:42" calcext:value-type="date">
            <text:p>08/14/18 10:43 A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3-ภาคอีสาน 3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สุรินทร์</text:p>
          </table:table-cell>
          <table:table-cell office:value-type="string" calcext:value-type="string">
            <text:p>สามัญ</text:p>
          </table:table-cell>
          <table:table-cell office:value-type="float" office:value="1104738" calcext:value-type="float">
            <text:p>1104738</text:p>
          </table:table-cell>
          <table:table-cell office:value-type="float" office:value="5840272" calcext:value-type="float">
            <text:p>584027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float" office:value="5611654" calcext:value-type="float">
            <text:p>5611654</text:p>
          </table:table-cell>
          <table:table-cell office:value-type="string" calcext:value-type="string">
            <text:p>นางพิณีวรรณ์ บูรณ์เจริญ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มีผล</text:p>
          </table:table-cell>
          <table:table-cell office:value-type="float" office:value="50" calcext:value-type="float">
            <text:p>50</text:p>
          </table:table-cell>
          <table:table-cell office:value-type="date" office:date-value="2018-04-18" calcext:value-type="date">
            <text:p>2018-04-18</text:p>
          </table:table-cell>
          <table:table-cell office:value-type="date" office:date-value="2017-11-09" calcext:value-type="date">
            <text:p>2017-11-09</text:p>
          </table:table-cell>
          <table:table-cell office:value-type="float" office:value="999999" calcext:value-type="float">
            <text:p>999999</text:p>
          </table:table-cell>
          <table:table-cell office:value-type="float" office:value="3976" calcext:value-type="float">
            <text:p>39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-10-2560</text:p>
          </table:table-cell>
          <table:table-cell office:value-type="string" calcext:value-type="string">
            <text:p>น.ส. พุฒ ภาสดา</text:p>
          </table:table-cell>
          <table:table-cell office:value-type="float" office:value="3320100257072" calcext:value-type="float">
            <text:p>3320100257072</text:p>
          </table:table-cell>
          <table:table-cell office:value-type="string" calcext:value-type="string">
            <text:p>เกษตรกรรม</text:p>
          </table:table-cell>
          <table:table-cell office:value-type="string" calcext:value-type="string">
            <text:p>ทำนา</text:p>
          </table:table-cell>
          <table:table-cell office:value-type="string" calcext:value-type="string">
            <text:p>152 ม.16</text:p>
          </table:table-cell>
          <table:table-cell office:value-type="string" calcext:value-type="string">
            <text:p>นาดี</text:p>
          </table:table-cell>
          <table:table-cell office:value-type="string" calcext:value-type="string">
            <text:p>เมืองสุรินทร์</text:p>
          </table:table-cell>
          <table:table-cell office:value-type="string" calcext:value-type="string">
            <text:p>สุรินทร์</text:p>
          </table:table-cell>
          <table:table-cell office:value-type="float" office:value="32000" calcext:value-type="float">
            <text:p>32000</text:p>
          </table:table-cell>
          <table:table-cell table:number-columns-repeated="2"/>
          <table:table-cell office:value-type="float" office:value="843843119" calcext:value-type="float">
            <text:p>843843119</text:p>
          </table:table-cell>
          <table:table-cell/>
          <table:table-cell office:value-type="string" calcext:value-type="string">
            <text:p>2561/12</text:p>
          </table:table-cell>
          <table:table-cell office:value-type="date" office:date-value="2018-08-14T10:43:42" calcext:value-type="date">
            <text:p>08/14/18 10:43 A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3-ภาคอีสาน 3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สุรินทร์</text:p>
          </table:table-cell>
          <table:table-cell office:value-type="string" calcext:value-type="string">
            <text:p>สามัญ</text:p>
          </table:table-cell>
          <table:table-cell office:value-type="float" office:value="1177946" calcext:value-type="float">
            <text:p>1177946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สบายชัวร์</text:p>
          </table:table-cell>
          <table:table-cell office:value-type="float" office:value="3314775" calcext:value-type="float">
            <text:p>3314775</text:p>
          </table:table-cell>
          <table:table-cell office:value-type="string" calcext:value-type="string">
            <text:p>นางเจียมจิตร มุมทอง</text:p>
          </table:table-cell>
          <table:table-cell office:value-type="string" calcext:value-type="string">
            <text:p>ตัวแทนเก็บเงิน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มีผล</text:p>
          </table:table-cell>
          <table:table-cell office:value-type="float" office:value="58" calcext:value-type="float">
            <text:p>58</text:p>
          </table:table-cell>
          <table:table-cell office:value-type="date" office:date-value="2018-04-19" calcext:value-type="date">
            <text:p>2018-04-19</text:p>
          </table:table-cell>
          <table:table-cell office:value-type="date" office:date-value="2018-03-29" calcext:value-type="date">
            <text:p>2018-03-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-02-2561</text:p>
          </table:table-cell>
          <table:table-cell office:value-type="string" calcext:value-type="string">
            <text:p>นาย สมทิพย์ อุตสาห์ดี</text:p>
          </table:table-cell>
          <table:table-cell office:value-type="float" office:value="3320400128774" calcext:value-type="float">
            <text:p>3320400128774</text:p>
          </table:table-cell>
          <table:table-cell office:value-type="string" calcext:value-type="string">
            <text:p>เกษตรกรรม</text:p>
          </table:table-cell>
          <table:table-cell office:value-type="string" calcext:value-type="string">
            <text:p>ทำนา</text:p>
          </table:table-cell>
          <table:table-cell office:value-type="string" calcext:value-type="string">
            <text:p>120 หมู่ที่ 12</text:p>
          </table:table-cell>
          <table:table-cell office:value-type="string" calcext:value-type="string">
            <text:p>แตล</text:p>
          </table:table-cell>
          <table:table-cell office:value-type="string" calcext:value-type="string">
            <text:p>ศีขรภูมิ</text:p>
          </table:table-cell>
          <table:table-cell office:value-type="string" calcext:value-type="string">
            <text:p>สุรินทร์</text:p>
          </table:table-cell>
          <table:table-cell office:value-type="float" office:value="32110" calcext:value-type="float">
            <text:p>32110</text:p>
          </table:table-cell>
          <table:table-cell table:number-columns-repeated="2"/>
          <table:table-cell office:value-type="float" office:value="933937658" calcext:value-type="float">
            <text:p>933937658</text:p>
          </table:table-cell>
          <table:table-cell/>
          <table:table-cell office:value-type="string" calcext:value-type="string">
            <text:p>2561/12</text:p>
          </table:table-cell>
          <table:table-cell office:value-type="date" office:date-value="2018-08-14T10:43:42" calcext:value-type="date">
            <text:p>08/14/18 10:43 A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3-ภาคอีสาน 3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สุรินทร์</text:p>
          </table:table-cell>
          <table:table-cell office:value-type="string" calcext:value-type="string">
            <text:p>สามัญ</text:p>
          </table:table-cell>
          <table:table-cell office:value-type="float" office:value="1177988" calcext:value-type="float">
            <text:p>117798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เซฟรับทรัพย์ คุ้มกระจาย</text:p>
          </table:table-cell>
          <table:table-cell office:value-type="float" office:value="5611654" calcext:value-type="float">
            <text:p>5611654</text:p>
          </table:table-cell>
          <table:table-cell office:value-type="string" calcext:value-type="string">
            <text:p>นางพิณีวรรณ์ บูรณ์เจริญ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มีผล</text:p>
          </table:table-cell>
          <table:table-cell office:value-type="float" office:value="49" calcext:value-type="float">
            <text:p>49</text:p>
          </table:table-cell>
          <table:table-cell office:value-type="date" office:date-value="2018-04-18" calcext:value-type="date">
            <text:p>2018-04-18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7-04-2561</text:p>
          </table:table-cell>
          <table:table-cell office:value-type="string" calcext:value-type="string">
            <text:p>นาง หรรษลักษณ์ แววบุตร</text:p>
          </table:table-cell>
          <table:table-cell office:value-type="float" office:value="3609700048038" calcext:value-type="float">
            <text:p>3609700048038</text:p>
          </table:table-cell>
          <table:table-cell office:value-type="string" calcext:value-type="string">
            <text:p>รับราชการ/นักเรียนนักศึกษา/บุคคลากรทางการแพทย์</text:p>
          </table:table-cell>
          <table:table-cell office:value-type="string" calcext:value-type="string">
            <text:p>ข้าราชการประจำสำนักงาน</text:p>
          </table:table-cell>
          <table:table-cell office:value-type="string" calcext:value-type="string">
            <text:p>3 หมู่ที่ 7</text:p>
          </table:table-cell>
          <table:table-cell office:value-type="string" calcext:value-type="string">
            <text:p>นาดี</text:p>
          </table:table-cell>
          <table:table-cell office:value-type="string" calcext:value-type="string">
            <text:p>เมืองสุรินทร์</text:p>
          </table:table-cell>
          <table:table-cell office:value-type="string" calcext:value-type="string">
            <text:p>สุรินทร์</text:p>
          </table:table-cell>
          <table:table-cell office:value-type="float" office:value="32000" calcext:value-type="float">
            <text:p>32000</text:p>
          </table:table-cell>
          <table:table-cell table:number-columns-repeated="4"/>
          <table:table-cell office:value-type="string" calcext:value-type="string">
            <text:p>2561/12</text:p>
          </table:table-cell>
          <table:table-cell office:value-type="date" office:date-value="2018-08-14T10:43:42" calcext:value-type="date">
            <text:p>08/14/18 10:43 A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-ภาคเหนือ 6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กำแพงเพชร</text:p>
          </table:table-cell>
          <table:table-cell office:value-type="string" calcext:value-type="string">
            <text:p>สามัญ</text:p>
          </table:table-cell>
          <table:table-cell office:value-type="float" office:value="2397621" calcext:value-type="float">
            <text:p>2397621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สบายชัวร์</text:p>
          </table:table-cell>
          <table:table-cell office:value-type="float" office:value="3212401" calcext:value-type="float">
            <text:p>3212401</text:p>
          </table:table-cell>
          <table:table-cell office:value-type="string" calcext:value-type="string">
            <text:p>นายเฉียง กระทบ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11-21" calcext:value-type="date">
            <text:p>2018-11-21</text:p>
          </table:table-cell>
          <table:table-cell office:value-type="date" office:date-value="2019-01-20" calcext:value-type="date">
            <text:p>2019-01-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9.5" calcext:value-type="float">
            <text:p>1279.5</text:p>
          </table:table-cell>
          <table:table-cell office:value-type="float" office:value="1" calcext:value-type="float">
            <text:p>1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นายปัญญา มารวย ไตรสรณุภาค</text:p>
          </table:table-cell>
          <table:table-cell table:number-columns-repeated="12"/>
          <table:table-cell office:value-type="string" calcext:value-type="string">
            <text:p>2561/17</text:p>
          </table:table-cell>
          <table:table-cell office:value-type="date" office:date-value="2018-11-21T17:32:13" calcext:value-type="date">
            <text:p>11/21/18 05:32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-ภาคเหนือ 6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กำแพงเพชร</text:p>
          </table:table-cell>
          <table:table-cell office:value-type="string" calcext:value-type="string">
            <text:p>สามัญ</text:p>
          </table:table-cell>
          <table:table-cell office:value-type="float" office:value="2397620" calcext:value-type="float">
            <text:p>2397620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ไทยสมุทร คุ้มได้เต็ม 20/20</text:p>
          </table:table-cell>
          <table:table-cell office:value-type="float" office:value="5413041" calcext:value-type="float">
            <text:p>5413041</text:p>
          </table:table-cell>
          <table:table-cell office:value-type="string" calcext:value-type="string">
            <text:p>นางกระหยะ กระแสตรง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14655" calcext:value-type="float">
            <text:p>14655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11-21" calcext:value-type="date">
            <text:p>2018-11-21</text:p>
          </table:table-cell>
          <table:table-cell office:value-type="date" office:date-value="2019-12-21" calcext:value-type="date">
            <text:p>2019-12-21</text:p>
          </table:table-cell>
          <table:table-cell office:value-type="float" office:value="500000" calcext:value-type="float">
            <text:p>500000</text:p>
          </table:table-cell>
          <table:table-cell office:value-type="float" office:value="48930" calcext:value-type="float">
            <text:p>48930</text:p>
          </table:table-cell>
          <table:table-cell office:value-type="float" office:value="12" calcext:value-type="float">
            <text:p>12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นางบุปฝา ราตรี</text:p>
          </table:table-cell>
          <table:table-cell table:number-columns-repeated="12"/>
          <table:table-cell office:value-type="string" calcext:value-type="string">
            <text:p>2561/17</text:p>
          </table:table-cell>
          <table:table-cell office:value-type="date" office:date-value="2018-11-21T17:32:13" calcext:value-type="date">
            <text:p>11/21/18 05:32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-ภาคเหนือ 6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กำแพงเพชร</text:p>
          </table:table-cell>
          <table:table-cell office:value-type="string" calcext:value-type="string">
            <text:p>สามัญ</text:p>
          </table:table-cell>
          <table:table-cell office:value-type="float" office:value="2397604" calcext:value-type="float">
            <text:p>2397604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float" office:value="5413041" calcext:value-type="float">
            <text:p>5413041</text:p>
          </table:table-cell>
          <table:table-cell office:value-type="string" calcext:value-type="string">
            <text:p>นางกระหยะ กระแสตรง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8-11-19" calcext:value-type="date">
            <text:p>2018-11-19</text:p>
          </table:table-cell>
          <table:table-cell office:value-type="date" office:date-value="2019-03-21" calcext:value-type="date">
            <text:p>2019-03-21</text:p>
          </table:table-cell>
          <table:table-cell office:value-type="float" office:value="190000" calcext:value-type="float">
            <text:p>190000</text:p>
          </table:table-cell>
          <table:table-cell office:value-type="float" office:value="5917.55" calcext:value-type="float">
            <text:p>5917.55</text:p>
          </table:table-cell>
          <table:table-cell office:value-type="float" office:value="3" calcext:value-type="float">
            <text:p>3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นางสมัย ไม่มีนามสกุล</text:p>
          </table:table-cell>
          <table:table-cell table:number-columns-repeated="12"/>
          <table:table-cell office:value-type="string" calcext:value-type="string">
            <text:p>2561/16</text:p>
          </table:table-cell>
          <table:table-cell office:value-type="date" office:date-value="2018-11-19T15:15:29" calcext:value-type="date">
            <text:p>11/19/18 03:15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-ภาคตะวันออก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ชลบุรี</text:p>
          </table:table-cell>
          <table:table-cell office:value-type="string" calcext:value-type="string">
            <text:p>สามัญ</text:p>
          </table:table-cell>
          <table:table-cell office:value-type="float" office:value="2402876" calcext:value-type="float">
            <text:p>2402876</text:p>
          </table:table-cell>
          <table:table-cell office:value-type="float" office:value="6300352" calcext:value-type="float">
            <text:p>6300352</text:p>
          </table:table-cell>
          <table:table-cell office:value-type="string" calcext:value-type="string">
            <text:p>E61</text:p>
          </table:table-cell>
          <table:table-cell office:value-type="string" calcext:value-type="string">
            <text:p>โอเชี่ยนไลฟ์ ซุปเปอร์ เฮลท์แคร์ 90/10</text:p>
          </table:table-cell>
          <table:table-cell office:value-type="float" office:value="3220423" calcext:value-type="float">
            <text:p>3220423</text:p>
          </table:table-cell>
          <table:table-cell office:value-type="string" calcext:value-type="string">
            <text:p>น.ส.ณัชธ์พรรุ้ง พุ่มพวงพล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2082" calcext:value-type="float">
            <text:p>208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0-05-02" calcext:value-type="date">
            <text:p>2020-05-02</text:p>
          </table:table-cell>
          <table:table-cell office:value-type="float" office:value="999999" calcext:value-type="float">
            <text:p>999999</text:p>
          </table:table-cell>
          <table:table-cell office:value-type="float" office:value="8329.99" calcext:value-type="float">
            <text:p>8329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-04-2563</text:p>
          </table:table-cell>
          <table:table-cell office:value-type="string" calcext:value-type="string">
            <text:p>นางเปี่ยม ไม่มีนามสกุล</text:p>
          </table:table-cell>
          <table:table-cell office:value-type="float" office:value="4648880743705" calcext:value-type="float">
            <text:p>4648880743705</text:p>
          </table:table-cell>
          <table:table-cell table:number-columns-repeated="2"/>
          <table:table-cell office:value-type="string" calcext:value-type="string">
            <text:p>123/4 - 5 หมู่ที่ 3 หมู่บ้าน/อาคาร บ้านธรรมชาติ</text:p>
          </table:table-cell>
          <table:table-cell office:value-type="string" calcext:value-type="string">
            <text:p>ไชยมงคล</text:p>
          </table:table-cell>
          <table:table-cell office:value-type="string" calcext:value-type="string">
            <text:p>เมืองนครราชสีมา</text:p>
          </table:table-cell>
          <table:table-cell office:value-type="string" calcext:value-type="string">
            <text:p>นครราชสีมา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  <table:table-cell office:value-type="float" office:value="618520034" calcext:value-type="float">
            <text:p>618520034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8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-ภาคตะวันออก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ชลบุรี</text:p>
          </table:table-cell>
          <table:table-cell office:value-type="string" calcext:value-type="string">
            <text:p>สามัญ</text:p>
          </table:table-cell>
          <table:table-cell office:value-type="float" office:value="2402877" calcext:value-type="float">
            <text:p>2402877</text:p>
          </table:table-cell>
          <table:table-cell office:value-type="float" office:value="6300354" calcext:value-type="float">
            <text:p>6300354</text:p>
          </table:table-cell>
          <table:table-cell office:value-type="string" calcext:value-type="string">
            <text:p>E61</text:p>
          </table:table-cell>
          <table:table-cell office:value-type="string" calcext:value-type="string">
            <text:p>โอเชี่ยนไลฟ์ ซุปเปอร์ เฮลท์แคร์ 90/10</text:p>
          </table:table-cell>
          <table:table-cell office:value-type="float" office:value="3000741" calcext:value-type="float">
            <text:p>3000741</text:p>
          </table:table-cell>
          <table:table-cell office:value-type="string" calcext:value-type="string">
            <text:p>นายสมควร วีระอาชากุล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5530" calcext:value-type="float">
            <text:p>553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date" office:date-value="2020-02-10" calcext:value-type="date">
            <text:p>2020-02-10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120" calcext:value-type="float">
            <text:p>22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-05-2563</text:p>
          </table:table-cell>
          <table:table-cell office:value-type="string" calcext:value-type="string">
            <text:p>นายอนุสรณ์ สุโกศล เครปส์</text:p>
          </table:table-cell>
          <table:table-cell office:value-type="float" office:value="8530756233438" calcext:value-type="float">
            <text:p>8530756233438</text:p>
          </table:table-cell>
          <table:table-cell table:number-columns-repeated="2"/>
          <table:table-cell office:value-type="string" calcext:value-type="string">
            <text:p>566 หมู่ที่ 1 หมู่บ้าน/อาคาร หมู่บ้านพฤกษาวิลล์</text:p>
          </table:table-cell>
          <table:table-cell office:value-type="string" calcext:value-type="string">
            <text:p>ช้างเผือก</text:p>
          </table:table-cell>
          <table:table-cell office:value-type="string" calcext:value-type="string">
            <text:p>เมืองเชียงใหม่</text:p>
          </table:table-cell>
          <table:table-cell office:value-type="string" calcext:value-type="string">
            <text:p>เชียงใหม่</text:p>
          </table:table-cell>
          <table:table-cell office:value-type="float" office:value="50300" calcext:value-type="float">
            <text:p>50300</text:p>
          </table:table-cell>
          <table:table-cell table:number-columns-repeated="2"/>
          <table:table-cell office:value-type="float" office:value="659970978" calcext:value-type="float">
            <text:p>659970978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8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-ภาคตะวันออก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ชลบุรี</text:p>
          </table:table-cell>
          <table:table-cell office:value-type="string" calcext:value-type="string">
            <text:p>สามัญ</text:p>
          </table:table-cell>
          <table:table-cell office:value-type="float" office:value="2402880" calcext:value-type="float">
            <text:p>2402880</text:p>
          </table:table-cell>
          <table:table-cell office:value-type="float" office:value="6300361" calcext:value-type="float">
            <text:p>6300361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โอเชี่ยนไลฟ์ ซูเปอร์ รีเทิร์น 10/5</text:p>
          </table:table-cell>
          <table:table-cell office:value-type="float" office:value="5900653" calcext:value-type="float">
            <text:p>5900653</text:p>
          </table:table-cell>
          <table:table-cell office:value-type="string" calcext:value-type="string">
            <text:p>นายประหยัด รุ่นทองผาสุก</text:p>
          </table:table-cell>
          <table:table-cell office:value-type="string" calcext:value-type="string">
            <text:p>ผู้จัดการภาคขาย</text:p>
          </table:table-cell>
          <table:table-cell office:value-type="float" office:value="330000" calcext:value-type="float">
            <text:p>3300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date" office:date-value="2020-02-29" calcext:value-type="date">
            <text:p>2020-02-29</text:p>
          </table:table-cell>
          <table:table-cell office:value-type="date" office:date-value="2021-03-30" calcext:value-type="date">
            <text:p>2021-03-30</text:p>
          </table:table-cell>
          <table:table-cell table:number-columns-repeated="2" office:value-type="float" office:value="11000000" calcext:value-type="float">
            <text:p>11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-02-2564</text:p>
          </table:table-cell>
          <table:table-cell office:value-type="string" calcext:value-type="string">
            <text:p>น.ท.ต่างชาติ คนไทย</text:p>
          </table:table-cell>
          <table:table-cell office:value-type="float" office:value="963028427224" calcext:value-type="float">
            <text:p>963028427224</text:p>
          </table:table-cell>
          <table:table-cell table:number-columns-repeated="2"/>
          <table:table-cell office:value-type="string" calcext:value-type="string">
            <text:p>111 หมู่ที่ 2 หมู่บ้าน/อาคาร หมู่บ้านการบิน</text:p>
          </table:table-cell>
          <table:table-cell/>
          <table:table-cell office:value-type="string" calcext:value-type="string">
            <text:p>สัตหีบ</text:p>
          </table:table-cell>
          <table:table-cell office:value-type="string" calcext:value-type="string">
            <text:p>ชลบุรี</text:p>
          </table:table-cell>
          <table:table-cell office:value-type="float" office:value="20180" calcext:value-type="float">
            <text:p>20180</text:p>
          </table:table-cell>
          <table:table-cell table:number-columns-repeated="2"/>
          <table:table-cell office:value-type="float" office:value="827348970" calcext:value-type="float">
            <text:p>827348970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8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-ภาคตะวันออก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ชลบุรี</text:p>
          </table:table-cell>
          <table:table-cell office:value-type="string" calcext:value-type="string">
            <text:p>สามัญ</text:p>
          </table:table-cell>
          <table:table-cell office:value-type="float" office:value="2402881" calcext:value-type="float">
            <text:p>2402881</text:p>
          </table:table-cell>
          <table:table-cell office:value-type="float" office:value="6300362" calcext:value-type="float">
            <text:p>6300362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โอเชี่ยนไลฟ์ ซูเปอร์ รีเทิร์น 10/5</text:p>
          </table:table-cell>
          <table:table-cell office:value-type="float" office:value="5900653" calcext:value-type="float">
            <text:p>5900653</text:p>
          </table:table-cell>
          <table:table-cell office:value-type="string" calcext:value-type="string">
            <text:p>นายประหยัด รุ่นทองผาสุก</text:p>
          </table:table-cell>
          <table:table-cell office:value-type="string" calcext:value-type="string">
            <text:p>ผู้จัดการภาคขาย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date" office:date-value="2020-01-20" calcext:value-type="date">
            <text:p>2020-01-20</text:p>
          </table:table-cell>
          <table:table-cell office:value-type="date" office:date-value="2021-02-19" calcext:value-type="date">
            <text:p>2021-02-19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-01-2564</text:p>
          </table:table-cell>
          <table:table-cell office:value-type="string" calcext:value-type="string">
            <text:p>พระปลัดสอนธรรม ธรรมะครู</text:p>
          </table:table-cell>
          <table:table-cell office:value-type="float" office:value="3411800559811" calcext:value-type="float">
            <text:p>3411800559811</text:p>
          </table:table-cell>
          <table:table-cell table:number-columns-repeated="2"/>
          <table:table-cell office:value-type="string" calcext:value-type="string">
            <text:p>195 หมู่ที่ 1 หมู่บ้าน/อาคาร วัดอัมพวันเจติยาราม</text:p>
          </table:table-cell>
          <table:table-cell table:number-columns-repeated="2" office:value-type="string" calcext:value-type="string">
            <text:p>อัมพวา</text:p>
          </table:table-cell>
          <table:table-cell office:value-type="string" calcext:value-type="string">
            <text:p>สมุทรสงคราม</text:p>
          </table:table-cell>
          <table:table-cell office:value-type="float" office:value="75110" calcext:value-type="float">
            <text:p>75110</text:p>
          </table:table-cell>
          <table:table-cell table:number-columns-repeated="2"/>
          <table:table-cell office:value-type="float" office:value="871387010" calcext:value-type="float">
            <text:p>871387010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8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-ภาคตะวันออก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ชลบุรี</text:p>
          </table:table-cell>
          <table:table-cell office:value-type="string" calcext:value-type="string">
            <text:p>สามัญ</text:p>
          </table:table-cell>
          <table:table-cell office:value-type="float" office:value="2402878" calcext:value-type="float">
            <text:p>2402878</text:p>
          </table:table-cell>
          <table:table-cell office:value-type="float" office:value="6300363" calcext:value-type="float">
            <text:p>6300363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โอเชี่ยนไลฟ์ ซูเปอร์ รีเทิร์น 10/5</text:p>
          </table:table-cell>
          <table:table-cell office:value-type="float" office:value="3220423" calcext:value-type="float">
            <text:p>3220423</text:p>
          </table:table-cell>
          <table:table-cell office:value-type="string" calcext:value-type="string">
            <text:p>น.ส.ณัชธ์พรรุ้ง พุ่มพวงพล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date" office:date-value="2020-03-04" calcext:value-type="date">
            <text:p>2020-03-04</text:p>
          </table:table-cell>
          <table:table-cell office:value-type="date" office:date-value="2021-04-03" calcext:value-type="date">
            <text:p>2021-04-0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3-03-2564</text:p>
          </table:table-cell>
          <table:table-cell office:value-type="string" calcext:value-type="string">
            <text:p>นางรุจิรา สุขสำราญจิตติ์</text:p>
          </table:table-cell>
          <table:table-cell office:value-type="float" office:value="4240383517584" calcext:value-type="float">
            <text:p>4240383517584</text:p>
          </table:table-cell>
          <table:table-cell table:number-columns-repeated="2"/>
          <table:table-cell office:value-type="string" calcext:value-type="string">
            <text:p>1211 หมู่บ้าน/อาคาร นิรันทร์คอนโด ซอย อุดมสุข 7 ถนน สุขุมวิท 103</text:p>
          </table:table-cell>
          <table:table-cell table:number-columns-repeated="2" office:value-type="string" calcext:value-type="string">
            <text:p>บางนา</text:p>
          </table:table-cell>
          <table:table-cell office:value-type="string" calcext:value-type="string">
            <text:p>กรุงเทพมหานคร</text:p>
          </table:table-cell>
          <table:table-cell office:value-type="float" office:value="10260" calcext:value-type="float">
            <text:p>10260</text:p>
          </table:table-cell>
          <table:table-cell table:number-columns-repeated="2"/>
          <table:table-cell office:value-type="float" office:value="651073210" calcext:value-type="float">
            <text:p>651073210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8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-ภาคตะวันออก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ชลบุรี</text:p>
          </table:table-cell>
          <table:table-cell office:value-type="string" calcext:value-type="string">
            <text:p>สามัญ</text:p>
          </table:table-cell>
          <table:table-cell office:value-type="float" office:value="2402879" calcext:value-type="float">
            <text:p>2402879</text:p>
          </table:table-cell>
          <table:table-cell office:value-type="float" office:value="6300364" calcext:value-type="float">
            <text:p>6300364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โอเชี่ยนไลฟ์ ซูเปอร์ รีเทิร์น 10/5</text:p>
          </table:table-cell>
          <table:table-cell office:value-type="float" office:value="3000741" calcext:value-type="float">
            <text:p>3000741</text:p>
          </table:table-cell>
          <table:table-cell office:value-type="string" calcext:value-type="string">
            <text:p>นายสมควร วีระอาชากุล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2499" calcext:value-type="float">
            <text:p>1249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date" office:date-value="2020-03-03" calcext:value-type="date">
            <text:p>2020-03-03</text:p>
          </table:table-cell>
          <table:table-cell office:value-type="date" office:date-value="2021-04-02" calcext:value-type="date">
            <text:p>2021-04-02</text:p>
          </table:table-cell>
          <table:table-cell table:number-columns-repeated="2" office:value-type="float" office:value="499999" calcext:value-type="float">
            <text:p>4999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2-03-2564</text:p>
          </table:table-cell>
          <table:table-cell office:value-type="string" calcext:value-type="string">
            <text:p>นายอาร์โน ฟรีกู๊ดส์</text:p>
          </table:table-cell>
          <table:table-cell office:value-type="string" calcext:value-type="string">
            <text:p>EN0097901</text:p>
          </table:table-cell>
          <table:table-cell table:number-columns-repeated="2"/>
          <table:table-cell office:value-type="string" calcext:value-type="string">
            <text:p>566 หมู่ที่ 1 หมู่บ้าน/อาคาร หมู่บ้านพฤกษาวิลล์</text:p>
          </table:table-cell>
          <table:table-cell office:value-type="string" calcext:value-type="string">
            <text:p>ช้างเผือก</text:p>
          </table:table-cell>
          <table:table-cell office:value-type="string" calcext:value-type="string">
            <text:p>เมืองเชียงใหม่</text:p>
          </table:table-cell>
          <table:table-cell office:value-type="string" calcext:value-type="string">
            <text:p>เชียงใหม่</text:p>
          </table:table-cell>
          <table:table-cell office:value-type="float" office:value="50300" calcext:value-type="float">
            <text:p>50300</text:p>
          </table:table-cell>
          <table:table-cell table:number-columns-repeated="2"/>
          <table:table-cell office:value-type="float" office:value="659582001" calcext:value-type="float">
            <text:p>659582001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8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2-ภาคตะวันออก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ชลบุรี</text:p>
          </table:table-cell>
          <table:table-cell office:value-type="string" calcext:value-type="string">
            <text:p>สามัญ</text:p>
          </table:table-cell>
          <table:table-cell office:value-type="float" office:value="2402882" calcext:value-type="float">
            <text:p>2402882</text:p>
          </table:table-cell>
          <table:table-cell office:value-type="float" office:value="6256094" calcext:value-type="float">
            <text:p>6256094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โอเชี่ยนไลฟ์ ซูเปอร์ รีเทิร์น 10/5</text:p>
          </table:table-cell>
          <table:table-cell office:value-type="float" office:value="3306818" calcext:value-type="float">
            <text:p>3306818</text:p>
          </table:table-cell>
          <table:table-cell office:value-type="string" calcext:value-type="string">
            <text:p>นางดวงพร เอนก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1-04-01" calcext:value-type="date">
            <text:p>2021-04-0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-03-2564</text:p>
          </table:table-cell>
          <table:table-cell office:value-type="string" calcext:value-type="string">
            <text:p>ด.ช.ธนา กมล</text:p>
          </table:table-cell>
          <table:table-cell office:value-type="float" office:value="1609901227910" calcext:value-type="float">
            <text:p>1609901227910</text:p>
          </table:table-cell>
          <table:table-cell table:number-columns-repeated="2"/>
          <table:table-cell office:value-type="string" calcext:value-type="string">
            <text:p>68 หมู่ที่ 7</text:p>
          </table:table-cell>
          <table:table-cell office:value-type="string" calcext:value-type="string">
            <text:p>ตลุกกลางทุ่ง</text:p>
          </table:table-cell>
          <table:table-cell office:value-type="string" calcext:value-type="string">
            <text:p>เมืองตาก</text:p>
          </table:table-cell>
          <table:table-cell office:value-type="string" calcext:value-type="string">
            <text:p>ตาก</text:p>
          </table:table-cell>
          <table:table-cell office:value-type="float" office:value="63000" calcext:value-type="float">
            <text:p>63000</text:p>
          </table:table-cell>
          <table:table-cell table:number-columns-repeated="2"/>
          <table:table-cell office:value-type="float" office:value="871983312" calcext:value-type="float">
            <text:p>871983312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8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-ภาคตะวันออก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ชลบุรี</text:p>
          </table:table-cell>
          <table:table-cell office:value-type="string" calcext:value-type="string">
            <text:p>สามัญ</text:p>
          </table:table-cell>
          <table:table-cell office:value-type="float" office:value="2402883" calcext:value-type="float">
            <text:p>2402883</text:p>
          </table:table-cell>
          <table:table-cell office:value-type="float" office:value="6256113" calcext:value-type="float">
            <text:p>6256113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โอเชี่ยนไลฟ์ ซูเปอร์ รีเทิร์น 10/5</text:p>
          </table:table-cell>
          <table:table-cell office:value-type="float" office:value="3306818" calcext:value-type="float">
            <text:p>3306818</text:p>
          </table:table-cell>
          <table:table-cell office:value-type="string" calcext:value-type="string">
            <text:p>นางดวงพร เอนก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2499" calcext:value-type="float">
            <text:p>1249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date" office:date-value="2020-03-01" calcext:value-type="date">
            <text:p>2020-03-01</text:p>
          </table:table-cell>
          <table:table-cell office:value-type="date" office:date-value="2021-03-31" calcext:value-type="date">
            <text:p>2021-03-31</text:p>
          </table:table-cell>
          <table:table-cell table:number-columns-repeated="2" office:value-type="float" office:value="499999" calcext:value-type="float">
            <text:p>4999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-02-2564</text:p>
          </table:table-cell>
          <table:table-cell office:value-type="string" calcext:value-type="string">
            <text:p>น.ส.ฝันดี มีมาก</text:p>
          </table:table-cell>
          <table:table-cell office:value-type="float" office:value="1600100586522" calcext:value-type="float">
            <text:p>1600100586522</text:p>
          </table:table-cell>
          <table:table-cell table:number-columns-repeated="2"/>
          <table:table-cell office:value-type="string" calcext:value-type="string">
            <text:p>68 หมู่ที่ 21</text:p>
          </table:table-cell>
          <table:table-cell office:value-type="string" calcext:value-type="string">
            <text:p>บางรักพัฒนา</text:p>
          </table:table-cell>
          <table:table-cell office:value-type="string" calcext:value-type="string">
            <text:p>บางบัวทอง</text:p>
          </table:table-cell>
          <table:table-cell office:value-type="string" calcext:value-type="string">
            <text:p>นนทบุรี</text:p>
          </table:table-cell>
          <table:table-cell office:value-type="float" office:value="11110" calcext:value-type="float">
            <text:p>11110</text:p>
          </table:table-cell>
          <table:table-cell table:number-columns-repeated="2"/>
          <table:table-cell office:value-type="float" office:value="986384780" calcext:value-type="float">
            <text:p>986384780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8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2-ภาคตะวันออก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ชลบุรี</text:p>
          </table:table-cell>
          <table:table-cell office:value-type="string" calcext:value-type="string">
            <text:p>สามัญ</text:p>
          </table:table-cell>
          <table:table-cell office:value-type="float" office:value="2402884" calcext:value-type="float">
            <text:p>2402884</text:p>
          </table:table-cell>
          <table:table-cell office:value-type="float" office:value="6256113" calcext:value-type="float">
            <text:p>6256113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โอเชี่ยนไลฟ์ ซูเปอร์ รีเทิร์น 10/5</text:p>
          </table:table-cell>
          <table:table-cell office:value-type="float" office:value="6050068" calcext:value-type="float">
            <text:p>6050068</text:p>
          </table:table-cell>
          <table:table-cell office:value-type="string" calcext:value-type="string">
            <text:p>นางสมจิตต์ ประสมกิจ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date" office:date-value="2020-02-29" calcext:value-type="date">
            <text:p>2020-02-29</text:p>
          </table:table-cell>
          <table:table-cell office:value-type="date" office:date-value="2021-03-30" calcext:value-type="date">
            <text:p>2021-03-30</text:p>
          </table:table-cell>
          <table:table-cell table:number-columns-repeated="2" office:value-type="float" office:value="99999" calcext:value-type="float">
            <text:p>999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-02-2564</text:p>
          </table:table-cell>
          <table:table-cell office:value-type="string" calcext:value-type="string">
            <text:p>น.ส.ฝันดี มีมาก</text:p>
          </table:table-cell>
          <table:table-cell office:value-type="float" office:value="1600100586522" calcext:value-type="float">
            <text:p>1600100586522</text:p>
          </table:table-cell>
          <table:table-cell table:number-columns-repeated="2"/>
          <table:table-cell office:value-type="string" calcext:value-type="string">
            <text:p>68 หมู่ที่ 21</text:p>
          </table:table-cell>
          <table:table-cell office:value-type="string" calcext:value-type="string">
            <text:p>บางรักพัฒนา</text:p>
          </table:table-cell>
          <table:table-cell office:value-type="string" calcext:value-type="string">
            <text:p>บางบัวทอง</text:p>
          </table:table-cell>
          <table:table-cell office:value-type="string" calcext:value-type="string">
            <text:p>นนทบุรี</text:p>
          </table:table-cell>
          <table:table-cell office:value-type="float" office:value="11110" calcext:value-type="float">
            <text:p>11110</text:p>
          </table:table-cell>
          <table:table-cell table:number-columns-repeated="2"/>
          <table:table-cell office:value-type="float" office:value="986384780" calcext:value-type="float">
            <text:p>986384780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8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-ภาคตะวันออก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ชลบุรี</text:p>
          </table:table-cell>
          <table:table-cell office:value-type="string" calcext:value-type="string">
            <text:p>สามัญ</text:p>
          </table:table-cell>
          <table:table-cell office:value-type="float" office:value="2402886" calcext:value-type="float">
            <text:p>2402886</text:p>
          </table:table-cell>
          <table:table-cell office:value-type="float" office:value="6300369" calcext:value-type="float">
            <text:p>6300369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โอเชี่ยนไลฟ์ ซูเปอร์ รีเทิร์น 10/5</text:p>
          </table:table-cell>
          <table:table-cell office:value-type="float" office:value="3000741" calcext:value-type="float">
            <text:p>3000741</text:p>
          </table:table-cell>
          <table:table-cell office:value-type="string" calcext:value-type="string">
            <text:p>นายสมควร วีระอาชากุล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89999" calcext:value-type="float">
            <text:p>8999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date" office:date-value="2020-03-05" calcext:value-type="date">
            <text:p>2020-03-05</text:p>
          </table:table-cell>
          <table:table-cell office:value-type="date" office:date-value="2021-04-04" calcext:value-type="date">
            <text:p>2021-04-04</text:p>
          </table:table-cell>
          <table:table-cell table:number-columns-repeated="2" office:value-type="float" office:value="2999999" calcext:value-type="float">
            <text:p>29999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4-03-2564</text:p>
          </table:table-cell>
          <table:table-cell office:value-type="string" calcext:value-type="string">
            <text:p>MR.JOSAFE FERNACH</text:p>
          </table:table-cell>
          <table:table-cell office:value-type="string" calcext:value-type="string">
            <text:p>PH890712</text:p>
          </table:table-cell>
          <table:table-cell table:number-columns-repeated="2"/>
          <table:table-cell office:value-type="string" calcext:value-type="string">
            <text:p>69 หมู่ที่ 11 หมู่บ้าน/อาคาร หมู่บ้านพัทยาเมืองทองวิลเลจ ถนน พัทยาเหนือ</text:p>
          </table:table-cell>
          <table:table-cell table:number-columns-repeated="2" office:value-type="string" calcext:value-type="string">
            <text:p>บางละมุง</text:p>
          </table:table-cell>
          <table:table-cell office:value-type="string" calcext:value-type="string">
            <text:p>ชลบุรี</text:p>
          </table:table-cell>
          <table:table-cell office:value-type="float" office:value="20150" calcext:value-type="float">
            <text:p>20150</text:p>
          </table:table-cell>
          <table:table-cell table:number-columns-repeated="2"/>
          <table:table-cell office:value-type="float" office:value="848520001" calcext:value-type="float">
            <text:p>848520001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8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-ภาคตะวันออก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ชลบุรี</text:p>
          </table:table-cell>
          <table:table-cell office:value-type="string" calcext:value-type="string">
            <text:p>สามัญ</text:p>
          </table:table-cell>
          <table:table-cell office:value-type="float" office:value="2402887" calcext:value-type="float">
            <text:p>2402887</text:p>
          </table:table-cell>
          <table:table-cell office:value-type="float" office:value="6256092" calcext:value-type="float">
            <text:p>6256092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โอเชี่ยนไลฟ์ ซูเปอร์ รีเทิร์น 10/5</text:p>
          </table:table-cell>
          <table:table-cell office:value-type="float" office:value="3000741" calcext:value-type="float">
            <text:p>3000741</text:p>
          </table:table-cell>
          <table:table-cell office:value-type="string" calcext:value-type="string">
            <text:p>นายสมควร วีระอาชากุล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300000" calcext:value-type="float">
            <text:p>3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date" office:date-value="2020-03-05" calcext:value-type="date">
            <text:p>2020-03-05</text:p>
          </table:table-cell>
          <table:table-cell office:value-type="date" office:date-value="2021-04-04" calcext:value-type="date">
            <text:p>2021-04-04</text:p>
          </table:table-cell>
          <table:table-cell table:number-columns-repeated="2" office:value-type="float" office:value="10000001" calcext:value-type="float">
            <text:p>10000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4-03-2564</text:p>
          </table:table-cell>
          <table:table-cell office:value-type="string" calcext:value-type="string">
            <text:p>นายสุรพูล เรืองบุญ</text:p>
          </table:table-cell>
          <table:table-cell office:value-type="float" office:value="3341601236133" calcext:value-type="float">
            <text:p>3341601236133</text:p>
          </table:table-cell>
          <table:table-cell table:number-columns-repeated="2"/>
          <table:table-cell office:value-type="string" calcext:value-type="string">
            <text:p>17 หมู่ที่ 10 หมู่บ้าน/อาคาร บ้านเครือซูด ถนน ชยางกรู</text:p>
          </table:table-cell>
          <table:table-cell office:value-type="string" calcext:value-type="string">
            <text:p>โคกกลาง</text:p>
          </table:table-cell>
          <table:table-cell office:value-type="string" calcext:value-type="string">
            <text:p>ลืออำนาจ</text:p>
          </table:table-cell>
          <table:table-cell office:value-type="string" calcext:value-type="string">
            <text:p>อำนาจเจริญ</text:p>
          </table:table-cell>
          <table:table-cell office:value-type="float" office:value="37000" calcext:value-type="float">
            <text:p>37000</text:p>
          </table:table-cell>
          <table:table-cell table:number-columns-repeated="2"/>
          <table:table-cell office:value-type="float" office:value="933210078" calcext:value-type="float">
            <text:p>933210078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8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-ภาคตะวันออก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ชลบุรี</text:p>
          </table:table-cell>
          <table:table-cell office:value-type="string" calcext:value-type="string">
            <text:p>สามัญ</text:p>
          </table:table-cell>
          <table:table-cell office:value-type="float" office:value="2402885" calcext:value-type="float">
            <text:p>2402885</text:p>
          </table:table-cell>
          <table:table-cell office:value-type="float" office:value="6256086" calcext:value-type="float">
            <text:p>6256086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โอเชี่ยนไลฟ์ ซูเปอร์ รีเทิร์น 10/5</text:p>
          </table:table-cell>
          <table:table-cell office:value-type="float" office:value="3306818" calcext:value-type="float">
            <text:p>3306818</text:p>
          </table:table-cell>
          <table:table-cell office:value-type="string" calcext:value-type="string">
            <text:p>นางดวงพร เอนก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date" office:date-value="2020-03-04" calcext:value-type="date">
            <text:p>2020-03-04</text:p>
          </table:table-cell>
          <table:table-cell office:value-type="date" office:date-value="2021-04-03" calcext:value-type="date">
            <text:p>2021-04-0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3-03-2564</text:p>
          </table:table-cell>
          <table:table-cell office:value-type="string" calcext:value-type="string">
            <text:p>นายสุพจน์ แสนยัง</text:p>
          </table:table-cell>
          <table:table-cell office:value-type="float" office:value="3440500082660" calcext:value-type="float">
            <text:p>344050008266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คลองโยง</text:p>
          </table:table-cell>
          <table:table-cell office:value-type="string" calcext:value-type="string">
            <text:p>พุทธมณฑล</text:p>
          </table:table-cell>
          <table:table-cell office:value-type="string" calcext:value-type="string">
            <text:p>นครปฐม</text:p>
          </table:table-cell>
          <table:table-cell office:value-type="float" office:value="73170" calcext:value-type="float">
            <text:p>73170</text:p>
          </table:table-cell>
          <table:table-cell table:number-columns-repeated="2"/>
          <table:table-cell office:value-type="float" office:value="987137211" calcext:value-type="float">
            <text:p>987137211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8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-ภาคตะวันออก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ชลบุรี</text:p>
          </table:table-cell>
          <table:table-cell office:value-type="string" calcext:value-type="string">
            <text:p>สามัญ</text:p>
          </table:table-cell>
          <table:table-cell office:value-type="float" office:value="2402888" calcext:value-type="float">
            <text:p>2402888</text:p>
          </table:table-cell>
          <table:table-cell office:value-type="float" office:value="6300372" calcext:value-type="float">
            <text:p>6300372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โอเชี่ยนไลฟ์ ซูเปอร์ รีเทิร์น 10/5</text:p>
          </table:table-cell>
          <table:table-cell office:value-type="float" office:value="3220423" calcext:value-type="float">
            <text:p>3220423</text:p>
          </table:table-cell>
          <table:table-cell office:value-type="string" calcext:value-type="string">
            <text:p>น.ส.ณัชธ์พรรุ้ง พุ่มพวงพล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date" office:date-value="2020-03-05" calcext:value-type="date">
            <text:p>2020-03-05</text:p>
          </table:table-cell>
          <table:table-cell office:value-type="date" office:date-value="2021-04-04" calcext:value-type="date">
            <text:p>2021-04-04</text:p>
          </table:table-cell>
          <table:table-cell table:number-columns-repeated="2"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4-03-2564</text:p>
          </table:table-cell>
          <table:table-cell office:value-type="string" calcext:value-type="string">
            <text:p>ด.ญ.ลลิตา อ่อนละมุน</text:p>
          </table:table-cell>
          <table:table-cell office:value-type="float" office:value="1631158744351" calcext:value-type="float">
            <text:p>1631158744351</text:p>
          </table:table-cell>
          <table:table-cell table:number-columns-repeated="2"/>
          <table:table-cell office:value-type="string" calcext:value-type="string">
            <text:p>79/6 หมู่บ้าน/อาคาร ดิ สเปรซ คอนโด ถนน ลาดพร้าว 104</text:p>
          </table:table-cell>
          <table:table-cell office:value-type="string" calcext:value-type="string">
            <text:p>คลองจั่น</text:p>
          </table:table-cell>
          <table:table-cell office:value-type="string" calcext:value-type="string">
            <text:p>บางกะปิ</text:p>
          </table:table-cell>
          <table:table-cell office:value-type="string" calcext:value-type="string">
            <text:p>กรุงเทพมหานคร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978085057" calcext:value-type="float">
            <text:p>978085057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8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2-ภาคตะวันออก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ชลบุรี</text:p>
          </table:table-cell>
          <table:table-cell office:value-type="string" calcext:value-type="string">
            <text:p>สามัญ</text:p>
          </table:table-cell>
          <table:table-cell office:value-type="float" office:value="2402889" calcext:value-type="float">
            <text:p>2402889</text:p>
          </table:table-cell>
          <table:table-cell office:value-type="float" office:value="6300373" calcext:value-type="float">
            <text:p>6300373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โอเชี่ยนไลฟ์ ซูเปอร์ รีเทิร์น 10/5</text:p>
          </table:table-cell>
          <table:table-cell office:value-type="float" office:value="3220423" calcext:value-type="float">
            <text:p>3220423</text:p>
          </table:table-cell>
          <table:table-cell office:value-type="string" calcext:value-type="string">
            <text:p>น.ส.ณัชธ์พรรุ้ง พุ่มพวงพล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599999" calcext:value-type="float">
            <text:p>59999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date" office:date-value="2020-03-05" calcext:value-type="date">
            <text:p>2020-03-05</text:p>
          </table:table-cell>
          <table:table-cell office:value-type="date" office:date-value="2021-04-04" calcext:value-type="date">
            <text:p>2021-04-04</text:p>
          </table:table-cell>
          <table:table-cell table:number-columns-repeated="2" office:value-type="float" office:value="19999999" calcext:value-type="float">
            <text:p>199999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4-03-2564</text:p>
          </table:table-cell>
          <table:table-cell office:value-type="string" calcext:value-type="string">
            <text:p>น.ส.อารียา อับดุลลาเย๊าะ</text:p>
          </table:table-cell>
          <table:table-cell office:value-type="float" office:value="3143584660053" calcext:value-type="float">
            <text:p>3143584660053</text:p>
          </table:table-cell>
          <table:table-cell table:number-columns-repeated="2"/>
          <table:table-cell office:value-type="string" calcext:value-type="string">
            <text:p>123/4 หมู่ที่ 5 หมู่บ้าน/อาคาร บ้านตะพ้อ</text:p>
          </table:table-cell>
          <table:table-cell office:value-type="string" calcext:value-type="string">
            <text:p>หน้าเมือง</text:p>
          </table:table-cell>
          <table:table-cell office:value-type="string" calcext:value-type="string">
            <text:p>เกาะสมุย</text:p>
          </table:table-cell>
          <table:table-cell office:value-type="string" calcext:value-type="string">
            <text:p>สุราษฎร์ธานี</text:p>
          </table:table-cell>
          <table:table-cell office:value-type="float" office:value="84140" calcext:value-type="float">
            <text:p>84140</text:p>
          </table:table-cell>
          <table:table-cell table:number-columns-repeated="2"/>
          <table:table-cell office:value-type="float" office:value="966644501" calcext:value-type="float">
            <text:p>966644501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8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หนองคาย</text:p>
          </table:table-cell>
          <table:table-cell office:value-type="string" calcext:value-type="string">
            <text:p>สามัญ</text:p>
          </table:table-cell>
          <table:table-cell office:value-type="float" office:value="2177150" calcext:value-type="float">
            <text:p>2177150</text:p>
          </table:table-cell>
          <table:table-cell office:value-type="float" office:value="6300353" calcext:value-type="float">
            <text:p>6300353</text:p>
          </table:table-cell>
          <table:table-cell office:value-type="string" calcext:value-type="string">
            <text:p>E61</text:p>
          </table:table-cell>
          <table:table-cell office:value-type="string" calcext:value-type="string">
            <text:p>โอเชี่ยนไลฟ์ ซุปเปอร์ เฮลท์แคร์ 90/10</text:p>
          </table:table-cell>
          <table:table-cell office:value-type="float" office:value="5103745" calcext:value-type="float">
            <text:p>5103745</text:p>
          </table:table-cell>
          <table:table-cell office:value-type="string" calcext:value-type="string">
            <text:p>นางประนอม คุณความดี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85137" calcext:value-type="float">
            <text:p>8513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30-04-01" calcext:value-type="date">
            <text:p>2030-04-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40550" calcext:value-type="float">
            <text:p>3405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-03-2573</text:p>
          </table:table-cell>
          <table:table-cell office:value-type="string" calcext:value-type="string">
            <text:p>นาวาอากาศเพิมพ์ลภัทร นันทนากิตติชัยกุล เนตรขำ</text:p>
          </table:table-cell>
          <table:table-cell office:value-type="float" office:value="3008857325428" calcext:value-type="float">
            <text:p>3008857325428</text:p>
          </table:table-cell>
          <table:table-cell table:number-columns-repeated="2"/>
          <table:table-cell office:value-type="string" calcext:value-type="string">
            <text:p>33/2 หมู่บ้าน/อาคาร หมู่บ้านนันทวัน ถนน บางพรม 48</text:p>
          </table:table-cell>
          <table:table-cell office:value-type="string" calcext:value-type="string">
            <text:p>บางพรม</text:p>
          </table:table-cell>
          <table:table-cell office:value-type="string" calcext:value-type="string">
            <text:p>ตลิ่งชัน</text:p>
          </table:table-cell>
          <table:table-cell office:value-type="string" calcext:value-type="string">
            <text:p>กรุงเทพมหานคร</text:p>
          </table:table-cell>
          <table:table-cell office:value-type="float" office:value="10170" calcext:value-type="float">
            <text:p>10170</text:p>
          </table:table-cell>
          <table:table-cell table:number-columns-repeated="2"/>
          <table:table-cell office:value-type="float" office:value="645598765" calcext:value-type="float">
            <text:p>645598765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9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หนองคาย</text:p>
          </table:table-cell>
          <table:table-cell office:value-type="string" calcext:value-type="string">
            <text:p>สามัญ</text:p>
          </table:table-cell>
          <table:table-cell office:value-type="float" office:value="2177148" calcext:value-type="float">
            <text:p>2177148</text:p>
          </table:table-cell>
          <table:table-cell office:value-type="float" office:value="6300355" calcext:value-type="float">
            <text:p>6300355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โอเชี่ยนไลฟ์ ซูเปอร์ รีเทิร์น 10/5</text:p>
          </table:table-cell>
          <table:table-cell office:value-type="float" office:value="4604186" calcext:value-type="float">
            <text:p>4604186</text:p>
          </table:table-cell>
          <table:table-cell office:value-type="string" calcext:value-type="string">
            <text:p>นายสุนทร ชาพิทักษ์</text:p>
          </table:table-cell>
          <table:table-cell office:value-type="string" calcext:value-type="string">
            <text:p>ตัวแทนเก็บเงิน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1-04-01" calcext:value-type="date">
            <text:p>2021-04-01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-03-2564</text:p>
          </table:table-cell>
          <table:table-cell office:value-type="string" calcext:value-type="string">
            <text:p>ด.ช.พิษณุพงษ์ พลายงามตา</text:p>
          </table:table-cell>
          <table:table-cell office:value-type="float" office:value="1332524404183" calcext:value-type="float">
            <text:p>1332524404183</text:p>
          </table:table-cell>
          <table:table-cell table:number-columns-repeated="2"/>
          <table:table-cell office:value-type="string" calcext:value-type="string">
            <text:p>56/3 หมู่บ้าน/อาคาร อินทนิล คอนโด ถนน ลาดพร้าว 101</text:p>
          </table:table-cell>
          <table:table-cell office:value-type="string" calcext:value-type="string">
            <text:p>คลองจั่น</text:p>
          </table:table-cell>
          <table:table-cell office:value-type="string" calcext:value-type="string">
            <text:p>บางกะปิ</text:p>
          </table:table-cell>
          <table:table-cell office:value-type="string" calcext:value-type="string">
            <text:p>กรุงเทพมหานคร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919630023" calcext:value-type="float">
            <text:p>919630023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9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หนองคาย</text:p>
          </table:table-cell>
          <table:table-cell office:value-type="string" calcext:value-type="string">
            <text:p>สามัญ</text:p>
          </table:table-cell>
          <table:table-cell office:value-type="float" office:value="2177149" calcext:value-type="float">
            <text:p>2177149</text:p>
          </table:table-cell>
          <table:table-cell office:value-type="float" office:value="6300356" calcext:value-type="float">
            <text:p>6300356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โอเชี่ยนไลฟ์ ซูเปอร์ รีเทิร์น 10/5</text:p>
          </table:table-cell>
          <table:table-cell office:value-type="float" office:value="4604186" calcext:value-type="float">
            <text:p>4604186</text:p>
          </table:table-cell>
          <table:table-cell office:value-type="string" calcext:value-type="string">
            <text:p>นายสุนทร ชาพิทักษ์</text:p>
          </table:table-cell>
          <table:table-cell office:value-type="string" calcext:value-type="string">
            <text:p>ตัวแทนเก็บเงิน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1-04-01" calcext:value-type="date">
            <text:p>2021-04-01</text:p>
          </table:table-cell>
          <table:table-cell table:number-columns-repeated="2" office:value-type="float" office:value="99999" calcext:value-type="float">
            <text:p>999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-03-2564</text:p>
          </table:table-cell>
          <table:table-cell office:value-type="string" calcext:value-type="string">
            <text:p>นายอำพัน </text:p>
          </table:table-cell>
          <table:table-cell office:value-type="float" office:value="7617843787633" calcext:value-type="float">
            <text:p>7617843787633</text:p>
          </table:table-cell>
          <table:table-cell table:number-columns-repeated="2"/>
          <table:table-cell office:value-type="string" calcext:value-type="string">
            <text:p>12 หมู่ที่ 3 หมู่บ้าน/อาคาร บ้านเสาเล้าน้อย</text:p>
          </table:table-cell>
          <table:table-cell table:number-columns-repeated="2" office:value-type="string" calcext:value-type="string">
            <text:p>โพนสวรรค์</text:p>
          </table:table-cell>
          <table:table-cell office:value-type="string" calcext:value-type="string">
            <text:p>นครพนม</text:p>
          </table:table-cell>
          <table:table-cell office:value-type="float" office:value="48190" calcext:value-type="float">
            <text:p>48190</text:p>
          </table:table-cell>
          <table:table-cell table:number-columns-repeated="2"/>
          <table:table-cell office:value-type="float" office:value="948521470" calcext:value-type="float">
            <text:p>948521470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9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หนองคาย</text:p>
          </table:table-cell>
          <table:table-cell office:value-type="string" calcext:value-type="string">
            <text:p>สามัญ</text:p>
          </table:table-cell>
          <table:table-cell office:value-type="float" office:value="2177151" calcext:value-type="float">
            <text:p>2177151</text:p>
          </table:table-cell>
          <table:table-cell office:value-type="float" office:value="6300357" calcext:value-type="float">
            <text:p>6300357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โอเชี่ยนไลฟ์ ซูเปอร์ รีเทิร์น 10/5</text:p>
          </table:table-cell>
          <table:table-cell office:value-type="float" office:value="5103745" calcext:value-type="float">
            <text:p>5103745</text:p>
          </table:table-cell>
          <table:table-cell office:value-type="string" calcext:value-type="string">
            <text:p>นางประนอม คุณความดี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21000" calcext:value-type="float">
            <text:p>21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1-04-01" calcext:value-type="date">
            <text:p>2021-04-01</text:p>
          </table:table-cell>
          <table:table-cell table:number-columns-repeated="2" office:value-type="float" office:value="700000" calcext:value-type="float">
            <text:p>7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-03-2564</text:p>
          </table:table-cell>
          <table:table-cell office:value-type="string" calcext:value-type="string">
            <text:p>น.ส.ฐิติมาพร กิจรุ่งโรจน์เรืองรอง เทียนทอง</text:p>
          </table:table-cell>
          <table:table-cell office:value-type="float" office:value="1265112261079" calcext:value-type="float">
            <text:p>1265112261079</text:p>
          </table:table-cell>
          <table:table-cell table:number-columns-repeated="2"/>
          <table:table-cell office:value-type="string" calcext:value-type="string">
            <text:p>162-166/55 A. หมู่บ้าน/อาคาร อินทนิล คอนโด อาคาร A ถนน ลาดพร้าว 101</text:p>
          </table:table-cell>
          <table:table-cell office:value-type="string" calcext:value-type="string">
            <text:p>คลองจั่น</text:p>
          </table:table-cell>
          <table:table-cell office:value-type="string" calcext:value-type="string">
            <text:p>บางกะปิ</text:p>
          </table:table-cell>
          <table:table-cell office:value-type="string" calcext:value-type="string">
            <text:p>กรุงเทพมหานคร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946071103" calcext:value-type="float">
            <text:p>946071103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9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หนองคาย</text:p>
          </table:table-cell>
          <table:table-cell office:value-type="string" calcext:value-type="string">
            <text:p>สามัญ</text:p>
          </table:table-cell>
          <table:table-cell office:value-type="float" office:value="2177152" calcext:value-type="float">
            <text:p>2177152</text:p>
          </table:table-cell>
          <table:table-cell office:value-type="float" office:value="6300358" calcext:value-type="float">
            <text:p>6300358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โอเชี่ยนไลฟ์ ซูเปอร์ รีเทิร์น 10/5</text:p>
          </table:table-cell>
          <table:table-cell office:value-type="float" office:value="5103745" calcext:value-type="float">
            <text:p>5103745</text:p>
          </table:table-cell>
          <table:table-cell office:value-type="string" calcext:value-type="string">
            <text:p>นางประนอม คุณความดี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1-04-01" calcext:value-type="date">
            <text:p>2021-04-0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-03-2564</text:p>
          </table:table-cell>
          <table:table-cell office:value-type="string" calcext:value-type="string">
            <text:p>น.ส.มูเท วินวิน</text:p>
          </table:table-cell>
          <table:table-cell office:value-type="float" office:value="6152428577326" calcext:value-type="float">
            <text:p>6152428577326</text:p>
          </table:table-cell>
          <table:table-cell table:number-columns-repeated="2"/>
          <table:table-cell office:value-type="string" calcext:value-type="string">
            <text:p>13 หมู่ที่ 7 หมู่บ้าน/อาคาร บ้านอิต่อง</text:p>
          </table:table-cell>
          <table:table-cell office:value-type="string" calcext:value-type="string">
            <text:p>ปิล๊อก</text:p>
          </table:table-cell>
          <table:table-cell office:value-type="string" calcext:value-type="string">
            <text:p>ทองผาภูมิ</text:p>
          </table:table-cell>
          <table:table-cell office:value-type="string" calcext:value-type="string">
            <text:p>กาญจนบุรี</text:p>
          </table:table-cell>
          <table:table-cell office:value-type="float" office:value="71180" calcext:value-type="float">
            <text:p>71180</text:p>
          </table:table-cell>
          <table:table-cell table:number-columns-repeated="2"/>
          <table:table-cell office:value-type="float" office:value="659517531" calcext:value-type="float">
            <text:p>659517531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9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หนองคาย</text:p>
          </table:table-cell>
          <table:table-cell office:value-type="string" calcext:value-type="string">
            <text:p>สามัญ</text:p>
          </table:table-cell>
          <table:table-cell office:value-type="float" office:value="2177153" calcext:value-type="float">
            <text:p>2177153</text:p>
          </table:table-cell>
          <table:table-cell office:value-type="float" office:value="6300360" calcext:value-type="float">
            <text:p>6300360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โอเชี่ยนไลฟ์ ซูเปอร์ รีเทิร์น 10/5</text:p>
          </table:table-cell>
          <table:table-cell office:value-type="float" office:value="4604186" calcext:value-type="float">
            <text:p>4604186</text:p>
          </table:table-cell>
          <table:table-cell office:value-type="string" calcext:value-type="string">
            <text:p>นายสุนทร ชาพิทักษ์</text:p>
          </table:table-cell>
          <table:table-cell office:value-type="string" calcext:value-type="string">
            <text:p>ตัวแทนเก็บเงิน</text:p>
          </table:table-cell>
          <table:table-cell office:value-type="float" office:value="270000" calcext:value-type="float">
            <text:p>270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date" office:date-value="2020-03-04" calcext:value-type="date">
            <text:p>2020-03-04</text:p>
          </table:table-cell>
          <table:table-cell office:value-type="date" office:date-value="2021-04-03" calcext:value-type="date">
            <text:p>2021-04-03</text:p>
          </table:table-cell>
          <table:table-cell table:number-columns-repeated="2" office:value-type="float" office:value="9000009" calcext:value-type="float">
            <text:p>900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3-03-2564</text:p>
          </table:table-cell>
          <table:table-cell office:value-type="string" calcext:value-type="string">
            <text:p>นายชาญณรงค์ มุสิกมาศ</text:p>
          </table:table-cell>
          <table:table-cell office:value-type="float" office:value="2704247570170" calcext:value-type="float">
            <text:p>2704247570170</text:p>
          </table:table-cell>
          <table:table-cell table:number-columns-repeated="2"/>
          <table:table-cell office:value-type="string" calcext:value-type="string">
            <text:p>15 หมู่ที่ 5 หมู่บ้าน/อาคาร หมู่บ้านหลังวัดอัมพวันเจติยารามวรวิหาร</text:p>
          </table:table-cell>
          <table:table-cell table:number-columns-repeated="2" office:value-type="string" calcext:value-type="string">
            <text:p>อัมพวา</text:p>
          </table:table-cell>
          <table:table-cell office:value-type="string" calcext:value-type="string">
            <text:p>สมุทรสงคราม</text:p>
          </table:table-cell>
          <table:table-cell office:value-type="float" office:value="75110" calcext:value-type="float">
            <text:p>75110</text:p>
          </table:table-cell>
          <table:table-cell table:number-columns-repeated="2"/>
          <table:table-cell office:value-type="float" office:value="612580097" calcext:value-type="float">
            <text:p>612580097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9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หนองคาย</text:p>
          </table:table-cell>
          <table:table-cell office:value-type="string" calcext:value-type="string">
            <text:p>สามัญ</text:p>
          </table:table-cell>
          <table:table-cell office:value-type="float" office:value="2177154" calcext:value-type="float">
            <text:p>2177154</text:p>
          </table:table-cell>
          <table:table-cell office:value-type="float" office:value="6300365" calcext:value-type="float">
            <text:p>6300365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โอเชี่ยนไลฟ์ ซูเปอร์ รีเทิร์น 10/5</text:p>
          </table:table-cell>
          <table:table-cell office:value-type="float" office:value="5103745" calcext:value-type="float">
            <text:p>5103745</text:p>
          </table:table-cell>
          <table:table-cell office:value-type="string" calcext:value-type="string">
            <text:p>นางประนอม คุณความดี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26666" calcext:value-type="float">
            <text:p>2666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date" office:date-value="2020-03-05" calcext:value-type="date">
            <text:p>2020-03-05</text:p>
          </table:table-cell>
          <table:table-cell office:value-type="date" office:date-value="2021-04-04" calcext:value-type="date">
            <text:p>2021-04-04</text:p>
          </table:table-cell>
          <table:table-cell table:number-columns-repeated="2" office:value-type="float" office:value="888888" calcext:value-type="float">
            <text:p>8888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4-03-2564</text:p>
          </table:table-cell>
          <table:table-cell office:value-type="string" calcext:value-type="string">
            <text:p>นางเพียร ไม่มีนามสกุล</text:p>
          </table:table-cell>
          <table:table-cell office:value-type="float" office:value="4666324114675" calcext:value-type="float">
            <text:p>4666324114675</text:p>
          </table:table-cell>
          <table:table-cell table:number-columns-repeated="2"/>
          <table:table-cell office:value-type="string" calcext:value-type="string">
            <text:p>98/7 หมู่ที่ 6</text:p>
          </table:table-cell>
          <table:table-cell office:value-type="string" calcext:value-type="string">
            <text:p>ศรีสุนทร</text:p>
          </table:table-cell>
          <table:table-cell office:value-type="string" calcext:value-type="string">
            <text:p>ถลาง</text:p>
          </table:table-cell>
          <table:table-cell office:value-type="string" calcext:value-type="string">
            <text:p>ภูเก็ต</text:p>
          </table:table-cell>
          <table:table-cell office:value-type="float" office:value="83110" calcext:value-type="float">
            <text:p>83110</text:p>
          </table:table-cell>
          <table:table-cell table:number-columns-repeated="2"/>
          <table:table-cell office:value-type="float" office:value="626020022" calcext:value-type="float">
            <text:p>626020022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9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หนองคาย</text:p>
          </table:table-cell>
          <table:table-cell office:value-type="string" calcext:value-type="string">
            <text:p>สามัญ</text:p>
          </table:table-cell>
          <table:table-cell office:value-type="float" office:value="2177155" calcext:value-type="float">
            <text:p>2177155</text:p>
          </table:table-cell>
          <table:table-cell office:value-type="float" office:value="6300368" calcext:value-type="float">
            <text:p>6300368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โอเชี่ยนไลฟ์ ซูเปอร์ รีเทิร์น 10/5</text:p>
          </table:table-cell>
          <table:table-cell office:value-type="float" office:value="5502153" calcext:value-type="float">
            <text:p>5502153</text:p>
          </table:table-cell>
          <table:table-cell office:value-type="string" calcext:value-type="string">
            <text:p>นางปราณี ไพรสันฑ์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20-02-26" calcext:value-type="date">
            <text:p>2020-02-26</text:p>
          </table:table-cell>
          <table:table-cell office:value-type="date" office:date-value="2021-03-28" calcext:value-type="date">
            <text:p>2021-03-28</text:p>
          </table:table-cell>
          <table:table-cell table:number-columns-repeated="2" office:value-type="float" office:value="2000000" calcext:value-type="float">
            <text:p>2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-02-2564</text:p>
          </table:table-cell>
          <table:table-cell office:value-type="string" calcext:value-type="string">
            <text:p>ด.ช.ซูปเปอร์ รีเทิน</text:p>
          </table:table-cell>
          <table:table-cell office:value-type="float" office:value="3110401246608" calcext:value-type="float">
            <text:p>3110401246608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โค้งไผ่</text:p>
          </table:table-cell>
          <table:table-cell office:value-type="string" calcext:value-type="string">
            <text:p>ขาณุวรลักษบุรี</text:p>
          </table:table-cell>
          <table:table-cell office:value-type="string" calcext:value-type="string">
            <text:p>กำแพงเพชร</text:p>
          </table:table-cell>
          <table:table-cell office:value-type="float" office:value="62140" calcext:value-type="float">
            <text:p>62140</text:p>
          </table:table-cell>
          <table:table-cell table:number-columns-repeated="2" office:value-type="float" office:value="21587777" calcext:value-type="float">
            <text:p>21587777</text:p>
          </table:table-cell>
          <table:table-cell office:value-type="float" office:value="869884688" calcext:value-type="float">
            <text:p>869884688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9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หนองคาย</text:p>
          </table:table-cell>
          <table:table-cell office:value-type="string" calcext:value-type="string">
            <text:p>สามัญ</text:p>
          </table:table-cell>
          <table:table-cell office:value-type="float" office:value="2177156" calcext:value-type="float">
            <text:p>2177156</text:p>
          </table:table-cell>
          <table:table-cell office:value-type="float" office:value="6300371" calcext:value-type="float">
            <text:p>6300371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โอเชี่ยนไลฟ์ ซูเปอร์ รีเทิร์น 10/5</text:p>
          </table:table-cell>
          <table:table-cell office:value-type="float" office:value="4604186" calcext:value-type="float">
            <text:p>4604186</text:p>
          </table:table-cell>
          <table:table-cell office:value-type="string" calcext:value-type="string">
            <text:p>นายสุนทร ชาพิทักษ์</text:p>
          </table:table-cell>
          <table:table-cell office:value-type="string" calcext:value-type="string">
            <text:p>ตัวแทนเก็บเงิน</text:p>
          </table:table-cell>
          <table:table-cell office:value-type="float" office:value="5555" calcext:value-type="float">
            <text:p>555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date" office:date-value="2020-03-06" calcext:value-type="date">
            <text:p>2020-03-06</text:p>
          </table:table-cell>
          <table:table-cell office:value-type="date" office:date-value="2021-04-05" calcext:value-type="date">
            <text:p>2021-04-05</text:p>
          </table:table-cell>
          <table:table-cell table:number-columns-repeated="2" office:value-type="float" office:value="222222" calcext:value-type="float">
            <text:p>2222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5-03-2564</text:p>
          </table:table-cell>
          <table:table-cell office:value-type="string" calcext:value-type="string">
            <text:p>นายโกเมษ นันทนากิตติชัยกุล</text:p>
          </table:table-cell>
          <table:table-cell office:value-type="float" office:value="4263581763606" calcext:value-type="float">
            <text:p>4263581763606</text:p>
          </table:table-cell>
          <table:table-cell table:number-columns-repeated="2"/>
          <table:table-cell office:value-type="string" calcext:value-type="string">
            <text:p>33/2 หมู่บ้าน/อาคาร หมู่บ้านนันทวัน ถนน บางพรม 48</text:p>
          </table:table-cell>
          <table:table-cell office:value-type="string" calcext:value-type="string">
            <text:p>บางพรม</text:p>
          </table:table-cell>
          <table:table-cell office:value-type="string" calcext:value-type="string">
            <text:p>ตลิ่งชัน</text:p>
          </table:table-cell>
          <table:table-cell office:value-type="string" calcext:value-type="string">
            <text:p>กรุงเทพมหานคร</text:p>
          </table:table-cell>
          <table:table-cell office:value-type="float" office:value="10170" calcext:value-type="float">
            <text:p>10170</text:p>
          </table:table-cell>
          <table:table-cell table:number-columns-repeated="2"/>
          <table:table-cell office:value-type="float" office:value="999631470" calcext:value-type="float">
            <text:p>999631470</text:p>
          </table:table-cell>
          <table:table-cell/>
          <table:table-cell office:value-type="string" calcext:value-type="string">
            <text:p>2563/04</text:p>
          </table:table-cell>
          <table:table-cell office:value-type="date" office:date-value="2020-03-07T23:11:29" calcext:value-type="date">
            <text:p>03/07/20 11:1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หนองคาย</text:p>
          </table:table-cell>
          <table:table-cell office:value-type="string" calcext:value-type="string">
            <text:p>สามัญ</text:p>
          </table:table-cell>
          <table:table-cell office:value-type="float" office:value="2177039" calcext:value-type="float">
            <text:p>2177039</text:p>
          </table:table-cell>
          <table:table-cell/>
          <table:table-cell office:value-type="string" calcext:value-type="string">
            <text:p>E25</text:p>
          </table:table-cell>
          <table:table-cell office:value-type="string" calcext:value-type="string">
            <text:p>โอเชี่ยนไลฟ์ ชั่วระยะเวลา 15 ปี</text:p>
          </table:table-cell>
          <table:table-cell office:value-type="float" office:value="3504705" calcext:value-type="float">
            <text:p>3504705</text:p>
          </table:table-cell>
          <table:table-cell office:value-type="string" calcext:value-type="string">
            <text:p>นางปทุมรัตน์ ราชฐาน</text:p>
          </table:table-cell>
          <table:table-cell office:value-type="string" calcext:value-type="string">
            <text:p>ผู้จัดการหน่วยอาวุโส</text:p>
          </table:table-cell>
          <table:table-cell office:value-type="float" office:value="6282" calcext:value-type="float">
            <text:p>6282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9-01-23" calcext:value-type="date">
            <text:p>2019-01-2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886" calcext:value-type="float">
            <text:p>218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-01-2563</text:p>
          </table:table-cell>
          <table:table-cell office:value-type="string" calcext:value-type="string">
            <text:p>นาย กฤษฎา รุ่งเรืองรอง</text:p>
          </table:table-cell>
          <table:table-cell table:number-columns-repeated="12"/>
          <table:table-cell office:value-type="string" calcext:value-type="string">
            <text:p>2562/02</text:p>
          </table:table-cell>
          <table:table-cell office:value-type="date" office:date-value="2019-01-23T17:14:24" calcext:value-type="date">
            <text:p>01/23/19 05:14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หนองคาย</text:p>
          </table:table-cell>
          <table:table-cell office:value-type="string" calcext:value-type="string">
            <text:p>สามัญ</text:p>
          </table:table-cell>
          <table:table-cell office:value-type="float" office:value="2177038" calcext:value-type="float">
            <text:p>2177038</text:p>
          </table:table-cell>
          <table:table-cell/>
          <table:table-cell office:value-type="string" calcext:value-type="string">
            <text:p>E24</text:p>
          </table:table-cell>
          <table:table-cell office:value-type="string" calcext:value-type="string">
            <text:p>โอเชี่ยนไลฟ์ ชั่วระยะเวลา 10 ปี</text:p>
          </table:table-cell>
          <table:table-cell office:value-type="float" office:value="4604186" calcext:value-type="float">
            <text:p>4604186</text:p>
          </table:table-cell>
          <table:table-cell office:value-type="string" calcext:value-type="string">
            <text:p>นายสุนทร ชาพิทักษ์</text:p>
          </table:table-cell>
          <table:table-cell office:value-type="string" calcext:value-type="string">
            <text:p>ตัวแทนเก็บเงิน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9-01-23" calcext:value-type="date">
            <text:p>2019-01-2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777777" calcext:value-type="float">
            <text:p>1777777</text:p>
          </table:table-cell>
          <table:table-cell office:value-type="float" office:value="22877.77" calcext:value-type="float">
            <text:p>22877.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-01-2563</text:p>
          </table:table-cell>
          <table:table-cell office:value-type="string" calcext:value-type="string">
            <text:p>นาง นิลุบล ปัญญานิรันดร์</text:p>
          </table:table-cell>
          <table:table-cell table:number-columns-repeated="12"/>
          <table:table-cell office:value-type="string" calcext:value-type="string">
            <text:p>2562/02</text:p>
          </table:table-cell>
          <table:table-cell office:value-type="date" office:date-value="2019-01-23T17:14:24" calcext:value-type="date">
            <text:p>01/23/19 05:14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หนองคาย</text:p>
          </table:table-cell>
          <table:table-cell office:value-type="string" calcext:value-type="string">
            <text:p>สามัญ</text:p>
          </table:table-cell>
          <table:table-cell office:value-type="float" office:value="2177037" calcext:value-type="float">
            <text:p>2177037</text:p>
          </table:table-cell>
          <table:table-cell/>
          <table:table-cell office:value-type="string" calcext:value-type="string">
            <text:p>E24</text:p>
          </table:table-cell>
          <table:table-cell office:value-type="string" calcext:value-type="string">
            <text:p>โอเชี่ยนไลฟ์ ชั่วระยะเวลา 10 ปี</text:p>
          </table:table-cell>
          <table:table-cell office:value-type="float" office:value="4604186" calcext:value-type="float">
            <text:p>4604186</text:p>
          </table:table-cell>
          <table:table-cell office:value-type="string" calcext:value-type="string">
            <text:p>นายสุนทร ชาพิทักษ์</text:p>
          </table:table-cell>
          <table:table-cell office:value-type="string" calcext:value-type="string">
            <text:p>ตัวแทนเก็บเงิน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มีผล</text:p>
          </table:table-cell>
          <table:table-cell/>
          <table:table-cell office:value-type="date" office:date-value="2019-01-23" calcext:value-type="date">
            <text:p>2019-01-2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888888" calcext:value-type="float">
            <text:p>1888888</text:p>
          </table:table-cell>
          <table:table-cell office:value-type="float" office:value="13208.33" calcext:value-type="float">
            <text:p>13208.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-01-2563</text:p>
          </table:table-cell>
          <table:table-cell office:value-type="string" calcext:value-type="string">
            <text:p>นาย ขวัญชัย ปัญญานิรันดร์</text:p>
          </table:table-cell>
          <table:table-cell table:number-columns-repeated="12"/>
          <table:table-cell office:value-type="string" calcext:value-type="string">
            <text:p>2562/02</text:p>
          </table:table-cell>
          <table:table-cell office:value-type="date" office:date-value="2019-01-23T17:14:24" calcext:value-type="date">
            <text:p>01/23/19 05:14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-ภาคเหนือ 6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กำแพงเพชร</text:p>
          </table:table-cell>
          <table:table-cell office:value-type="string" calcext:value-type="string">
            <text:p>สามัญ</text:p>
          </table:table-cell>
          <table:table-cell office:value-type="float" office:value="2397727" calcext:value-type="float">
            <text:p>239772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เซฟเกษียณ มีบำนาญ 90/5 (บำนาญแบบลดหย่อนภาษีได้)</text:p>
          </table:table-cell>
          <table:table-cell office:value-type="float" office:value="3212401" calcext:value-type="float">
            <text:p>3212401</text:p>
          </table:table-cell>
          <table:table-cell office:value-type="string" calcext:value-type="string">
            <text:p>นายเฉียง กระทบ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2914" calcext:value-type="float">
            <text:p>2914</text:p>
          </table:table-cell>
          <table:table-cell table:number-columns-repeated="2"/>
          <table:table-cell office:value-type="date" office:date-value="2019-02-24" calcext:value-type="date">
            <text:p>2019-02-24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640" calcext:value-type="float">
            <text:p>416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3-02-2563</text:p>
          </table:table-cell>
          <table:table-cell office:value-type="string" calcext:value-type="string">
            <text:p>พระเอสไอบุญชู ฐาวิโร บางมูลนาค</text:p>
          </table:table-cell>
          <table:table-cell table:number-columns-repeated="12"/>
          <table:table-cell office:value-type="string" calcext:value-type="string">
            <text:p>2562/04</text:p>
          </table:table-cell>
          <table:table-cell office:value-type="date" office:date-value="2019-03-01T14:41:33" calcext:value-type="date">
            <text:p>03/01/19 02:4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1-ภาคอีสาน 1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48593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4102107" calcext:value-type="float">
            <text:p>4102107</text:p>
          </table:table-cell>
          <table:table-cell office:value-type="string" calcext:value-type="string">
            <text:p>นางจินดารัตน์ คำสวัสดิ์เจริญ</text:p>
          </table:table-cell>
          <table:table-cell office:value-type="string" calcext:value-type="string">
            <text:p>ผู้จัดการหน่วยอาวุโส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มีผล</text:p>
          </table:table-cell>
          <table:table-cell office:value-type="float" office:value="2" calcext:value-type="float">
            <text:p>2</text:p>
          </table:table-cell>
          <table:table-cell office:value-type="date" office:date-value="2017-08-16" calcext:value-type="date">
            <text:p>2017-08-16</text:p>
          </table:table-cell>
          <table:table-cell office:value-type="date" office:date-value="2017-11-14" calcext:value-type="date">
            <text:p>2017-11-14</text:p>
          </table:table-cell>
          <table:table-cell office:value-type="float" office:value="138890" calcext:value-type="float">
            <text:p>13889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ด.ญ. มลรดา เนาวเพชร</text:p>
          </table:table-cell>
          <table:table-cell office:value-type="float" office:value="1417400158141" calcext:value-type="float">
            <text:p>1417400158141</text:p>
          </table:table-cell>
          <table:table-cell office:value-type="string" calcext:value-type="string">
            <text:p>รับราชการ/นักเรียนนักศึกษา/บุคคลากรทางการแพทย์</text:p>
          </table:table-cell>
          <table:table-cell office:value-type="string" calcext:value-type="string">
            <text:p>ผู้เยาว์ไม่มีอาชีพ</text:p>
          </table:table-cell>
          <table:table-cell office:value-type="string" calcext:value-type="string">
            <text:p>31 หมู่ที่ 3 หมู่บ้านนารายณ์</text:p>
          </table:table-cell>
          <table:table-cell office:value-type="string" calcext:value-type="string">
            <text:p>บ้านค้อ</text:p>
          </table:table-cell>
          <table:table-cell office:value-type="string" calcext:value-type="string">
            <text:p>บ้านผือ</text:p>
          </table:table-cell>
          <table:table-cell office:value-type="string" calcext:value-type="string">
            <text:p>อุดรธานี</text:p>
          </table:table-cell>
          <table:table-cell office:value-type="float" office:value="41160" calcext:value-type="float">
            <text:p>41160</text:p>
          </table:table-cell>
          <table:table-cell table:number-columns-repeated="2"/>
          <table:table-cell office:value-type="float" office:value="966485443" calcext:value-type="float">
            <text:p>966485443</text:p>
          </table:table-cell>
          <table:table-cell/>
          <table:table-cell office:value-type="string" calcext:value-type="string">
            <text:p>2560/12</text:p>
          </table:table-cell>
          <table:table-cell office:value-type="date" office:date-value="2018-06-08T14:31:06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3-ภาคอีสาน 3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ปักธงชัย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49278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5900424" calcext:value-type="float">
            <text:p>5900424</text:p>
          </table:table-cell>
          <table:table-cell office:value-type="string" calcext:value-type="string">
            <text:p>น.ส.ภัควลัญชญ์ แววฉิมพลี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มีผล</text:p>
          </table:table-cell>
          <table:table-cell office:value-type="float" office:value="51" calcext:value-type="float">
            <text:p>51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8-10-29" calcext:value-type="date">
            <text:p>2018-10-29</text:p>
          </table:table-cell>
          <table:table-cell office:value-type="float" office:value="99400" calcext:value-type="float">
            <text:p>99400</text:p>
          </table:table-cell>
          <table:table-cell office:value-type="float" office:value="12000" calcext:value-type="float">
            <text:p>12000</text:p>
          </table:table-cell>
          <table:table-cell office:value-type="float" office:value="12" calcext:value-type="float">
            <text:p>1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นาย วิรัตน์ สุนทรพินิจ</text:p>
          </table:table-cell>
          <table:table-cell office:value-type="float" office:value="3401800247487" calcext:value-type="float">
            <text:p>3401800247487</text:p>
          </table:table-cell>
          <table:table-cell office:value-type="string" calcext:value-type="string">
            <text:p>ข้อมูลไม่ชัดเจน</text:p>
          </table:table-cell>
          <table:table-cell office:value-type="string" calcext:value-type="string">
            <text:p>ช่างตัดผม, ช่างเสริมสวย</text:p>
          </table:table-cell>
          <table:table-cell office:value-type="string" calcext:value-type="string">
            <text:p>115 หมู่ที่ 14</text:p>
          </table:table-cell>
          <table:table-cell office:value-type="string" calcext:value-type="string">
            <text:p>ท่าเกวียน</text:p>
          </table:table-cell>
          <table:table-cell office:value-type="string" calcext:value-type="string">
            <text:p>วัฒนานคร</text:p>
          </table:table-cell>
          <table:table-cell office:value-type="string" calcext:value-type="string">
            <text:p>สระแก้ว</text:p>
          </table:table-cell>
          <table:table-cell office:value-type="float" office:value="27160" calcext:value-type="float">
            <text:p>27160</text:p>
          </table:table-cell>
          <table:table-cell table:number-columns-repeated="2"/>
          <table:table-cell office:value-type="float" office:value="940747992" calcext:value-type="float">
            <text:p>940747992</text:p>
          </table:table-cell>
          <table:table-cell/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3-ภาคอีสาน 3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ปักธงชัย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49274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6051248" calcext:value-type="float">
            <text:p>6051248</text:p>
          </table:table-cell>
          <table:table-cell office:value-type="string" calcext:value-type="string">
            <text:p>นายสืบพงษ์ ถีสูงเนิน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มีผล</text:p>
          </table:table-cell>
          <table:table-cell office:value-type="float" office:value="2" calcext:value-type="float">
            <text:p>2</text:p>
          </table:table-cell>
          <table:table-cell office:value-type="date" office:date-value="2017-08-23" calcext:value-type="date">
            <text:p>2017-08-23</text:p>
          </table:table-cell>
          <table:table-cell office:value-type="date" office:date-value="2017-11-21" calcext:value-type="date">
            <text:p>2017-11-21</text:p>
          </table:table-cell>
          <table:table-cell office:value-type="float" office:value="82650" calcext:value-type="float">
            <text:p>8265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ด.ช. ทรงกช สายพิณ</text:p>
          </table:table-cell>
          <table:table-cell office:value-type="float" office:value="1309801746390" calcext:value-type="float">
            <text:p>1309801746390</text:p>
          </table:table-cell>
          <table:table-cell office:value-type="string" calcext:value-type="string">
            <text:p>รับราชการ/นักเรียนนักศึกษา/บุคคลากรทางการแพทย์</text:p>
          </table:table-cell>
          <table:table-cell office:value-type="string" calcext:value-type="string">
            <text:p>ผู้เยาว์ไม่มีอาชีพ</text:p>
          </table:table-cell>
          <table:table-cell office:value-type="string" calcext:value-type="string">
            <text:p>9/3 <text:s/>ซอยสามัคคี 3 ถนนเทศบาล 38</text:p>
          </table:table-cell>
          <table:table-cell office:value-type="string" calcext:value-type="string">
            <text:p>หนองสาหร่าย</text:p>
          </table:table-cell>
          <table:table-cell office:value-type="string" calcext:value-type="string">
            <text:p>ปากช่อง</text:p>
          </table:table-cell>
          <table:table-cell office:value-type="string" calcext:value-type="string">
            <text:p>นครราชสีมา</text:p>
          </table:table-cell>
          <table:table-cell office:value-type="float" office:value="30130" calcext:value-type="float">
            <text:p>30130</text:p>
          </table:table-cell>
          <table:table-cell table:number-columns-repeated="2"/>
          <table:table-cell office:value-type="float" office:value="807997072" calcext:value-type="float">
            <text:p>807997072</text:p>
          </table:table-cell>
          <table:table-cell/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3-ภาคอีสาน 3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ปักธงชัย</text:p>
          </table:table-cell>
          <table:table-cell office:value-type="string" calcext:value-type="string">
            <text:p>สามัญ</text:p>
          </table:table-cell>
          <table:table-cell office:value-type="float" office:value="1403530" calcext:value-type="float">
            <text:p>1403530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float" office:value="5211981" calcext:value-type="float">
            <text:p>5211981</text:p>
          </table:table-cell>
          <table:table-cell office:value-type="string" calcext:value-type="string">
            <text:p>นางณฐิกา นิดกระโทก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มีผล</text:p>
          </table:table-cell>
          <table:table-cell office:value-type="float" office:value="65" calcext:value-type="float">
            <text:p>65</text:p>
          </table:table-cell>
          <table:table-cell office:value-type="date" office:date-value="2017-08-20" calcext:value-type="date">
            <text:p>2017-08-20</text:p>
          </table:table-cell>
          <table:table-cell office:value-type="date" office:date-value="2018-09-19" calcext:value-type="date">
            <text:p>2018-09-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50" calcext:value-type="float">
            <text:p>94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-08-2561</text:p>
          </table:table-cell>
          <table:table-cell office:value-type="string" calcext:value-type="string">
            <text:p>นาย ขุนคง บัวตะคุ</text:p>
          </table:table-cell>
          <table:table-cell office:value-type="float" office:value="3301400669792" calcext:value-type="float">
            <text:p>3301400669792</text:p>
          </table:table-cell>
          <table:table-cell office:value-type="string" calcext:value-type="string">
            <text:p>เกษตรกรรม</text:p>
          </table:table-cell>
          <table:table-cell office:value-type="string" calcext:value-type="string">
            <text:p>เกษตรกรรม(ไม่ระบุ)</text:p>
          </table:table-cell>
          <table:table-cell office:value-type="string" calcext:value-type="string">
            <text:p>8 หนองตราด หมู่ที่ 12</text:p>
          </table:table-cell>
          <table:table-cell office:value-type="string" calcext:value-type="string">
            <text:p>ตะคุ</text:p>
          </table:table-cell>
          <table:table-cell office:value-type="string" calcext:value-type="string">
            <text:p>ปักธงชัย</text:p>
          </table:table-cell>
          <table:table-cell office:value-type="string" calcext:value-type="string">
            <text:p>นครราชสีมา</text:p>
          </table:table-cell>
          <table:table-cell office:value-type="float" office:value="30150" calcext:value-type="float">
            <text:p>30150</text:p>
          </table:table-cell>
          <table:table-cell table:number-columns-repeated="4"/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03-ภาคอีสาน 3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ปักธงชัย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87924</text:p>
          </table:table-cell>
          <table:table-cell/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3808609" calcext:value-type="float">
            <text:p>3808609</text:p>
          </table:table-cell>
          <table:table-cell office:value-type="string" calcext:value-type="string">
            <text:p>นายนาวี วงศ์วรธรรม</text:p>
          </table:table-cell>
          <table:table-cell office:value-type="string" calcext:value-type="string">
            <text:p>ผู้จัดการหน่วยอาวุโส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22-08-31" calcext:value-type="date">
            <text:p>2022-08-3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office:value-type="string" calcext:value-type="string">
            <text:p>นาย ธนภัทร ศรีเมือง</text:p>
          </table:table-cell>
          <table:table-cell office:value-type="float" office:value="5320300015486" calcext:value-type="float">
            <text:p>5320300015486</text:p>
          </table:table-cell>
          <table:table-cell office:value-type="string" calcext:value-type="string">
            <text:p>อื่นๆ</text:p>
          </table:table-cell>
          <table:table-cell office:value-type="string" calcext:value-type="string">
            <text:p>ไม่ระบุรหัสอาชีพ</text:p>
          </table:table-cell>
          <table:table-cell office:value-type="string" calcext:value-type="string">
            <text:p>50 หมู่ที่ 9</text:p>
          </table:table-cell>
          <table:table-cell office:value-type="string" calcext:value-type="string">
            <text:p>ลำสมพุง</text:p>
          </table:table-cell>
          <table:table-cell office:value-type="string" calcext:value-type="string">
            <text:p>มวกเหล็ก</text:p>
          </table:table-cell>
          <table:table-cell office:value-type="string" calcext:value-type="string">
            <text:p>สระบุรี</text:p>
          </table:table-cell>
          <table:table-cell office:value-type="float" office:value="30130" calcext:value-type="float">
            <text:p>30130</text:p>
          </table:table-cell>
          <table:table-cell table:number-columns-repeated="2"/>
          <table:table-cell office:value-type="float" office:value="860944458" calcext:value-type="float">
            <text:p>860944458</text:p>
          </table:table-cell>
          <table:table-cell/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3-ภาคอีสาน 3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ปักธงชัย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49273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5601756" calcext:value-type="float">
            <text:p>5601756</text:p>
          </table:table-cell>
          <table:table-cell office:value-type="string" calcext:value-type="string">
            <text:p>นางธิราพร หม่อมกระโทก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มีผล</text:p>
          </table:table-cell>
          <table:table-cell office:value-type="float" office:value="46" calcext:value-type="float">
            <text:p>46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8-08-19" calcext:value-type="date">
            <text:p>2018-08-19</text:p>
          </table:table-cell>
          <table:table-cell office:value-type="float" office:value="72400" calcext:value-type="float">
            <text:p>724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น.ส. สมศรี ธานี</text:p>
          </table:table-cell>
          <table:table-cell office:value-type="float" office:value="3660600673986" calcext:value-type="float">
            <text:p>3660600673986</text:p>
          </table:table-cell>
          <table:table-cell office:value-type="string" calcext:value-type="string">
            <text:p>ธุรกิจส่วนตัว/ค้าขาย</text:p>
          </table:table-cell>
          <table:table-cell office:value-type="string" calcext:value-type="string">
            <text:p>ค้าขายเครื่องอุปโภค</text:p>
          </table:table-cell>
          <table:table-cell office:value-type="string" calcext:value-type="string">
            <text:p>88 หมู่ที่ 4</text:p>
          </table:table-cell>
          <table:table-cell table:number-columns-repeated="2" office:value-type="string" calcext:value-type="string">
            <text:p>โชคชัย</text:p>
          </table:table-cell>
          <table:table-cell office:value-type="string" calcext:value-type="string">
            <text:p>นครราชสีมา</text:p>
          </table:table-cell>
          <table:table-cell office:value-type="float" office:value="30190" calcext:value-type="float">
            <text:p>30190</text:p>
          </table:table-cell>
          <table:table-cell table:number-columns-repeated="2"/>
          <table:table-cell office:value-type="float" office:value="815498406" calcext:value-type="float">
            <text:p>815498406</text:p>
          </table:table-cell>
          <table:table-cell/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3-ภาคอีสาน 3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ปักธงชัย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01263169</text:p>
          </table:table-cell>
          <table:table-cell office:value-type="float" office:value="801111" calcext:value-type="float">
            <text:p>801111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3709636" calcext:value-type="float">
            <text:p>3709636</text:p>
          </table:table-cell>
          <table:table-cell office:value-type="string" calcext:value-type="string">
            <text:p>นางชนันภรณ์ อุ่นกระโทก</text:p>
          </table:table-cell>
          <table:table-cell office:value-type="string" calcext:value-type="string">
            <text:p>ผู้จัดการหน่วยอาวุโส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date" office:date-value="2017-08-27" calcext:value-type="date">
            <text:p>2017-08-27</text:p>
          </table:table-cell>
          <table:table-cell office:value-type="date" office:date-value="2018-08-27" calcext:value-type="date">
            <text:p>2018-08-2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77" calcext:value-type="float">
            <text:p>1777</text:p>
          </table:table-cell>
          <table:table-cell table:number-columns-repeated="2"/>
          <table:table-cell office:value-type="string" calcext:value-type="string">
            <text:p>ด.ช. คมกริช นุ่มครบุรี</text:p>
          </table:table-cell>
          <table:table-cell office:value-type="float" office:value="1300201250590" calcext:value-type="float">
            <text:p>1300201250590</text:p>
          </table:table-cell>
          <table:table-cell office:value-type="string" calcext:value-type="string">
            <text:p>อื่นๆ</text:p>
          </table:table-cell>
          <table:table-cell office:value-type="string" calcext:value-type="string">
            <text:p>ไม่ระบุรหัสอาชีพ</text:p>
          </table:table-cell>
          <table:table-cell office:value-type="string" calcext:value-type="string">
            <text:p>197 ม.3</text:p>
          </table:table-cell>
          <table:table-cell office:value-type="string" calcext:value-type="string">
            <text:p>จระเข้หิน</text:p>
          </table:table-cell>
          <table:table-cell office:value-type="string" calcext:value-type="string">
            <text:p>ครบุรี</text:p>
          </table:table-cell>
          <table:table-cell office:value-type="string" calcext:value-type="string">
            <text:p>นครราชสีมา</text:p>
          </table:table-cell>
          <table:table-cell office:value-type="float" office:value="30250" calcext:value-type="float">
            <text:p>30250</text:p>
          </table:table-cell>
          <table:table-cell table:number-columns-repeated="2"/>
          <table:table-cell office:value-type="float" office:value="883501156" calcext:value-type="float">
            <text:p>883501156</text:p>
          </table:table-cell>
          <table:table-cell office:value-type="float" office:value="987623392" calcext:value-type="float">
            <text:p>987623392</text:p>
          </table:table-cell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3-ภาคอีสาน 3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ปักธงชัย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87917</text:p>
          </table:table-cell>
          <table:table-cell/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5951095" calcext:value-type="float">
            <text:p>5951095</text:p>
          </table:table-cell>
          <table:table-cell office:value-type="string" calcext:value-type="string">
            <text:p>นายชนะเกียรติ ชัยพรมราช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77" calcext:value-type="float">
            <text:p>1777</text:p>
          </table:table-cell>
          <table:table-cell table:number-columns-repeated="2"/>
          <table:table-cell office:value-type="string" calcext:value-type="string">
            <text:p>นาย ชลิต แสนสระน้อย</text:p>
          </table:table-cell>
          <table:table-cell office:value-type="float" office:value="3301400466441" calcext:value-type="float">
            <text:p>3301400466441</text:p>
          </table:table-cell>
          <table:table-cell office:value-type="string" calcext:value-type="string">
            <text:p>อื่นๆ</text:p>
          </table:table-cell>
          <table:table-cell office:value-type="string" calcext:value-type="string">
            <text:p>ไม่ระบุรหัสอาชีพ</text:p>
          </table:table-cell>
          <table:table-cell office:value-type="string" calcext:value-type="string">
            <text:p>160 หมู่ที่ 1</text:p>
          </table:table-cell>
          <table:table-cell office:value-type="string" calcext:value-type="string">
            <text:p>หนองบัว</text:p>
          </table:table-cell>
          <table:table-cell office:value-type="string" calcext:value-type="string">
            <text:p>บ้านค่าย</text:p>
          </table:table-cell>
          <table:table-cell office:value-type="string" calcext:value-type="string">
            <text:p>ระยอง</text:p>
          </table:table-cell>
          <table:table-cell office:value-type="float" office:value="21120" calcext:value-type="float">
            <text:p>21120</text:p>
          </table:table-cell>
          <table:table-cell table:number-columns-repeated="2"/>
          <table:table-cell office:value-type="float" office:value="861096159" calcext:value-type="float">
            <text:p>861096159</text:p>
          </table:table-cell>
          <table:table-cell/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3-ภาคอีสาน 3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ปักธงชัย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49274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5211981" calcext:value-type="float">
            <text:p>5211981</text:p>
          </table:table-cell>
          <table:table-cell office:value-type="string" calcext:value-type="string">
            <text:p>นางณฐิกา นิดกระโทก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6660" calcext:value-type="float">
            <text:p>6660</text:p>
          </table:table-cell>
          <table:table-cell office:value-type="string" calcext:value-type="string">
            <text:p>มีผล</text:p>
          </table:table-cell>
          <table:table-cell office:value-type="float" office:value="43" calcext:value-type="float">
            <text:p>43</text:p>
          </table:table-cell>
          <table:table-cell office:value-type="date" office:date-value="2017-08-24" calcext:value-type="date">
            <text:p>2017-08-24</text:p>
          </table:table-cell>
          <table:table-cell office:value-type="date" office:date-value="2018-10-22" calcext:value-type="date">
            <text:p>2018-10-22</text:p>
          </table:table-cell>
          <table:table-cell office:value-type="float" office:value="169570" calcext:value-type="float">
            <text:p>169570</text:p>
          </table:table-cell>
          <table:table-cell office:value-type="float" office:value="18000" calcext:value-type="float">
            <text:p>18000</text:p>
          </table:table-cell>
          <table:table-cell office:value-type="float" office:value="12" calcext:value-type="float">
            <text:p>1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นาย ศลาฆิน บัวสันเทียะ</text:p>
          </table:table-cell>
          <table:table-cell office:value-type="float" office:value="3300900544513" calcext:value-type="float">
            <text:p>3300900544513</text:p>
          </table:table-cell>
          <table:table-cell office:value-type="string" calcext:value-type="string">
            <text:p>เกษตรกรรม</text:p>
          </table:table-cell>
          <table:table-cell office:value-type="string" calcext:value-type="string">
            <text:p>เกษตรกรรม : ไม่มีระบุชัดเจน</text:p>
          </table:table-cell>
          <table:table-cell office:value-type="string" calcext:value-type="string">
            <text:p>71 หมู่ที่ 8 หมู่บ้านหนองขาม</text:p>
          </table:table-cell>
          <table:table-cell office:value-type="string" calcext:value-type="string">
            <text:p>มิตรภาพ</text:p>
          </table:table-cell>
          <table:table-cell office:value-type="string" calcext:value-type="string">
            <text:p>สีคิ้ว</text:p>
          </table:table-cell>
          <table:table-cell office:value-type="string" calcext:value-type="string">
            <text:p>นครราชสีมา</text:p>
          </table:table-cell>
          <table:table-cell office:value-type="float" office:value="30140" calcext:value-type="float">
            <text:p>30140</text:p>
          </table:table-cell>
          <table:table-cell table:number-columns-repeated="2"/>
          <table:table-cell office:value-type="float" office:value="923473806" calcext:value-type="float">
            <text:p>923473806</text:p>
          </table:table-cell>
          <table:table-cell/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3-ภาคอีสาน 3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ปักธงชัย</text:p>
          </table:table-cell>
          <table:table-cell office:value-type="string" calcext:value-type="string">
            <text:p>ปช.</text:p>
          </table:table-cell>
          <table:table-cell office:value-type="string" calcext:value-type="string">
            <text:p>J749276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คุ้มทวี (20/15)</text:p>
          </table:table-cell>
          <table:table-cell office:value-type="float" office:value="4902641" calcext:value-type="float">
            <text:p>4902641</text:p>
          </table:table-cell>
          <table:table-cell office:value-type="string" calcext:value-type="string">
            <text:p>น.ส.สังวาลย์ ลามสระน้อย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มีผล</text:p>
          </table:table-cell>
          <table:table-cell office:value-type="float" office:value="58" calcext:value-type="float">
            <text:p>58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17-11-27" calcext:value-type="date">
            <text:p>2017-11-27</text:p>
          </table:table-cell>
          <table:table-cell office:value-type="float" office:value="68220" calcext:value-type="float">
            <text:p>6822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นาง แสงดาว ชูจันอัด</text:p>
          </table:table-cell>
          <table:table-cell office:value-type="float" office:value="3301400815187" calcext:value-type="float">
            <text:p>3301400815187</text:p>
          </table:table-cell>
          <table:table-cell office:value-type="string" calcext:value-type="string">
            <text:p>เกษตรกรรม</text:p>
          </table:table-cell>
          <table:table-cell office:value-type="string" calcext:value-type="string">
            <text:p>เกษตรกรรม : ไม่มีระบุชัดเจน</text:p>
          </table:table-cell>
          <table:table-cell office:value-type="string" calcext:value-type="string">
            <text:p>113 หมู่ที่ 1</text:p>
          </table:table-cell>
          <table:table-cell office:value-type="string" calcext:value-type="string">
            <text:p>สะแกราช</text:p>
          </table:table-cell>
          <table:table-cell office:value-type="string" calcext:value-type="string">
            <text:p>ปักธงชัย</text:p>
          </table:table-cell>
          <table:table-cell office:value-type="string" calcext:value-type="string">
            <text:p>นครราชสีมา</text:p>
          </table:table-cell>
          <table:table-cell office:value-type="float" office:value="30150" calcext:value-type="float">
            <text:p>30150</text:p>
          </table:table-cell>
          <table:table-cell table:number-columns-repeated="2"/>
          <table:table-cell office:value-type="float" office:value="880489172" calcext:value-type="float">
            <text:p>880489172</text:p>
          </table:table-cell>
          <table:table-cell/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3-ภาคอีสาน 3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ปักธงชัย</text:p>
          </table:table-cell>
          <table:table-cell office:value-type="string" calcext:value-type="string">
            <text:p>สามัญ</text:p>
          </table:table-cell>
          <table:table-cell office:value-type="float" office:value="1403535" calcext:value-type="float">
            <text:p>140353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สบายชัวร์</text:p>
          </table:table-cell>
          <table:table-cell office:value-type="float" office:value="6051248" calcext:value-type="float">
            <text:p>6051248</text:p>
          </table:table-cell>
          <table:table-cell office:value-type="string" calcext:value-type="string">
            <text:p>นายสืบพงษ์ ถีสูงเนิน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มีผล</text:p>
          </table:table-cell>
          <table:table-cell office:value-type="float" office:value="27" calcext:value-type="float">
            <text:p>27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17-10-22" calcext:value-type="date">
            <text:p>2017-10-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-09-2560</text:p>
          </table:table-cell>
          <table:table-cell office:value-type="string" calcext:value-type="string">
            <text:p>น.ส. นุชริน ถีสูงเนิน</text:p>
          </table:table-cell>
          <table:table-cell office:value-type="float" office:value="1160100295417" calcext:value-type="float">
            <text:p>1160100295417</text:p>
          </table:table-cell>
          <table:table-cell office:value-type="string" calcext:value-type="string">
            <text:p>พนักงานเอกชน/รัฐวิสาหกิจ</text:p>
          </table:table-cell>
          <table:table-cell office:value-type="string" calcext:value-type="string">
            <text:p>นายหน้า, ตัวแทนขาย</text:p>
          </table:table-cell>
          <table:table-cell office:value-type="string" calcext:value-type="string">
            <text:p>67/1 น้อยทุ่งสว่าง ซ.2 เทศบาล43 ถ.เทศบาล43</text:p>
          </table:table-cell>
          <table:table-cell office:value-type="string" calcext:value-type="string">
            <text:p>หนองสาหร่าย</text:p>
          </table:table-cell>
          <table:table-cell office:value-type="string" calcext:value-type="string">
            <text:p>ปากช่อง</text:p>
          </table:table-cell>
          <table:table-cell office:value-type="string" calcext:value-type="string">
            <text:p>นครราชสีมา</text:p>
          </table:table-cell>
          <table:table-cell office:value-type="float" office:value="30130" calcext:value-type="float">
            <text:p>30130</text:p>
          </table:table-cell>
          <table:table-cell table:number-columns-repeated="4"/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3-ภาคอีสาน 3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ปักธงชัย</text:p>
          </table:table-cell>
          <table:table-cell office:value-type="string" calcext:value-type="string">
            <text:p>สามัญ</text:p>
          </table:table-cell>
          <table:table-cell office:value-type="float" office:value="1403550" calcext:value-type="float">
            <text:p>140355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ไทยสมุทรพูนผล (15/9)</text:p>
          </table:table-cell>
          <table:table-cell office:value-type="float" office:value="3600726" calcext:value-type="float">
            <text:p>3600726</text:p>
          </table:table-cell>
          <table:table-cell office:value-type="string" calcext:value-type="string">
            <text:p>นายวิทยา โคตรมา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มีผล</text:p>
          </table:table-cell>
          <table:table-cell office:value-type="float" office:value="56" calcext:value-type="float">
            <text:p>56</text:p>
          </table:table-cell>
          <table:table-cell office:value-type="date" office:date-value="2017-08-25" calcext:value-type="date">
            <text:p>2017-08-25</text:p>
          </table:table-cell>
          <table:table-cell office:value-type="date" office:date-value="2018-03-27" calcext:value-type="date">
            <text:p>2018-03-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91" calcext:value-type="float">
            <text:p>125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-02-2561</text:p>
          </table:table-cell>
          <table:table-cell office:value-type="string" calcext:value-type="string">
            <text:p>นาย กฤตชัย ตรีพงศ์ไพบูลย์</text:p>
          </table:table-cell>
          <table:table-cell office:value-type="float" office:value="3300700016131" calcext:value-type="float">
            <text:p>3300700016131</text:p>
          </table:table-cell>
          <table:table-cell office:value-type="string" calcext:value-type="string">
            <text:p>ธุรกิจส่วนตัว/ค้าขาย</text:p>
          </table:table-cell>
          <table:table-cell office:value-type="string" calcext:value-type="string">
            <text:p>ธุรกิจส่วนตัว</text:p>
          </table:table-cell>
          <table:table-cell office:value-type="string" calcext:value-type="string">
            <text:p>298 หมู่ที่ 1</text:p>
          </table:table-cell>
          <table:table-cell office:value-type="string" calcext:value-type="string">
            <text:p>แหลมทอง</text:p>
          </table:table-cell>
          <table:table-cell office:value-type="string" calcext:value-type="string">
            <text:p>หนองบุญมาก</text:p>
          </table:table-cell>
          <table:table-cell office:value-type="string" calcext:value-type="string">
            <text:p>นครราชสีมา</text:p>
          </table:table-cell>
          <table:table-cell office:value-type="float" office:value="30410" calcext:value-type="float">
            <text:p>30410</text:p>
          </table:table-cell>
          <table:table-cell table:number-columns-repeated="4"/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3-ภาคอีสาน 3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ปักธงชัย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02944</text:p>
          </table:table-cell>
          <table:table-cell office:value-type="float" office:value="488212" calcext:value-type="float">
            <text:p>488212</text:p>
          </table:table-cell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5001479" calcext:value-type="float">
            <text:p>5001479</text:p>
          </table:table-cell>
          <table:table-cell office:value-type="string" calcext:value-type="string">
            <text:p>นางสุรีวัลย์ ฉัตรพรมราช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date" office:date-value="2017-08-28" calcext:value-type="date">
            <text:p>2017-08-28</text:p>
          </table:table-cell>
          <table:table-cell office:value-type="date" office:date-value="2020-08-28" calcext:value-type="date">
            <text:p>2020-08-28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office:value-type="string" calcext:value-type="string">
            <text:p>นาง วันเพ็ญ พัฒนสุขศรี</text:p>
          </table:table-cell>
          <table:table-cell office:value-type="float" office:value="3300700010094" calcext:value-type="float">
            <text:p>3300700010094</text:p>
          </table:table-cell>
          <table:table-cell office:value-type="string" calcext:value-type="string">
            <text:p>อื่นๆ</text:p>
          </table:table-cell>
          <table:table-cell office:value-type="string" calcext:value-type="string">
            <text:p>ไม่ระบุรหัสอาชีพ</text:p>
          </table:table-cell>
          <table:table-cell office:value-type="string" calcext:value-type="string">
            <text:p>98 หมู่ที่ 5</text:p>
          </table:table-cell>
          <table:table-cell office:value-type="string" calcext:value-type="string">
            <text:p>พลับพลา</text:p>
          </table:table-cell>
          <table:table-cell office:value-type="string" calcext:value-type="string">
            <text:p>โชคชัย</text:p>
          </table:table-cell>
          <table:table-cell office:value-type="string" calcext:value-type="string">
            <text:p>นครราชสีมา</text:p>
          </table:table-cell>
          <table:table-cell office:value-type="float" office:value="30190" calcext:value-type="float">
            <text:p>30190</text:p>
          </table:table-cell>
          <table:table-cell table:number-columns-repeated="2"/>
          <table:table-cell office:value-type="float" office:value="892811413" calcext:value-type="float">
            <text:p>892811413</text:p>
          </table:table-cell>
          <table:table-cell/>
          <table:table-cell office:value-type="string" calcext:value-type="string">
            <text:p>2560/12</text:p>
          </table:table-cell>
          <table:table-cell office:value-type="date" office:date-value="2018-06-08T14:31:07" calcext:value-type="date">
            <text:p>06/08/18 02:31 P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-ภาค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01279573</text:p>
          </table:table-cell>
          <table:table-cell office:value-type="float" office:value="460186" calcext:value-type="float">
            <text:p>460186</text:p>
          </table:table-cell>
          <table:table-cell office:value-type="string" calcext:value-type="string">
            <text:p>PA020</text:p>
          </table:table-cell>
          <table:table-cell office:value-type="string" calcext:value-type="string">
            <text:p>ไทยสมุทรคุ้มค่า 1</text:p>
          </table:table-cell>
          <table:table-cell office:value-type="float" office:value="4201974" calcext:value-type="float">
            <text:p>4201974</text:p>
          </table:table-cell>
          <table:table-cell office:value-type="string" calcext:value-type="string">
            <text:p>น.ส.จิตภาณี อภิวัฒน์อมร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date" office:date-value="2017-03-19" calcext:value-type="date">
            <text:p>2017-03-19</text:p>
          </table:table-cell>
          <table:table-cell office:value-type="date" office:date-value="2018-03-19" calcext:value-type="date">
            <text:p>2018-03-19</text:p>
          </table:table-cell>
          <table:table-cell office:value-type="float" office:value="300000" calcext:value-type="float">
            <text:p>300000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string" calcext:value-type="string">
            <text:p>นาย สมบูรณ์ อภิวัฒน์อมร</text:p>
          </table:table-cell>
          <table:table-cell office:value-type="float" office:value="3101202450486" calcext:value-type="float">
            <text:p>3101202450486</text:p>
          </table:table-cell>
          <table:table-cell office:value-type="string" calcext:value-type="string">
            <text:p>อื่นๆ</text:p>
          </table:table-cell>
          <table:table-cell office:value-type="string" calcext:value-type="string">
            <text:p>ไม่ระบุรหัสอาชีพ</text:p>
          </table:table-cell>
          <table:table-cell office:value-type="string" calcext:value-type="string">
            <text:p>1/1 ซอยรามคำแหง 145 ถนนรามคำแหง</text:p>
          </table:table-cell>
          <table:table-cell table:number-columns-repeated="2" office:value-type="string" calcext:value-type="string">
            <text:p>สะพานสูง</text:p>
          </table:table-cell>
          <table:table-cell office:value-type="string" calcext:value-type="string">
            <text:p>กรุงเทพมหานคร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868441600" calcext:value-type="float">
            <text:p>868441600</text:p>
          </table:table-cell>
          <table:table-cell/>
          <table:table-cell office:value-type="string" calcext:value-type="string">
            <text:p>2560/05</text:p>
          </table:table-cell>
          <table:table-cell office:value-type="date" office:date-value="2018-06-08T10:02:24" calcext:value-type="date">
            <text:p>06/08/18 10:02 A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-ภาค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string" calcext:value-type="string">
            <text:p>สามัญ</text:p>
          </table:table-cell>
          <table:table-cell office:value-type="float" office:value="1194878" calcext:value-type="float">
            <text:p>1194878</text:p>
          </table:table-cell>
          <table:table-cell office:value-type="float" office:value="5903852" calcext:value-type="float">
            <text:p>590385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สบายชัวร์</text:p>
          </table:table-cell>
          <table:table-cell office:value-type="float" office:value="3314178" calcext:value-type="float">
            <text:p>3314178</text:p>
          </table:table-cell>
          <table:table-cell office:value-type="string" calcext:value-type="string">
            <text:p>นางนุชนารถ <text:s/>มงคลทิพย์</text:p>
          </table:table-cell>
          <table:table-cell office:value-type="string" calcext:value-type="string">
            <text:p>หัวหน้าหน่ว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มีผล</text:p>
          </table:table-cell>
          <table:table-cell office:value-type="float" office:value="48" calcext:value-type="float">
            <text:p>48</text:p>
          </table:table-cell>
          <table:table-cell office:value-type="date" office:date-value="2017-04-01" calcext:value-type="date">
            <text:p>2017-04-01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300000" calcext:value-type="float">
            <text:p>3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9-05-2561</text:p>
          </table:table-cell>
          <table:table-cell office:value-type="string" calcext:value-type="string">
            <text:p>น.ส. ยศสยา ดินไธสง</text:p>
          </table:table-cell>
          <table:table-cell office:value-type="float" office:value="3440800672063" calcext:value-type="float">
            <text:p>3440800672063</text:p>
          </table:table-cell>
          <table:table-cell office:value-type="string" calcext:value-type="string">
            <text:p>อื่นๆ</text:p>
          </table:table-cell>
          <table:table-cell office:value-type="string" calcext:value-type="string">
            <text:p>งานธุรการ งานในสำนักงานทั่วไป</text:p>
          </table:table-cell>
          <table:table-cell office:value-type="string" calcext:value-type="string">
            <text:p>3/436 หมู่บ้านอยู่เจริญ ซ.เทิดราชัน 43 แยก 12 ถ.เทิดราชัน</text:p>
          </table:table-cell>
          <table:table-cell office:value-type="string" calcext:value-type="string">
            <text:p>สีกัน</text:p>
          </table:table-cell>
          <table:table-cell office:value-type="string" calcext:value-type="string">
            <text:p>ดอนเมือง</text:p>
          </table:table-cell>
          <table:table-cell office:value-type="string" calcext:value-type="string">
            <text:p>กรุงเทพมหานคร</text:p>
          </table:table-cell>
          <table:table-cell office:value-type="float" office:value="10210" calcext:value-type="float">
            <text:p>10210</text:p>
          </table:table-cell>
          <table:table-cell table:number-columns-repeated="4"/>
          <table:table-cell office:value-type="string" calcext:value-type="string">
            <text:p>2560/05</text:p>
          </table:table-cell>
          <table:table-cell office:value-type="date" office:date-value="2018-06-08T10:02:25" calcext:value-type="date">
            <text:p>06/08/18 10:02 A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-ภาค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57149</text:p>
          </table:table-cell>
          <table:table-cell/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4300155" calcext:value-type="float">
            <text:p>4300155</text:p>
          </table:table-cell>
          <table:table-cell office:value-type="string" calcext:value-type="string">
            <text:p>นางพรทิพา ไม้คู่ถาวร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date" office:date-value="2017-03-24" calcext:value-type="date">
            <text:p>2017-03-24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300000" calcext:value-type="float">
            <text:p>300000</text:p>
          </table:table-cell>
          <table:table-cell office:value-type="float" office:value="2682" calcext:value-type="float">
            <text:p>2682</text:p>
          </table:table-cell>
          <table:table-cell table:number-columns-repeated="2"/>
          <table:table-cell office:value-type="string" calcext:value-type="string">
            <text:p>นาย สามารถ เสริฐขุนทด</text:p>
          </table:table-cell>
          <table:table-cell office:value-type="float" office:value="3360100487817" calcext:value-type="float">
            <text:p>3360100487817</text:p>
          </table:table-cell>
          <table:table-cell office:value-type="string" calcext:value-type="string">
            <text:p>อื่นๆ</text:p>
          </table:table-cell>
          <table:table-cell office:value-type="string" calcext:value-type="string">
            <text:p>ไม่ระบุรหัสอาชีพ</text:p>
          </table:table-cell>
          <table:table-cell office:value-type="string" calcext:value-type="string">
            <text:p>70/1 ซอย พหลโยธิน 8ถนน พหลโยธิน</text:p>
          </table:table-cell>
          <table:table-cell office:value-type="string" calcext:value-type="string">
            <text:p>สามเสนใน</text:p>
          </table:table-cell>
          <table:table-cell office:value-type="string" calcext:value-type="string">
            <text:p>พญาไท</text:p>
          </table:table-cell>
          <table:table-cell office:value-type="string" calcext:value-type="string">
            <text:p>กรุงเทพมหานคร</text:p>
          </table:table-cell>
          <table:table-cell office:value-type="float" office:value="10400" calcext:value-type="float">
            <text:p>10400</text:p>
          </table:table-cell>
          <table:table-cell table:number-columns-repeated="2" office:value-type="float" office:value="14414027" calcext:value-type="float">
            <text:p>14414027</text:p>
          </table:table-cell>
          <table:table-cell office:value-type="float" office:value="945458149" calcext:value-type="float">
            <text:p>945458149</text:p>
          </table:table-cell>
          <table:table-cell/>
          <table:table-cell office:value-type="string" calcext:value-type="string">
            <text:p>2560/05</text:p>
          </table:table-cell>
          <table:table-cell office:value-type="date" office:date-value="2018-06-08T10:02:25" calcext:value-type="date">
            <text:p>06/08/18 10:02 A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-ภาค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11271</text:p>
          </table:table-cell>
          <table:table-cell office:value-type="float" office:value="641361" calcext:value-type="float">
            <text:p>641361</text:p>
          </table:table-cell>
          <table:table-cell office:value-type="string" calcext:value-type="string">
            <text:p>PA020</text:p>
          </table:table-cell>
          <table:table-cell office:value-type="string" calcext:value-type="string">
            <text:p>ไทยสมุทรคุ้มค่า 1</text:p>
          </table:table-cell>
          <table:table-cell office:value-type="float" office:value="3100506" calcext:value-type="float">
            <text:p>3100506</text:p>
          </table:table-cell>
          <table:table-cell office:value-type="string" calcext:value-type="string">
            <text:p>น.อ.สุรินทร์ อาจกิจ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500000" calcext:value-type="float">
            <text:p>500000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office:value-type="string" calcext:value-type="string">
            <text:p>นาย นิกรณ์ เอี่ยมรอด</text:p>
          </table:table-cell>
          <table:table-cell office:value-type="float" office:value="3101400037143" calcext:value-type="float">
            <text:p>3101400037143</text:p>
          </table:table-cell>
          <table:table-cell office:value-type="string" calcext:value-type="string">
            <text:p>อื่นๆ</text:p>
          </table:table-cell>
          <table:table-cell office:value-type="string" calcext:value-type="string">
            <text:p>ไม่ระบุรหัสอาชีพ</text:p>
          </table:table-cell>
          <table:table-cell office:value-type="string" calcext:value-type="string">
            <text:p>366/48 หมู่ 2 บ้านเอื้ออาทร 1 ตึก 61 ถ.ตลิ่งชัน</text:p>
          </table:table-cell>
          <table:table-cell table:number-columns-repeated="2" office:value-type="string" calcext:value-type="string">
            <text:p>บางบัวทอง</text:p>
          </table:table-cell>
          <table:table-cell office:value-type="string" calcext:value-type="string">
            <text:p>นนทบุรี</text:p>
          </table:table-cell>
          <table:table-cell office:value-type="float" office:value="11110" calcext:value-type="float">
            <text:p>11110</text:p>
          </table:table-cell>
          <table:table-cell table:number-columns-repeated="2"/>
          <table:table-cell office:value-type="float" office:value="890278675" calcext:value-type="float">
            <text:p>890278675</text:p>
          </table:table-cell>
          <table:table-cell/>
          <table:table-cell office:value-type="string" calcext:value-type="string">
            <text:p>2560/05</text:p>
          </table:table-cell>
          <table:table-cell office:value-type="date" office:date-value="2018-06-08T10:02:25" calcext:value-type="date">
            <text:p>06/08/18 10:02 A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-ภาค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10457152</text:p>
          </table:table-cell>
          <table:table-cell/>
          <table:table-cell office:value-type="string" calcext:value-type="string">
            <text:p>PA017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 office:value-type="float" office:value="4300155" calcext:value-type="float">
            <text:p>4300155</text:p>
          </table:table-cell>
          <table:table-cell office:value-type="string" calcext:value-type="string">
            <text:p>นางพรทิพา ไม้คู่ถาวร</text:p>
          </table:table-cell>
          <table:table-cell office:value-type="string" calcext:value-type="string">
            <text:p>ผู้จัดการหน่วย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date" office:date-value="2017-03-30" calcext:value-type="date">
            <text:p>2017-03-30</text:p>
          </table:table-cell>
          <table:table-cell office:value-type="date" office:date-value="2022-03-30" calcext:value-type="date">
            <text:p>2022-03-3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office:value-type="string" calcext:value-type="string">
            <text:p>นาย นวภัทร โพธิ์พ่วง</text:p>
          </table:table-cell>
          <table:table-cell office:value-type="float" office:value="1760100070665" calcext:value-type="float">
            <text:p>1760100070665</text:p>
          </table:table-cell>
          <table:table-cell office:value-type="string" calcext:value-type="string">
            <text:p>อื่นๆ</text:p>
          </table:table-cell>
          <table:table-cell office:value-type="string" calcext:value-type="string">
            <text:p>ไม่ระบุรหัสอาชีพ</text:p>
          </table:table-cell>
          <table:table-cell office:value-type="string" calcext:value-type="string">
            <text:p>198 หมู่ที่ 7</text:p>
          </table:table-cell>
          <table:table-cell office:value-type="string" calcext:value-type="string">
            <text:p>หนองปลาหมอ</text:p>
          </table:table-cell>
          <table:table-cell office:value-type="string" calcext:value-type="string">
            <text:p>หนองแค</text:p>
          </table:table-cell>
          <table:table-cell office:value-type="string" calcext:value-type="string">
            <text:p>สระบุรี</text:p>
          </table:table-cell>
          <table:table-cell office:value-type="float" office:value="18140" calcext:value-type="float">
            <text:p>18140</text:p>
          </table:table-cell>
          <table:table-cell table:number-columns-repeated="2"/>
          <table:table-cell office:value-type="float" office:value="829709594" calcext:value-type="float">
            <text:p>829709594</text:p>
          </table:table-cell>
          <table:table-cell/>
          <table:table-cell office:value-type="string" calcext:value-type="string">
            <text:p>2560/05</text:p>
          </table:table-cell>
          <table:table-cell office:value-type="date" office:date-value="2018-06-08T10:02:25" calcext:value-type="date">
            <text:p>06/08/18 10:02 AM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9T16:37:17.324000000</meta:creation-date>
    <dc:date>2020-03-09T16:39:11.157000000</dc:date>
    <meta:editing-duration>PT1M54S</meta:editing-duration>
    <meta:editing-cycles>1</meta:editing-cycles>
    <meta:document-statistic meta:table-count="1" meta:cell-count="5366" meta:object-count="0"/>
    <meta:generator>LibreOffice/6.3.4.2$Windows_X86_64 LibreOffice_project/60da17e045e08f1793c57c00ba83cdfce946d0aa</meta:generator>
  </office:meta>
</office:document-meta>
</file>